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dvent Pro Medium" svg:font-family="'Advent Pro Medium'"/>
    <style:font-face style:name="Advent Pro SemiBold" svg:font-family="'Advent Pro SemiBold'"/>
    <style:font-face style:name="Arial2" svg:font-family="Arial"/>
    <style:font-face style:name="Maven Pro1" svg:font-family="'Maven Pro'"/>
    <style:font-face style:name="Maven Pro Regular" svg:font-family="'Maven Pro Regular'"/>
    <style:font-face style:name="Share Tech" svg:font-family="'Share Tech'"/>
    <style:font-face style:name="Arial1" svg:font-family="Arial" style:font-pitch="variable"/>
    <style:font-face style:name="Liberation Sans" svg:font-family="'Liberation Sans'" style:font-pitch="variable"/>
    <style:font-face style:name="Lohit Devanagari" svg:font-family="'Lohit Devanagari'" style:font-pitch="variable"/>
    <style:font-face style:name="Maven Pro" svg:font-family="'Maven Pro'" style:font-pitch="variable"/>
    <style:font-face style:name="Noto Sans CJK SC" svg:font-family="'Noto Sans CJK SC'"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e898ac"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solid" svg:stroke-width="0.004cm" svg:stroke-color="#e898ac"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08cm" svg:stroke-color="#00cfcc"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ff9973"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ffd6e1" draw:textarea-vertical-align="middle" draw:auto-grow-height="false" draw:fit-to-size="false" style:shrink-to-fit="false" fo:min-height="2.164cm" fo:min-width="0cm" fo:padding-top="0.254cm" fo:padding-bottom="0.254cm" fo:padding-left="0.254cm" fo:padding-right="0.254cm" fo:wrap-option="wrap"/>
    </style:style>
    <style:style style:name="gr6" style:family="graphic" style:parent-style-name="standard">
      <style:graphic-properties draw:stroke="solid" svg:stroke-width="0.011cm" svg:stroke-color="#ff9973"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ffd6e1" draw:textarea-vertical-align="middle" draw:auto-grow-height="false" draw:fit-to-size="false" style:shrink-to-fit="false" fo:min-height="4.683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00cfcc" draw:textarea-vertical-align="middle" draw:auto-grow-height="false" draw:fit-to-size="false" style:shrink-to-fit="false" fo:min-height="0.102cm" fo:min-width="0.102cm" fo:padding-top="0.254cm" fo:padding-bottom="0.254cm" fo:padding-left="0.254cm" fo:padding-right="0.254cm" fo:wrap-option="wrap"/>
    </style:style>
    <style:style style:name="gr9" style:family="graphic" style:parent-style-name="standard">
      <style:graphic-properties draw:stroke="none" svg:stroke-width="0cm" draw:fill="solid" draw:fill-color="#00cfcc"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none" svg:stroke-width="0cm" draw:fill="solid" draw:fill-color="#ffd6e1" draw:textarea-vertical-align="middle" draw:auto-grow-height="false" draw:fit-to-size="false" style:shrink-to-fit="false" fo:min-height="4.986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ffd6e1" draw:textarea-vertical-align="middle" draw:auto-grow-height="false" draw:fit-to-size="false" style:shrink-to-fit="false" fo:min-height="7.207cm" fo:min-width="0cm" fo:padding-top="0.254cm" fo:padding-bottom="0.254cm" fo:padding-left="0.254cm" fo:padding-right="0.254cm" fo:wrap-option="wrap"/>
    </style:style>
    <style:style style:name="gr12" style:family="graphic" style:parent-style-name="standard">
      <style:graphic-properties draw:stroke="none" svg:stroke-width="0cm" draw:fill="solid" draw:fill-color="#ffd6e1" draw:textarea-vertical-align="middle" draw:auto-grow-height="false" draw:fit-to-size="false" style:shrink-to-fit="false" fo:min-height="4.664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00cfcc" draw:textarea-vertical-align="middle" draw:auto-grow-height="false" draw:fit-to-size="false" style:shrink-to-fit="false" fo:min-height="0.101cm" fo:min-width="0.102cm" fo:padding-top="0.254cm" fo:padding-bottom="0.254cm" fo:padding-left="0.254cm" fo:padding-right="0.254cm" fo:wrap-option="wrap"/>
    </style:style>
    <style:style style:name="gr14" style:family="graphic" style:parent-style-name="standard">
      <style:graphic-properties draw:stroke="none" svg:stroke-width="0cm" draw:fill="solid" draw:fill-color="#ffd6e1" draw:textarea-vertical-align="middle" draw:auto-grow-height="false" draw:fit-to-size="false" style:shrink-to-fit="false" fo:min-height="4.985cm" fo:min-width="0cm" fo:padding-top="0.254cm" fo:padding-bottom="0.254cm" fo:padding-left="0.254cm" fo:padding-right="0.254cm" fo:wrap-option="wrap"/>
    </style:style>
    <style:style style:name="gr15" style:family="graphic" style:parent-style-name="standard">
      <style:graphic-properties draw:stroke="none" svg:stroke-width="0cm" draw:fill="solid" draw:fill-color="#00cfcc" draw:textarea-vertical-align="middle" draw:auto-grow-height="false" draw:fit-to-size="false" style:shrink-to-fit="false" fo:min-height="0.165cm" fo:min-width="0.102cm" fo:padding-top="0.254cm" fo:padding-bottom="0.254cm" fo:padding-left="0.254cm" fo:padding-right="0.254cm" fo:wrap-option="wrap"/>
    </style:style>
    <style:style style:name="gr16" style:family="graphic">
      <style:graphic-properties style:protect="size"/>
    </style:style>
    <style:style style:name="gr17" style:family="graphic" style:parent-style-name="Default_5f_1">
      <style:graphic-properties draw:stroke="none" svg:stroke-width="0cm" draw:fill="solid" draw:fill-color="#00cfcc" draw:textarea-vertical-align="middle" draw:auto-grow-height="false" draw:fit-to-size="false" style:shrink-to-fit="false" fo:min-height="2.015cm" fo:min-width="2.015cm" fo:padding-top="0.254cm" fo:padding-bottom="0.254cm" fo:padding-left="0.254cm" fo:padding-right="0.254cm" fo:wrap-option="wrap"/>
    </style:style>
    <style:style style:name="gr18" style:family="graphic" style:parent-style-name="Default_5f_1">
      <style:graphic-properties draw:stroke="none" svg:stroke-width="0cm" draw:fill="solid" draw:fill-color="#ff9973" draw:textarea-vertical-align="middle" draw:auto-grow-height="false" draw:fit-to-size="false" style:shrink-to-fit="false" fo:min-height="2.015cm" fo:min-width="2.015cm" fo:padding-top="0.254cm" fo:padding-bottom="0.254cm" fo:padding-left="0.254cm" fo:padding-right="0.254cm" fo:wrap-option="wrap"/>
    </style:style>
    <style:style style:name="gr19" style:family="graphic" style:parent-style-name="Default_5f_1">
      <style:graphic-properties draw:stroke="none" svg:stroke-width="0cm" draw:fill="solid" draw:fill-color="#e898ac" draw:textarea-vertical-align="middle" draw:auto-grow-height="false" draw:fit-to-size="false" style:shrink-to-fit="false" fo:min-height="2.015cm" fo:min-width="2.015cm" fo:padding-top="0.254cm" fo:padding-bottom="0.254cm" fo:padding-left="0.254cm" fo:padding-right="0.254cm" fo:wrap-option="wrap"/>
    </style:style>
    <style:style style:name="gr20" style:family="graphic" style:parent-style-name="Default_5f_1">
      <style:graphic-properties draw:stroke="solid" svg:stroke-width="0.026cm" svg:stroke-color="#ffffff" draw:stroke-linejoin="round" svg:stroke-linecap="butt" draw:fill="none" draw:textarea-vertical-align="top" draw:auto-grow-height="false" fo:min-height="2.69cm" fo:min-width="0cm" fo:padding-top="0.125cm" fo:padding-bottom="0.125cm" fo:padding-left="0.25cm" fo:padding-right="0.25cm" fo:wrap-option="wrap"/>
    </style:style>
    <style:style style:name="gr21" style:family="graphic" style:parent-style-name="Default_5f_1">
      <style:graphic-properties draw:stroke="none" svg:stroke-width="0cm" draw:fill="solid" draw:fill-color="#ff9973" draw:textarea-vertical-align="middle" draw:auto-grow-height="false" draw:fit-to-size="false" style:shrink-to-fit="false" fo:min-height="0.221cm" fo:min-width="0.223cm" fo:padding-top="0.254cm" fo:padding-bottom="0.254cm" fo:padding-left="0.254cm" fo:padding-right="0.254cm" fo:wrap-option="wrap"/>
    </style:style>
    <style:style style:name="gr22" style:family="graphic" style:parent-style-name="Default_5f_1">
      <style:graphic-properties draw:stroke="none" svg:stroke-width="0cm" draw:fill="solid" draw:fill-color="#00cfcc" draw:textarea-vertical-align="middle" draw:auto-grow-height="false" draw:fit-to-size="false" style:shrink-to-fit="false" fo:min-height="0.221cm" fo:min-width="0.223cm" fo:padding-top="0.254cm" fo:padding-bottom="0.254cm" fo:padding-left="0.254cm" fo:padding-right="0.254cm" fo:wrap-option="wrap"/>
    </style:style>
    <style:style style:name="gr23" style:family="graphic" style:parent-style-name="Default_5f_1">
      <style:graphic-properties draw:stroke="none" svg:stroke-width="0cm" draw:fill="solid" draw:fill-color="#002845" draw:textarea-vertical-align="middle" draw:auto-grow-height="false" draw:fit-to-size="false" style:shrink-to-fit="false" fo:min-height="1.261cm" fo:min-width="1.259cm" fo:padding-top="0.254cm" fo:padding-bottom="0.254cm" fo:padding-left="0.254cm" fo:padding-right="0.254cm" fo:wrap-option="wrap"/>
    </style:style>
    <style:style style:name="gr24" style:family="graphic" style:parent-style-name="Default_5f_1">
      <style:graphic-properties draw:stroke="none" svg:stroke-width="0cm" draw:fill="solid" draw:fill-color="#002845" draw:textarea-vertical-align="middle" draw:auto-grow-height="false" draw:fit-to-size="false" style:shrink-to-fit="false" fo:min-height="0.853cm" fo:min-width="0.855cm" fo:padding-top="0.254cm" fo:padding-bottom="0.254cm" fo:padding-left="0.254cm" fo:padding-right="0.254cm" fo:wrap-option="wrap"/>
    </style:style>
    <style:style style:name="gr25" style:family="graphic" style:parent-style-name="Default_5f_1">
      <style:graphic-properties draw:stroke="none" svg:stroke-width="0cm" draw:fill="solid" draw:fill-color="#002845" draw:textarea-vertical-align="middle" draw:auto-grow-height="false" draw:fit-to-size="false" style:shrink-to-fit="false" fo:min-height="0cm" fo:min-width="0.04cm" fo:padding-top="0.254cm" fo:padding-bottom="0.254cm" fo:padding-left="0.254cm" fo:padding-right="0.254cm" fo:wrap-option="wrap"/>
    </style:style>
    <style:style style:name="gr26" style:family="graphic" style:parent-style-name="Default_5f_1">
      <style:graphic-properties draw:stroke="none" svg:stroke-width="0cm" draw:fill="solid" draw:fill-color="#002845" draw:textarea-vertical-align="middle" draw:auto-grow-height="false" draw:fit-to-size="false" style:shrink-to-fit="false" fo:min-height="0cm" fo:min-width="0.006cm" fo:padding-top="0.254cm" fo:padding-bottom="0.254cm" fo:padding-left="0.254cm" fo:padding-right="0.254cm" fo:wrap-option="wrap"/>
    </style:style>
    <style:style style:name="gr27" style:family="graphic" style:parent-style-name="Default_5f_1">
      <style:graphic-properties draw:stroke="none" svg:stroke-width="0cm" draw:fill="solid" draw:fill-color="#002845" draw:textarea-vertical-align="middle" draw:auto-grow-height="false" draw:fit-to-size="false" style:shrink-to-fit="false" fo:min-height="0.413cm" fo:min-width="0.412cm" fo:padding-top="0.254cm" fo:padding-bottom="0.254cm" fo:padding-left="0.254cm" fo:padding-right="0.254cm" fo:wrap-option="wrap"/>
    </style:style>
    <style:style style:name="gr28" style:family="graphic" style:parent-style-name="Default_5f_1">
      <style:graphic-properties draw:stroke="none" svg:stroke-width="0cm" draw:fill="solid" draw:fill-color="#002845" draw:textarea-vertical-align="middle" draw:auto-grow-height="false" draw:fit-to-size="false" style:shrink-to-fit="false" fo:min-height="0cm" fo:min-width="0cm" fo:padding-top="0.254cm" fo:padding-bottom="0.254cm" fo:padding-left="0.254cm" fo:padding-right="0.254cm" fo:wrap-option="wrap"/>
    </style:style>
    <style:style style:name="gr29" style:family="graphic" style:parent-style-name="Default_5f_1">
      <style:graphic-properties draw:stroke="none" svg:stroke-width="0cm" draw:fill="solid" draw:fill-color="#002845" draw:textarea-vertical-align="middle" draw:auto-grow-height="false" draw:fit-to-size="false" style:shrink-to-fit="false" fo:min-height="1.269cm" fo:min-width="1.278cm" fo:padding-top="0.254cm" fo:padding-bottom="0.254cm" fo:padding-left="0.254cm" fo:padding-right="0.254cm" fo:wrap-option="wrap"/>
    </style:style>
    <style:style style:name="gr30" style:family="graphic" style:parent-style-name="Default_5f_1">
      <style:graphic-properties draw:stroke="none" svg:stroke-width="0cm" draw:fill="solid" draw:fill-color="#002845" draw:textarea-vertical-align="middle" draw:auto-grow-height="false" draw:fit-to-size="false" style:shrink-to-fit="false" fo:min-height="0.516cm" fo:min-width="0.563cm" fo:padding-top="0.254cm" fo:padding-bottom="0.254cm" fo:padding-left="0.254cm" fo:padding-right="0.254cm" fo:wrap-option="wrap"/>
    </style:style>
    <style:style style:name="gr31" style:family="graphic" style:parent-style-name="Default_5f_1">
      <style:graphic-properties draw:stroke="none" svg:stroke-width="0cm" draw:fill="solid" draw:fill-color="#002845" draw:textarea-vertical-align="middle" draw:auto-grow-height="false" draw:fit-to-size="false" style:shrink-to-fit="false" fo:min-height="0.088cm" fo:min-width="0cm" fo:padding-top="0.254cm" fo:padding-bottom="0.254cm" fo:padding-left="0.254cm" fo:padding-right="0.254cm" fo:wrap-option="wrap"/>
    </style:style>
    <style:style style:name="gr32" style:family="graphic" style:parent-style-name="Default_5f_1">
      <style:graphic-properties draw:stroke="none" svg:stroke-width="0cm" draw:fill="solid" draw:fill-color="#002845" draw:textarea-vertical-align="middle" draw:auto-grow-height="false" draw:fit-to-size="false" style:shrink-to-fit="false" fo:min-height="0.082cm" fo:min-width="0.085cm" fo:padding-top="0.254cm" fo:padding-bottom="0.254cm" fo:padding-left="0.254cm" fo:padding-right="0.254cm" fo:wrap-option="wrap"/>
    </style:style>
    <style:style style:name="pr1" style:family="presentation" style:parent-style-name="TITLE-subtitle" style:list-style-name="L1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2"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3" style:family="presentation" style:parent-style-name="TITLE-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CUSTOM-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CUSTOM-subtitle" style:list-style-name="L3">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6" style:family="presentation" style:parent-style-name="CUSTOM-subtitle" style:list-style-name="L3">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7"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8" style:family="presentation" style:parent-style-name="CUSTOM-subtitle" style:list-style-name="L3">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9" style:family="presentation" style:parent-style-name="CUSTOM-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CUSTOM_5f_4-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1" style:family="presentation" style:parent-style-name="CUSTOM_5f_4-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2" style:family="presentation" style:parent-style-name="CUSTOM_5f_4-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CUSTOM_5f_4-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CUSTOM_5f_4-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CUSTOM_5f_4-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CUSTOM_5f_4-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CUSTOM_5f_4_5f_-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8" style:family="presentation" style:parent-style-name="CUSTOM_5f_4_5f_-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9" style:family="presentation" style:parent-style-name="CUSTOM_5f_4_5f_-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MAIN_5f_POIN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1" style:family="presentation" style:parent-style-name="MAIN_5f_POINT-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9.7999992370605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40pt" style:font-size-asian="40pt" style:font-size-complex="40pt"/>
    </style:style>
    <style:style style:name="P4" style:family="paragraph">
      <loext:graphic-properties draw:fill="none"/>
      <style:paragraph-properties fo:text-align="center" style:writing-mode="lr-tb" style:font-independent-line-spacing="true"/>
      <style:text-properties fo:font-size="40pt" style:font-size-asian="40pt" style:font-size-complex="40pt"/>
    </style:style>
    <style:style style:name="P5" style:family="paragraph">
      <loext:graphic-properties draw:fill="solid" draw:fill-color="#e898ac"/>
      <style:paragraph-properties fo:text-align="start" style:font-independent-line-spacing="true"/>
      <style:text-properties fo:font-size="14pt"/>
    </style:style>
    <style:style style:name="P6" style:family="paragraph">
      <loext:graphic-properties draw:fill="none"/>
      <style:paragraph-properties fo:text-align="start" style:font-independent-line-spacing="true"/>
      <style:text-properties fo:font-size="14pt"/>
    </style:style>
    <style:style style:name="P7" style:family="paragraph">
      <loext:graphic-properties draw:fill="solid" draw:fill-color="#ff9973"/>
      <style:paragraph-properties fo:text-align="start" style:font-independent-line-spacing="true"/>
      <style:text-properties fo:font-size="14pt"/>
    </style:style>
    <style:style style:name="P8" style:family="paragraph">
      <loext:graphic-properties draw:fill="solid" draw:fill-color="#ffd6e1"/>
      <style:paragraph-properties fo:text-align="start" style:font-independent-line-spacing="true"/>
      <style:text-properties fo:font-size="14pt"/>
    </style:style>
    <style:style style:name="P9" style:family="paragraph">
      <loext:graphic-properties draw:fill="solid" draw:fill-color="#00cfcc"/>
      <style:paragraph-properties fo:text-align="start" style:font-independent-line-spacing="true"/>
      <style:text-properties fo:font-size="14pt"/>
    </style:style>
    <style:style style:name="P10"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2.1000003814697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20pt"/>
    </style:style>
    <style:style style:name="P1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5.3999996185303pt"/>
    </style:style>
    <style:style style:name="P14"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5.3999996185303pt"/>
    </style:style>
    <style:style style:name="P1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2pt" style:font-size-asian="12pt" style:font-size-complex="12pt"/>
    </style:style>
    <style:style style:name="P16"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style:font-size-asian="12pt" style:font-size-complex="12pt"/>
    </style:style>
    <style:style style:name="P17" style:family="paragraph">
      <loext:graphic-properties draw:fill="none"/>
      <style:paragraph-properties fo:text-align="start" style:font-independent-line-spacing="true"/>
      <style:text-properties fo:font-size="48pt"/>
    </style:style>
    <style:style style:name="P18" style:family="paragraph">
      <loext:graphic-properties draw:fill="none"/>
      <style:paragraph-properties fo:text-align="start" style:font-independent-line-spacing="true"/>
      <style:text-properties fo:font-size="30pt"/>
    </style:style>
    <style:style style:name="P19" style:family="paragraph">
      <loext:graphic-properties draw:fill="none"/>
      <style:paragraph-properties fo:text-align="start"/>
      <style:text-properties fo:font-size="18pt"/>
    </style:style>
    <style:style style:name="P20" style:family="paragraph">
      <loext:graphic-properties draw:fill="solid" draw:fill-color="#002845"/>
      <style:paragraph-properties fo:text-align="start" style:font-independent-line-spacing="true"/>
      <style:text-properties fo:font-size="14pt"/>
    </style:style>
    <style:style style:name="P2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1000003814697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2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3"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24" style:family="paragraph">
      <style:paragraph-properties>
        <style:tab-stops>
          <style:tab-stop style:position="0cm"/>
        </style:tab-stops>
      </style:paragraph-properties>
    </style:style>
    <style:style style:name="P25"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26" style:family="paragraph">
      <loext:graphic-properties draw:fill="none"/>
      <style:paragraph-properties fo:text-align="start" style:writing-mode="lr-tb" style:font-independent-line-spacing="true"/>
      <style:text-properties fo:font-size="12pt"/>
    </style:style>
    <style:style style:name="P27" style:family="paragraph">
      <loext:graphic-properties draw:fill="none"/>
      <style:paragraph-properties fo:text-align="start" style:writing-mode="lr-tb" style:font-independent-line-spacing="true"/>
      <style:text-properties fo:font-size="30pt"/>
    </style:style>
    <style:style style:name="P28" style:family="paragraph">
      <style:paragraph-properties fo:margin-left="0cm" fo:margin-right="0cm" fo:margin-top="0.2cm" fo:margin-bottom="0.2cm" fo:line-height="100%" fo:text-align="start" fo:text-indent="0cm" style:writing-mode="lr-tb">
        <style:tab-stops>
          <style:tab-stop style:position="0cm"/>
        </style:tab-stops>
      </style:paragraph-properties>
      <style:text-properties fo:font-variant="normal" fo:text-transform="none" fo:color="#000000" style:text-outline="false" style:text-line-through-style="none" style:text-line-through-type="none" style:text-position="0% 100%" style:font-name="Arial2" fo:font-size="15.3999996185303pt" fo:letter-spacing="normal" fo:font-style="normal" fo:text-shadow="none" style:text-underline-style="none" fo:font-weight="normal" style:letter-kerning="true" fo:background-color="transparent" style:font-name-asian="Arial2"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64cm" fo:margin-bottom="0.2cm" fo:line-height="100%" fo:text-align="start" fo:text-indent="0cm" style:writing-mode="lr-tb">
        <style:tab-stops>
          <style:tab-stop style:position="0cm"/>
        </style:tab-stops>
      </style:paragraph-properties>
      <style:text-properties fo:font-variant="normal" fo:text-transform="none" fo:color="#000000" style:text-outline="false" style:text-line-through-style="none" style:text-line-through-type="none" style:text-position="0% 100%" style:font-name="Arial2" fo:font-size="15.3999996185303pt" fo:letter-spacing="normal" fo:font-style="normal" fo:text-shadow="none" style:text-underline-style="none" fo:font-weight="normal" style:letter-kerning="true" fo:background-color="transparent" style:font-name-asian="Arial2"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31" style:family="paragraph">
      <style:paragraph-properties fo:margin-left="0cm" fo:margin-right="0cm" fo:margin-top="0.106cm" fo:margin-bottom="0cm" fo:line-height="100%" fo:text-align="start" fo:text-indent="0cm" style:writing-mode="lr-tb">
        <style:tab-stops>
          <style:tab-stop style:position="0cm"/>
        </style:tab-stops>
      </style:paragraph-properties>
    </style:style>
    <style:style style:name="P32" style:family="paragraph">
      <loext:graphic-properties draw:fill="none"/>
      <style:paragraph-properties fo:text-align="start" style:font-independent-line-spacing="true"/>
      <style:text-properties fo:font-size="12pt"/>
    </style:style>
    <style:style style:name="P33"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34" style:family="paragraph">
      <loext:graphic-properties draw:fill="none"/>
      <style:paragraph-properties fo:text-align="center" style:writing-mode="lr-tb" style:font-independent-line-spacing="true"/>
      <style:text-properties fo:font-size="72pt"/>
    </style:style>
    <style:style style:name="T1" style:family="text">
      <style:text-properties fo:font-variant="normal" fo:text-transform="none" fo:color="#ffffff" style:text-line-through-style="none" style:text-line-through-type="none" style:text-position="0% 100%" style:font-name="Maven Pro1" fo:font-size="18pt" fo:letter-spacing="normal" fo:language="en" fo:country="none" fo:font-style="normal" style:text-underline-style="none" fo:font-weight="normal" style:font-name-asian="Maven Pro1" style:font-size-asian="18pt" style:font-style-asian="normal" style:font-weight-asian="normal" style:font-name-complex="Maven Pro1" style:font-size-complex="1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Share Tech" fo:font-size="40pt" fo:letter-spacing="normal" fo:language="en" fo:country="none" fo:font-style="normal" style:text-underline-style="none" fo:font-weight="normal" style:font-name-asian="Share Tech" style:font-size-asian="40pt" style:font-style-asian="normal" style:font-weight-asian="normal" style:font-name-complex="Share Tech" style:font-size-complex="40pt" style:font-style-complex="normal" style:font-weight-complex="normal"/>
    </style:style>
    <style:style style:name="T3" style:family="text">
      <style:text-properties fo:font-variant="normal" fo:text-transform="none" fo:color="#729fcf" style:text-line-through-style="none" style:text-line-through-type="none" style:text-position="0% 100%" style:font-name="Share Tech" fo:font-size="40pt" fo:letter-spacing="normal" fo:language="en" fo:country="none" fo:font-style="normal" style:text-underline-style="none" fo:font-weight="normal" style:font-name-asian="Share Tech" style:font-size-asian="40pt" style:font-style-asian="normal" style:font-weight-asian="normal" style:font-name-complex="Share Tech" style:font-size-complex="40pt" style:font-style-complex="normal" style:font-weight-complex="normal"/>
    </style:style>
    <style:style style:name="T4" style:family="text">
      <style:text-properties fo:font-variant="normal" fo:text-transform="none" fo:color="#ff9973" style:text-line-through-style="none" style:text-line-through-type="none" style:text-position="0% 100%" style:font-name="Share Tech" fo:font-size="40pt" fo:letter-spacing="normal" fo:language="en" fo:country="none" fo:font-style="normal" style:text-underline-style="none" fo:font-weight="normal" style:font-name-asian="Share Tech" style:font-size-asian="40pt" style:font-style-asian="normal" style:font-weight-asian="normal" style:font-name-complex="Share Tech" style:font-size-complex="4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dvent Pro SemiBold" fo:font-size="20pt" fo:letter-spacing="normal" fo:language="en" fo:country="none" fo:font-style="normal" style:text-underline-style="none" fo:font-weight="normal" style:font-name-asian="Advent Pro SemiBold" style:font-size-asian="20pt" style:font-style-asian="normal" style:font-weight-asian="normal" style:font-name-complex="Advent Pro SemiBold" style:font-size-complex="2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Maven Pro1" fo:font-size="14pt" fo:letter-spacing="normal" fo:language="en" fo:country="none" fo:font-style="normal" style:text-underline-style="none" fo:font-weight="normal" style:font-name-asian="Maven Pro1" style:font-size-asian="14pt" style:font-style-asian="normal" style:font-weight-asian="normal" style:font-name-complex="Maven Pro1" style:font-size-complex="1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Maven Pro1" fo:font-size="12pt" fo:letter-spacing="normal" fo:language="en" fo:country="none" fo:font-style="normal" style:text-underline-style="none" fo:font-weight="normal" style:font-name-asian="Maven Pro1" style:font-size-asian="12pt" style:font-style-asian="normal" style:font-weight-asian="normal" style:font-name-complex="Maven Pro1" style:font-size-complex="12pt" style:font-style-complex="normal" style:font-weight-complex="normal"/>
    </style:style>
    <style:style style:name="T8" style:family="text">
      <style:text-properties fo:font-variant="normal" fo:text-transform="none" fo:color="#00cfcc" style:text-line-through-style="none" style:text-line-through-type="none" style:text-position="0% 100%" style:font-name="Share Tech" fo:font-size="48pt" fo:letter-spacing="normal" fo:language="en" fo:country="none"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style:style style:name="T9" style:family="text">
      <style:text-properties fo:font-variant="normal" fo:text-transform="none" fo:color="#ff9973" style:text-line-through-style="none" style:text-line-through-type="none" style:text-position="0% 100%" style:font-name="Share Tech" fo:font-size="48pt" fo:letter-spacing="normal" fo:language="en" fo:country="none"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Share Tech" fo:font-size="30pt" fo:letter-spacing="normal" fo:language="en" fo:country="none" fo:font-style="normal" style:text-underline-style="none" fo:font-weight="normal" style:font-name-asian="Share Tech" style:font-size-asian="30pt" style:font-style-asian="normal" style:font-weight-asian="normal" style:font-name-complex="Share Tech" style:font-size-complex="30pt" style:font-style-complex="normal" style:font-weight-complex="normal"/>
    </style:style>
    <style:style style:name="T11" style:family="text">
      <style:text-properties fo:font-variant="normal" fo:text-transform="none" fo:color="#e898ac" style:text-line-through-style="none" style:text-line-through-type="none" style:text-position="0% 100%" style:font-name="Share Tech" fo:font-size="48pt" fo:letter-spacing="normal" fo:language="en" fo:country="none"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style:style style:name="T12" style:family="text">
      <style:text-properties fo:font-variant="normal" fo:text-transform="none" fo:color="#ffffff" style:text-line-through-style="none" style:text-line-through-type="none" style:text-position="0% 100%" fo:font-size="12pt" fo:letter-spacing="normal" fo:language="en" fo:country="none" fo:font-style="normal" fo:font-weight="normal" style:font-size-asian="12pt" style:font-style-asian="normal" style:font-weight-asian="normal" style:font-size-complex="12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Maven Pro1" fo:font-size="13pt" fo:letter-spacing="normal" fo:language="en" fo:country="none" fo:font-style="normal" style:text-underline-style="none" fo:font-weight="normal" style:font-name-asian="Maven Pro1" style:font-size-asian="13pt" style:font-style-asian="normal" style:font-weight-asian="normal" style:font-name-complex="Maven Pro1" style:font-size-complex="13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Share Tech" fo:font-size="18pt" fo:letter-spacing="normal" fo:language="en" fo:country="none" fo:font-style="normal" style:text-underline-style="none" fo:font-weight="normal" style:font-name-asian="Share Tech" style:font-size-asian="18pt" style:font-style-asian="normal" style:font-weight-asian="normal" style:font-name-complex="Share Tech" style:font-size-complex="18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Advent Pro Medium" fo:font-size="18pt" fo:letter-spacing="normal" fo:language="en" fo:country="none" fo:font-style="normal" style:text-underline-style="none" fo:font-weight="normal" style:font-name-asian="Advent Pro Medium" style:font-size-asian="18pt" style:font-style-asian="normal" style:font-weight-asian="normal" style:font-name-complex="Advent Pro Medium" style:font-size-complex="18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Maven Pro1" fo:font-size="14pt" fo:letter-spacing="normal" fo:language="en" fo:country="none" fo:font-style="normal" style:text-underline-style="solid" style:text-underline-width="auto" style:text-underline-color="font-color" fo:font-weight="normal" style:font-name-asian="Maven Pro1" style:font-size-asian="14pt" style:font-style-asian="normal" style:font-weight-asian="normal" style:font-name-complex="Maven Pro1" style:font-size-complex="14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Share Tech" fo:font-size="72pt" fo:letter-spacing="normal" fo:language="en" fo:country="none" fo:font-style="normal" style:text-underline-style="none" fo:font-weight="normal" style:font-name-asian="Share Tech" style:font-size-asian="72pt" style:font-style-asian="normal" style:font-weight-asian="normal" style:font-name-complex="Share Tech" style:font-size-complex="72pt" style:font-style-complex="normal" style:font-weight-complex="normal"/>
    </style:style>
    <style:style style:name="T18" style:family="text">
      <style:text-properties fo:font-variant="normal" fo:text-transform="none" fo:color="#ff9973" style:text-line-through-style="none" style:text-line-through-type="none" style:text-position="0% 100%" style:font-name="Share Tech" fo:font-size="72pt" fo:letter-spacing="normal" fo:language="en" fo:country="none" fo:font-style="normal" style:text-underline-style="none" fo:font-weight="normal" style:font-name-asian="Share Tech" style:font-size-asian="72pt" style:font-style-asian="normal" style:font-weight-asian="normal" style:font-name-complex="Share Tech" style:font-size-complex="7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424cm" text:min-label-width="0.846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ec5d3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71cm" text:min-label-width="0.599cm"/>
        <style:text-properties style:font-name="Maven Pro1" fo:color="#00cfc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71cm" text:min-label-width="0.599cm"/>
        <style:text-properties style:font-name="Maven Pro1" fo:color="#ff997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071cm" text:min-label-width="0.599cm"/>
        <style:text-properties fo:color="#ec5d3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434;p25" presentation:style-name="pr1" draw:text-style-name="P2" draw:layer="layout" svg:width="10.09cm" svg:height="2.426cm" svg:x="8.954cm" svg:y="9.087cm" presentation:class="subtitle" presentation:user-transformed="true">
          <draw:text-box>
            <text:p text:style-name="P1"><text:span text:style-name="T1"/></text:p>
            <text:p text:style-name="P1"><text:span text:style-name="T1">Matt Ryan</text:span></text:p>
            <text:p text:style-name="P1"><text:span text:style-name="T1"/></text:p>
          </draw:text-box>
        </draw:frame>
        <draw:frame draw:name="Google Shape;435;p25_1" presentation:style-name="pr2" draw:text-style-name="P4" draw:layer="layout" svg:width="18.435cm" svg:height="6.284cm" svg:x="4.782cm" svg:y="3.402cm" presentation:class="title" presentation:user-transformed="true">
          <draw:text-box>
            <text:p text:style-name="P3"><text:span text:style-name="T2">Using </text:span><text:span text:style-name="T3">Data Analytics</text:span><text:span text:style-name="T2"> to Inform and Improve </text:span><text:span text:style-name="T4">WTWY Fundraising</text:span><text:span text:style-name="T2"> and Outreach</text:span></text:p>
          </draw:text-box>
        </draw:frame>
        <draw:custom-shape draw:name="Google Shape;436;p25_1" draw:style-name="gr1" draw:text-style-name="P5" draw:layer="layout" svg:width="0.37cm" svg:height="0.37cm" svg:x="5.871cm" svg:y="14.439cm">
          <text:p/>
          <draw:enhanced-geometry draw:mirror-horizontal="false" draw:mirror-vertical="false" svg:viewBox="0 0 0 0" drawooo:sub-view-size="4634 4634" draw:text-areas="0 0 ?f0 ?f1" draw:type="ooxml-non-primitive" draw:enhanced-path="M 1 0 L 1 4633 4634 4633 4634 0 Z N">
            <draw:equation draw:name="f0" draw:formula="logwidth"/>
            <draw:equation draw:name="f1" draw:formula="logheight"/>
          </draw:enhanced-geometry>
        </draw:custom-shape>
        <draw:custom-shape draw:name="Google Shape;437;p25_1" draw:style-name="gr2" draw:text-style-name="P6" draw:layer="layout" svg:width="0.177cm" svg:height="0.177cm" svg:x="21.581cm" svg:y="10.832cm">
          <text:p/>
          <draw:enhanced-geometry draw:mirror-horizontal="false" draw:mirror-vertical="false" svg:viewBox="0 0 0 0" drawooo:sub-view-size="2207 2207" draw:text-areas="0 0 ?f0 ?f1" draw:type="ooxml-non-primitive" draw:enhanced-path="M 0 1 L 2206 1 2206 2207 0 2207 Z F N">
            <draw:equation draw:name="f0" draw:formula="logwidth"/>
            <draw:equation draw:name="f1" draw:formula="logheight"/>
          </draw:enhanced-geometry>
        </draw:custom-shape>
        <draw:custom-shape draw:name="Google Shape;438;p25_1" draw:style-name="gr3" draw:text-style-name="P6" draw:layer="layout" svg:width="0.318cm" svg:height="0.318cm" svg:x="7.066cm" svg:y="9.193cm">
          <text:p/>
          <draw:enhanced-geometry draw:mirror-horizontal="false" draw:mirror-vertical="false" svg:viewBox="0 0 0 0" drawooo:sub-view-size="3972 3981" draw:text-areas="0 0 ?f0 ?f1" draw:type="ooxml-non-primitive" draw:enhanced-path="M 1 1 L 3972 1 3972 3981 1 3981 Z F N">
            <draw:equation draw:name="f0" draw:formula="logwidth"/>
            <draw:equation draw:name="f1" draw:formula="logheight"/>
          </draw:enhanced-geometry>
        </draw:custom-shape>
        <draw:custom-shape draw:name="Google Shape;439;p25_1" draw:style-name="gr4" draw:text-style-name="P7" draw:layer="layout" svg:width="0.246cm" svg:height="0.246cm" svg:x="19.27cm" svg:y="2.558cm">
          <text:p/>
          <draw:enhanced-geometry draw:mirror-horizontal="false" draw:mirror-vertical="false" svg:viewBox="0 0 0 0" drawooo:sub-view-size="3071 3071" draw:text-areas="0 0 ?f0 ?f1" draw:type="ooxml-non-primitive" draw:enhanced-path="M 1 1 L 1 3071 3071 3071 3071 1 Z N">
            <draw:equation draw:name="f0" draw:formula="logwidth"/>
            <draw:equation draw:name="f1" draw:formula="logheight"/>
          </draw:enhanced-geometry>
        </draw:custom-shape>
        <draw:custom-shape draw:name="Google Shape;440;p25_1" draw:style-name="gr4" draw:text-style-name="P7" draw:layer="layout" svg:width="0.366cm" svg:height="0.366cm" svg:x="18.279cm" svg:y="9.549cm">
          <text:p/>
          <draw:enhanced-geometry draw:mirror-horizontal="false" draw:mirror-vertical="false" svg:viewBox="0 0 0 0" drawooo:sub-view-size="4579 4578" draw:text-areas="0 0 ?f0 ?f1" draw:type="ooxml-non-primitive" draw:enhanced-path="M 1 0 L 1 4578 4578 4578 4578 0 Z N">
            <draw:equation draw:name="f0" draw:formula="logwidth"/>
            <draw:equation draw:name="f1" draw:formula="logheight"/>
          </draw:enhanced-geometry>
        </draw:custom-shape>
        <draw:custom-shape draw:name="Google Shape;441;p25_1" draw:style-name="gr4" draw:text-style-name="P7" draw:layer="layout" svg:width="0.366cm" svg:height="0.366cm" svg:x="8.954cm" svg:y="13.173cm">
          <text:p/>
          <draw:enhanced-geometry draw:mirror-horizontal="false" draw:mirror-vertical="false" svg:viewBox="0 0 0 0" drawooo:sub-view-size="4579 4579" draw:text-areas="0 0 ?f0 ?f1" draw:type="ooxml-non-primitive" draw:enhanced-path="M 0 1 L 0 4578 4578 4578 4578 1 Z N">
            <draw:equation draw:name="f0" draw:formula="logwidth"/>
            <draw:equation draw:name="f1" draw:formula="logheight"/>
          </draw:enhanced-geometry>
        </draw:custom-shape>
        <draw:g draw:name="Google Shape;442;p25_1">
          <draw:custom-shape draw:name="Google Shape;443;p25_1" draw:style-name="gr1" draw:text-style-name="P5" draw:layer="layout" svg:width="0.37cm" svg:height="0.37cm" svg:x="19.083cm" svg:y="14.233cm">
            <text:p/>
            <draw:enhanced-geometry draw:mirror-horizontal="false" draw:mirror-vertical="false" svg:viewBox="0 0 0 0" drawooo:sub-view-size="4634 4625" draw:text-areas="0 0 ?f0 ?f1" draw:type="ooxml-non-primitive" draw:enhanced-path="M 0 1 L 0 4624 4633 4624 4633 1 Z N">
              <draw:equation draw:name="f0" draw:formula="logwidth"/>
              <draw:equation draw:name="f1" draw:formula="logheight"/>
            </draw:enhanced-geometry>
          </draw:custom-shape>
          <draw:custom-shape draw:name="Google Shape;444;p25_1" draw:style-name="gr5" draw:text-style-name="P8" draw:layer="layout" svg:width="0.026cm" svg:height="2.671cm" svg:x="19.256cm" svg:y="11.318cm">
            <text:p/>
            <draw:enhanced-geometry draw:mirror-horizontal="false" draw:mirror-vertical="false" svg:viewBox="0 0 0 0" drawooo:sub-view-size="332 33304" draw:text-areas="0 0 ?f0 ?f1" draw:type="ooxml-non-primitive" draw:enhanced-path="M 166 0 L 0 33304 331 33304 166 0 Z N">
              <draw:equation draw:name="f0" draw:formula="logwidth"/>
              <draw:equation draw:name="f1" draw:formula="logheight"/>
            </draw:enhanced-geometry>
          </draw:custom-shape>
        </draw:g>
        <draw:g draw:name="Google Shape;445;p25_1">
          <draw:custom-shape draw:name="Google Shape;446;p25_1" draw:style-name="gr6" draw:text-style-name="P6" draw:layer="layout" svg:width="0.406cm" svg:height="0.407cm" svg:x="20.763cm" svg:y="6.603cm">
            <text:p/>
            <draw:enhanced-geometry draw:mirror-horizontal="false" draw:mirror-vertical="false" svg:viewBox="0 0 0 0" drawooo:sub-view-size="5085 5085" draw:text-areas="0 0 ?f0 ?f1" draw:type="ooxml-non-primitive" draw:enhanced-path="M 1 1 L 5084 1 5084 5084 1 5084 Z F N">
              <draw:equation draw:name="f0" draw:formula="logwidth"/>
              <draw:equation draw:name="f1" draw:formula="logheight"/>
            </draw:enhanced-geometry>
          </draw:custom-shape>
          <draw:custom-shape draw:name="Google Shape;447;p25_1" draw:style-name="gr7" draw:text-style-name="P8" draw:layer="layout" svg:width="0.026cm" svg:height="5.19cm" svg:x="20.953cm" svg:y="1.033cm">
            <text:p/>
            <draw:enhanced-geometry draw:mirror-horizontal="false" draw:mirror-vertical="false" svg:viewBox="0 0 0 0" drawooo:sub-view-size="323 64696" draw:text-areas="0 0 ?f0 ?f1" draw:type="ooxml-non-primitive" draw:enhanced-path="M 157 0 L 1 64695 322 64695 157 0 Z N">
              <draw:equation draw:name="f0" draw:formula="logwidth"/>
              <draw:equation draw:name="f1" draw:formula="logheight"/>
            </draw:enhanced-geometry>
          </draw:custom-shape>
        </draw:g>
        <draw:g draw:name="Google Shape;448;p25_1">
          <draw:custom-shape draw:name="Google Shape;449;p25_1" draw:style-name="gr8" draw:text-style-name="P9" draw:layer="layout" svg:width="0.609cm" svg:height="0.609cm" svg:x="4.926cm" svg:y="11.97cm">
            <text:p/>
            <draw:enhanced-geometry draw:mirror-horizontal="false" draw:mirror-vertical="false" svg:viewBox="0 0 0 0" drawooo:sub-view-size="7603 7603" draw:text-areas="0 0 ?f0 ?f1" draw:type="ooxml-non-primitive" draw:enhanced-path="M 0 1 L 0 7602 7602 7602 7602 1 Z N">
              <draw:equation draw:name="f0" draw:formula="logwidth"/>
              <draw:equation draw:name="f1" draw:formula="logheight"/>
            </draw:enhanced-geometry>
          </draw:custom-shape>
          <draw:custom-shape draw:name="Google Shape;450;p25_1" draw:style-name="gr9" draw:text-style-name="P9" draw:layer="layout" svg:width="0.318cm" svg:height="0.317cm" svg:x="5.07cm" svg:y="10.011cm">
            <text:p/>
            <draw:enhanced-geometry draw:mirror-horizontal="false" draw:mirror-vertical="false" svg:viewBox="0 0 0 0" drawooo:sub-view-size="3972 3972" draw:text-areas="0 0 ?f0 ?f1" draw:type="ooxml-non-primitive" draw:enhanced-path="M 0 1 L 0 3972 3971 3972 3971 1 Z N">
              <draw:equation draw:name="f0" draw:formula="logwidth"/>
              <draw:equation draw:name="f1" draw:formula="logheight"/>
            </draw:enhanced-geometry>
          </draw:custom-shape>
          <draw:custom-shape draw:name="Google Shape;451;p25_1" draw:style-name="gr10" draw:text-style-name="P8" draw:layer="layout" svg:width="0.025cm" svg:height="5.493cm" svg:x="5.218cm" svg:y="3.919cm">
            <text:p/>
            <draw:enhanced-geometry draw:mirror-horizontal="false" draw:mirror-vertical="false" svg:viewBox="0 0 0 0" drawooo:sub-view-size="323 68464" draw:text-areas="0 0 ?f0 ?f1" draw:type="ooxml-non-primitive" draw:enhanced-path="M 157 0 L 0 68464 322 68464 157 0 Z N">
              <draw:equation draw:name="f0" draw:formula="logwidth"/>
              <draw:equation draw:name="f1" draw:formula="logheight"/>
            </draw:enhanced-geometry>
          </draw:custom-shape>
        </draw:g>
        <draw:custom-shape draw:name="Google Shape;452;p25_1" draw:style-name="gr11" draw:text-style-name="P8" draw:layer="layout" svg:width="0.025cm" svg:height="7.714cm" svg:x="7.213cm" svg:y="11.318cm">
          <text:p/>
          <draw:enhanced-geometry draw:mirror-horizontal="false" draw:mirror-vertical="false" svg:viewBox="0 0 0 0" drawooo:sub-view-size="323 96152" draw:text-areas="0 0 ?f0 ?f1" draw:type="ooxml-non-primitive" draw:enhanced-path="M 166 1 L 1 96151 322 96151 166 1 Z N">
            <draw:equation draw:name="f0" draw:formula="logwidth"/>
            <draw:equation draw:name="f1" draw:formula="logheight"/>
          </draw:enhanced-geometry>
        </draw:custom-shape>
        <draw:custom-shape draw:name="Google Shape;453;p25_1" draw:style-name="gr12" draw:text-style-name="P8" draw:layer="layout" svg:width="0.026cm" svg:height="5.171cm" svg:x="22.802cm" svg:y="10.578cm">
          <text:p/>
          <draw:enhanced-geometry draw:mirror-horizontal="false" draw:mirror-vertical="false" svg:viewBox="0 0 0 0" drawooo:sub-view-size="323 64457" draw:text-areas="0 0 ?f0 ?f1" draw:type="ooxml-non-primitive" draw:enhanced-path="M 157 1 L 0 64456 322 64456 157 1 Z N">
            <draw:equation draw:name="f0" draw:formula="logwidth"/>
            <draw:equation draw:name="f1" draw:formula="logheight"/>
          </draw:enhanced-geometry>
        </draw:custom-shape>
        <draw:g draw:name="Google Shape;454;p25_1">
          <draw:custom-shape draw:name="Google Shape;455;p25_1" draw:style-name="gr13" draw:text-style-name="P9" draw:layer="layout" svg:width="0.609cm" svg:height="0.608cm" svg:x="24.522cm" svg:y="12.4cm">
            <text:p/>
            <draw:enhanced-geometry draw:mirror-horizontal="false" draw:mirror-vertical="false" svg:viewBox="0 0 0 0" drawooo:sub-view-size="7594 7593" draw:text-areas="0 0 ?f0 ?f1" draw:type="ooxml-non-primitive" draw:enhanced-path="M 1 0 L 1 7593 7593 7593 7593 0 Z N">
              <draw:equation draw:name="f0" draw:formula="logwidth"/>
              <draw:equation draw:name="f1" draw:formula="logheight"/>
            </draw:enhanced-geometry>
          </draw:custom-shape>
          <draw:custom-shape draw:name="Google Shape;456;p25_1" draw:style-name="gr14" draw:text-style-name="P8" draw:layer="layout" svg:width="0.025cm" svg:height="5.492cm" svg:x="24.813cm" svg:y="6.457cm">
            <text:p/>
            <draw:enhanced-geometry draw:mirror-horizontal="false" draw:mirror-vertical="false" svg:viewBox="0 0 0 0" drawooo:sub-view-size="323 68455" draw:text-areas="0 0 ?f0 ?f1" draw:type="ooxml-non-primitive" draw:enhanced-path="M 166 1 L 0 68455 322 68455 166 1 Z N">
              <draw:equation draw:name="f0" draw:formula="logwidth"/>
              <draw:equation draw:name="f1" draw:formula="logheight"/>
            </draw:enhanced-geometry>
          </draw:custom-shape>
        </draw:g>
        <draw:g draw:name="Google Shape;457;p25_1">
          <draw:custom-shape draw:name="Google Shape;458;p25_1" draw:style-name="gr15" draw:text-style-name="P9" draw:layer="layout" svg:width="0.609cm" svg:height="0.672cm" svg:x="13.695cm" svg:y="12.029cm">
            <text:p/>
            <draw:enhanced-geometry draw:mirror-horizontal="false" draw:mirror-vertical="false" svg:viewBox="0 0 0 0" drawooo:sub-view-size="7594 7593" draw:text-areas="0 0 ?f0 ?f1" draw:type="ooxml-non-primitive" draw:enhanced-path="M 1 0 L 1 7593 7593 7593 7593 0 Z N">
              <draw:equation draw:name="f0" draw:formula="logwidth"/>
              <draw:equation draw:name="f1" draw:formula="logheight"/>
            </draw:enhanced-geometry>
          </draw:custom-shape>
          <draw:custom-shape draw:name="Google Shape;459;p25_1" draw:style-name="gr9" draw:text-style-name="P9" draw:layer="layout" svg:width="0.318cm" svg:height="0.352cm" svg:x="13.839cm" svg:y="13.38cm">
            <text:p/>
            <draw:enhanced-geometry draw:mirror-horizontal="false" draw:mirror-vertical="false" svg:viewBox="0 0 0 0" drawooo:sub-view-size="7594 7593" draw:text-areas="0 0 ?f0 ?f1" draw:type="ooxml-non-primitive" draw:enhanced-path="M 1 0 L 1 7593 7593 7593 7593 0 Z N">
              <draw:equation draw:name="f0" draw:formula="logwidth"/>
              <draw:equation draw:name="f1" draw:formula="logheight"/>
            </draw:enhanced-geometry>
          </draw:custom-shape>
          <draw:custom-shape draw:name="Google Shape;460;p25_1" draw:style-name="gr9" draw:text-style-name="P9" draw:layer="layout" svg:width="0.246cm" svg:height="0.271cm" svg:x="13.876cm" svg:y="14.411cm">
            <text:p/>
            <draw:enhanced-geometry draw:mirror-horizontal="false" draw:mirror-vertical="false" svg:viewBox="0 0 0 0" drawooo:sub-view-size="7594 7593" draw:text-areas="0 0 ?f0 ?f1" draw:type="ooxml-non-primitive" draw:enhanced-path="M 1 0 L 1 7593 7593 7593 7593 0 Z N">
              <draw:equation draw:name="f0" draw:formula="logwidth"/>
              <draw:equation draw:name="f1" draw:formula="logheight"/>
            </draw:enhanced-geometry>
          </draw:custom-shape>
        </draw:g>
        <presentation:notes draw:style-name="dp2">
          <draw:page-thumbnail draw:name="Google Shape;431;g6c52a2e8d8_0_177:notes" draw:style-name="gr16" draw:layer="layout" svg:width="19.19cm" svg:height="10.476cm" svg:x="1.2cm" svg:y="2.095cm" draw:page-number="1" presentation:class="page"/>
          <draw:frame draw:name="Google Shape;432;g6c52a2e8d8_0_1" presentation:style-name="pr3" draw:text-style-name="P10" draw:layer="layout" svg:width="17.271cm" svg:height="12.572cm" svg:x="2.159cm" svg:y="13.271cm" presentation:class="notes" presentation:placeholder="true" presentation:user-transformed="true">
            <draw:text-box/>
          </draw:frame>
        </presentation:notes>
      </draw:page>
      <draw:page draw:name="03" draw:style-name="dp1" draw:master-page-name="CUSTOM">
        <draw:frame draw:name="Google Shape;471;p27" presentation:style-name="pr4" draw:text-style-name="P12" draw:layer="layout" svg:width="6.894cm" svg:height="1.768cm" svg:x="20.412cm" svg:y="10.401cm" presentation:class="title" presentation:user-transformed="true">
          <draw:text-box>
            <text:p text:style-name="P11"><text:span text:style-name="T5">GOALS</text:span></text:p>
          </draw:text-box>
        </draw:frame>
        <draw:frame draw:name="Google Shape;472;p27_1" presentation:style-name="pr5" draw:text-style-name="P14" draw:layer="layout" svg:width="5.37cm" svg:height="1.752cm" svg:x="20.412cm" svg:y="11.726cm" presentation:class="subtitle" presentation:user-transformed="true">
          <draw:text-box>
            <text:p text:style-name="P13"><text:span text:style-name="T6">Provide actionable recommendations based on our newfound understandings</text:span></text:p>
          </draw:text-box>
        </draw:frame>
        <draw:frame draw:name="Google Shape;473;p27_1" presentation:style-name="pr4" draw:text-style-name="P12" draw:layer="layout" svg:width="4.945cm" svg:height="1.768cm" svg:x="12.073cm" svg:y="10.301cm" presentation:class="title" presentation:user-transformed="true">
          <draw:text-box>
            <text:p text:style-name="P11"><text:span text:style-name="T5">OBJECTIVES</text:span></text:p>
          </draw:text-box>
        </draw:frame>
        <draw:frame draw:name="Google Shape;474;p27_1" presentation:style-name="pr4" draw:text-style-name="P12" draw:layer="layout" svg:width="6.59cm" svg:height="1.768cm" svg:x="3.745cm" svg:y="10.401cm" presentation:class="title" presentation:user-transformed="true">
          <draw:text-box>
            <text:p text:style-name="P11"><text:span text:style-name="T5">MOTIVATION</text:span></text:p>
          </draw:text-box>
        </draw:frame>
        <draw:frame draw:name="Google Shape;475;p27_1" presentation:style-name="pr6" draw:text-style-name="P16" draw:layer="layout" svg:width="5.375cm" svg:height="3.514cm" svg:x="3.745cm" svg:y="11.726cm" presentation:class="subtitle" presentation:user-transformed="true">
          <draw:text-box>
            <text:p text:style-name="P15"><text:span text:style-name="T7">WTWY is looking to expand their expand their reach, raise awareness, and attract a large gala turnout</text:span></text:p>
          </draw:text-box>
        </draw:frame>
        <draw:frame draw:name="Google Shape;476;p27_1" presentation:style-name="pr7" draw:text-style-name="P17" draw:layer="layout" svg:width="5.37cm" svg:height="1.768cm" svg:x="3.745cm" svg:y="8.102cm" presentation:class="title" presentation:user-transformed="true">
          <draw:text-box>
            <text:p text:style-name="P11"><text:span text:style-name="T8">01</text:span></text:p>
          </draw:text-box>
        </draw:frame>
        <draw:frame draw:name="Google Shape;477;p27_1" presentation:style-name="pr8" draw:text-style-name="P14" draw:layer="layout" svg:width="5.375cm" svg:height="1.752cm" svg:x="12.073cm" svg:y="11.726cm" presentation:class="subtitle" presentation:user-transformed="true">
          <draw:text-box>
            <text:p text:style-name="P13"><text:span text:style-name="T6">Use the data available to us to provide unique insights into our problem </text:span></text:p>
          </draw:text-box>
        </draw:frame>
        <draw:frame draw:name="Google Shape;478;p27_1" presentation:style-name="pr7" draw:text-style-name="P17" draw:layer="layout" svg:width="5.37cm" svg:height="1.768cm" svg:x="12.073cm" svg:y="8.102cm" presentation:class="title" presentation:user-transformed="true">
          <draw:text-box>
            <text:p text:style-name="P11"><text:span text:style-name="T9">02</text:span></text:p>
          </draw:text-box>
        </draw:frame>
        <draw:frame draw:name="Google Shape;479;p27_1" presentation:style-name="pr4" draw:text-style-name="P18" draw:layer="layout" svg:width="14.012cm" svg:height="1.768cm" svg:x="1.894cm" svg:y="1.261cm" presentation:class="title" presentation:user-transformed="true">
          <draw:text-box>
            <text:p text:style-name="P11"><text:span text:style-name="T10">THE PROBLEM</text:span></text:p>
          </draw:text-box>
        </draw:frame>
        <draw:frame draw:name="Google Shape;480;p27_1" presentation:style-name="pr7" draw:text-style-name="P17" draw:layer="layout" svg:width="5.37cm" svg:height="1.768cm" svg:x="20.411cm" svg:y="8.102cm" presentation:class="title" presentation:user-transformed="true">
          <draw:text-box>
            <text:p text:style-name="P11"><text:span text:style-name="T11">03</text:span></text:p>
          </draw:text-box>
        </draw:frame>
        <draw:custom-shape draw:name="Google Shape;481;p27_1" draw:style-name="gr17" draw:text-style-name="P9" draw:layer="layout" svg:width="2.522cm" svg:height="2.522cm" svg:x="3.745cm" svg:y="4.7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p27_1" draw:style-name="gr18" draw:text-style-name="P7" draw:layer="layout" svg:width="2.522cm" svg:height="2.522cm" svg:x="12.073cm" svg:y="4.7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3;p27_1" draw:style-name="gr19" draw:text-style-name="P5" draw:layer="layout" svg:width="2.522cm" svg:height="2.522cm" svg:x="20.411cm" svg:y="4.78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p27_1" draw:style-name="gr20" draw:text-style-name="P19" draw:layer="layout" svg:width="0.001cm" svg:height="2.939cm" svg:x="3.746cm" svg:y="6.047cm">
          <text:p/>
          <draw:enhanced-geometry draw:mirror-horizontal="false" draw:mirror-vertical="false" draw:text-areas="0 0 ?f2 ?f3" svg:viewBox="0 0 0 0" draw:type="ooxml-bentConnector3" draw:modifiers="-396875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85;p27_1" draw:style-name="gr20" draw:text-style-name="P19" draw:layer="layout" svg:width="0.001cm" svg:height="2.939cm" svg:x="12.073cm" svg:y="6.047cm">
          <text:p/>
          <draw:enhanced-geometry draw:mirror-horizontal="false" draw:mirror-vertical="false" draw:text-areas="0 0 ?f2 ?f3" svg:viewBox="0 0 0 0" draw:type="ooxml-bentConnector3" draw:modifiers="-396875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86;p27_1" draw:style-name="gr20" draw:text-style-name="P19" draw:layer="layout" svg:width="0.001cm" svg:height="2.939cm" svg:x="20.411cm" svg:y="6.047cm">
          <text:p/>
          <draw:enhanced-geometry draw:mirror-horizontal="false" draw:mirror-vertical="false" draw:text-areas="0 0 ?f2 ?f3" svg:viewBox="0 0 0 0" draw:type="ooxml-bentConnector3" draw:modifiers="-396875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87;p27_1" draw:style-name="gr21" draw:text-style-name="P7" draw:layer="layout" svg:width="0.73cm" svg:height="0.728cm" svg:x="6.969cm" svg:y="4.056cm">
          <text:p/>
          <draw:enhanced-geometry draw:mirror-horizontal="false" draw:mirror-vertical="false" drawooo:sub-view-size="6593 6575" draw:text-areas="0 0 ?f0 ?f1" svg:viewBox="0 0 0 0"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88;p27_1" draw:style-name="gr22" draw:text-style-name="P9" draw:layer="layout" svg:width="0.73cm" svg:height="0.728cm" svg:x="22.934cm" svg:y="7.308cm">
          <text:p/>
          <draw:enhanced-geometry draw:mirror-horizontal="false" draw:mirror-vertical="false" drawooo:sub-view-size="6593 6575" draw:text-areas="0 0 ?f0 ?f1" svg:viewBox="0 0 0 0"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89;p27_1" draw:style-name="gr23" draw:text-style-name="P20" draw:layer="layout" svg:width="1.766cm" svg:height="1.768cm" svg:x="4.123cm" svg:y="5.111cm">
          <text:p/>
          <draw:enhanced-geometry draw:mirror-horizontal="false" draw:mirror-vertical="false" drawooo:sub-view-size="11193 11205" draw:text-areas="0 0 ?f0 ?f1" svg:viewBox="0 0 0 0" draw:type="ooxml-non-primitive" draw:enhanced-path="M 3763 358 C 4096 358 4346 632 4346 941 4346 1144 4239 1346 4061 1441 4013 1477 3977 1536 3977 1596 L 3977 2001 C 3977 2096 4049 2179 4156 2179 L 5394 2179 5394 3406 C 5394 3513 5466 3584 5573 3584 L 5966 3584 C 6025 3584 6085 3561 6120 3501 6228 3322 6418 3215 6620 3215 6954 3215 7204 3489 7204 3799 7204 4120 6942 4382 6620 4382 6418 4382 6228 4275 6120 4096 6085 4037 6025 4001 5966 4001 L 5573 4001 C 5466 4001 5394 4084 5394 4180 L 5394 5418 4334 5418 4334 5299 C 4573 5120 4704 4834 4704 4561 4704 4037 4287 3620 3775 3620 3251 3620 2834 4037 2834 4561 2834 4858 2965 5132 3203 5299 L 3203 5430 2144 5430 2144 2179 3382 2179 C 3489 2179 3561 2096 3561 2001 L 3561 1596 C 3561 1536 3537 1477 3465 1441 3299 1346 3191 1144 3191 941 3191 608 3453 358 3763 358 Z M 9014 5811 L 9014 7799 9014 8025 9014 9049 7775 9049 C 7668 9049 7597 9121 7597 9228 L 7597 9633 C 7597 9692 7621 9752 7680 9776 7859 9883 7966 10073 7966 10288 7966 10609 7704 10871 7382 10871 7061 10871 6811 10597 6811 10288 6811 10073 6906 9883 7085 9776 7144 9752 7180 9692 7180 9633 L 7180 9228 C 7180 9121 7109 9049 7001 9049 L 5763 9049 5763 7811 C 5763 7716 5692 7632 5585 7632 L 5180 7632 C 5120 7632 5061 7668 5037 7728 4930 7906 4739 8013 4525 8013 4203 8013 3953 7740 3953 7430 3953 7120 4215 6847 4525 6847 4739 6847 4930 6954 5037 7132 5061 7192 5120 7216 5180 7216 L 5585 7216 C 5692 7216 5763 7144 5763 7037 L 5763 5811 6823 5811 6823 5942 C 6585 6120 6454 6406 6454 6680 6454 7204 6870 7621 7382 7621 7906 7621 8323 7204 8323 6680 8323 6382 8192 6108 7954 5942 L 7954 5811 Z M 3799 1 C 3275 1 2858 417 2858 941 2858 1239 3001 1525 3239 1679 L 3239 1822 2001 1822 C 1894 1822 1822 1894 1822 2001 L 1822 5608 1822 6847 1691 6847 C 1513 6609 1227 6478 941 6478 417 6478 1 6894 1 7406 1 7930 417 8347 941 8347 1239 8347 1525 8216 1691 7978 L 1822 7978 1822 9216 C 1822 9311 1894 9395 2001 9395 L 2620 9395 C 2727 9395 2799 9311 2799 9216 2799 9109 2727 9037 2620 9037 L 2179 9037 2179 7799 C 2179 7692 2108 7621 2001 7621 L 1596 7621 C 1536 7621 1477 7644 1453 7704 1346 7882 1155 7990 941 7990 620 7990 358 7728 358 7406 358 7085 632 6835 941 6835 1155 6835 1346 6930 1453 7109 1477 7168 1536 7204 1596 7204 L 2001 7204 C 2108 7204 2179 7132 2179 7025 L 2179 5787 3418 5787 C 3513 5787 3596 5716 3596 5608 L 3596 5204 C 3596 5144 3561 5085 3501 5061 3322 4954 3215 4763 3215 4549 3215 4227 3489 3977 3799 3977 4132 3977 4382 4239 4382 4549 4382 4763 4275 4954 4096 5061 4037 5085 4013 5144 4013 5204 L 4013 5608 C 4013 5716 4084 5787 4192 5787 L 5418 5787 5418 6847 5287 6847 C 5108 6609 4823 6478 4549 6478 4025 6478 3608 6894 3608 7406 3608 7930 4025 8347 4549 8347 4846 8347 5120 8216 5287 7978 L 5418 7978 5418 9037 3168 9037 C 3072 9037 3001 9109 3001 9216 3001 9311 3072 9395 3168 9395 L 6835 9395 6835 9526 C 6597 9704 6466 9990 6466 10264 6466 10788 6882 11204 7406 11204 7918 11204 8335 10788 8335 10264 8335 9966 8204 9692 7966 9526 L 7966 9395 9204 9395 C 9311 9395 9383 9311 9383 9216 L 9383 8002 9383 7787 9383 5596 9383 4358 9514 4358 C 9692 4596 9978 4727 10264 4727 10776 4727 11192 4311 11192 3799 11192 3287 10776 2858 10264 2858 9966 2858 9680 2989 9514 3227 L 9383 3227 9383 2001 C 9383 1894 9311 1822 9204 1822 L 8609 1822 C 8502 1822 8430 1894 8430 2001 8430 2096 8502 2179 8609 2179 L 9026 2179 9026 3406 C 9026 3513 9097 3584 9204 3584 L 9609 3584 C 9668 3584 9728 3561 9752 3501 9859 3322 10049 3215 10264 3215 10585 3215 10835 3489 10835 3799 10835 4120 10573 4382 10264 4382 10049 4382 9859 4275 9752 4096 9728 4037 9668 4001 9609 4001 L 9204 4001 C 9097 4001 9026 4084 9026 4180 L 9026 5418 7787 5418 C 7680 5418 7609 5489 7609 5596 L 7609 6001 C 7609 6061 7644 6120 7704 6144 7883 6251 7978 6442 7978 6656 7978 6978 7716 7240 7406 7240 7073 7240 6823 6966 6823 6656 6823 6442 6930 6251 7109 6144 7168 6120 7192 6061 7192 6001 L 7192 5596 C 7192 5489 7121 5418 7013 5418 L 5775 5418 5775 4358 5918 4358 C 6097 4596 6370 4739 6656 4739 7180 4739 7597 4323 7597 3799 7597 3275 7180 2858 6656 2858 6359 2858 6073 2989 5918 3227 L 5775 3227 5775 2179 8025 2179 C 8133 2179 8204 2096 8204 2001 8204 1894 8133 1822 8025 1822 L 4370 1822 4370 1679 C 4608 1501 4739 1227 4739 941 4739 417 4323 1 3799 1 Z N">
            <draw:equation draw:name="f0" draw:formula="logwidth"/>
            <draw:equation draw:name="f1" draw:formula="logheight"/>
          </draw:enhanced-geometry>
        </draw:custom-shape>
        <draw:g draw:name="Google Shape;490;p27_1">
          <draw:custom-shape draw:name="Google Shape;491;p27_1" draw:style-name="gr24" draw:text-style-name="P20" draw:layer="layout" svg:width="1.362cm" svg:height="1.36cm" svg:x="12.479cm" svg:y="5.158cm">
            <text:p/>
            <draw:enhanced-geometry draw:mirror-horizontal="false" draw:mirror-vertical="false" drawooo:sub-view-size="8549 8537" draw:text-areas="0 0 ?f0 ?f1" svg:viewBox="0 0 0 0" draw:type="ooxml-non-primitive" draw:enhanced-path="M 4025 0 C 3763 0 3525 179 3489 441 L 3322 1262 C 3155 1322 2977 1381 2834 1465 L 2132 1012 C 2036 947 1929 915 1825 915 1683 915 1544 974 1441 1084 L 1084 1441 C 905 1619 881 1917 1012 2119 L 1477 2822 C 1381 2989 1322 3155 1262 3310 L 453 3477 C 191 3524 0 3763 0 4013 L 0 4525 C 0 4775 179 5013 453 5060 L 1262 5215 C 1322 5382 1381 5560 1477 5715 L 1012 6406 C 869 6632 893 6918 1084 7096 L 1441 7453 C 1544 7557 1687 7608 1830 7608 1935 7608 2041 7580 2132 7525 L 2834 7061 C 2989 7156 3155 7215 3322 7275 L 3489 8096 C 3525 8346 3763 8537 4025 8537 L 4525 8537 C 4775 8537 5013 8358 5060 8096 L 5227 7275 C 5358 7227 5489 7180 5632 7120 5692 7084 5727 6977 5692 6894 5655 6821 5584 6790 5515 6790 5494 6790 5473 6793 5453 6799 5299 6870 5156 6918 5001 6965 4941 6977 4882 7037 4882 7096 L 4703 8025 C 4691 8108 4596 8180 4513 8180 L 4001 8180 C 3917 8180 3822 8120 3810 8025 L 3632 7096 C 3620 7037 3572 6977 3513 6965 3310 6906 3096 6811 2905 6703 2876 6691 2843 6686 2812 6686 2780 6686 2751 6691 2727 6703 L 1941 7227 C 1904 7249 1864 7260 1824 7260 1774 7260 1725 7243 1679 7203 L 1322 6846 C 1262 6787 1250 6680 1298 6584 L 1822 5799 C 1846 5739 1858 5679 1822 5620 1715 5429 1620 5215 1560 5013 1548 4953 1489 4894 1429 4894 L 512 4715 C 417 4703 346 4608 346 4525 L 346 4013 C 346 3929 405 3834 512 3822 L 1429 3643 C 1489 3632 1548 3584 1560 3524 1620 3322 1715 3108 1822 2917 1846 2858 1846 2786 1822 2739 L 1298 1941 C 1250 1869 1250 1762 1322 1691 L 1679 1334 C 1714 1299 1765 1280 1820 1280 1859 1280 1901 1290 1941 1310 L 2727 1822 C 2759 1841 2791 1853 2822 1853 2850 1853 2878 1844 2905 1822 3096 1727 3310 1631 3513 1572 3572 1560 3632 1500 3632 1441 L 3810 512 C 3822 429 3917 357 4001 357 L 4513 357 C 4596 357 4691 417 4703 512 L 4882 1441 C 4894 1500 4941 1560 5001 1572 5215 1631 5418 1727 5608 1822 5638 1840 5674 1849 5706 1849 5739 1849 5769 1840 5787 1822 L 6584 1310 C 6617 1288 6656 1277 6696 1277 6745 1277 6795 1294 6835 1334 L 7192 1691 C 7251 1750 7263 1858 7216 1941 L 6704 2739 C 6668 2798 6656 2858 6704 2917 6799 3108 6894 3322 6954 3524 6965 3584 7025 3643 7085 3643 L 8013 3822 C 8097 3834 8168 3929 8168 4013 L 8168 4525 C 8168 4608 8108 4703 8013 4715 L 7085 4894 C 7025 4906 6965 4953 6954 5013 6906 5156 6846 5322 6787 5477 6739 5560 6787 5668 6882 5715 6903 5724 6926 5729 6949 5729 7016 5729 7085 5691 7120 5620 7180 5489 7239 5358 7275 5215 L 8097 5060 C 8347 5013 8549 4775 8549 4525 L 8549 4013 C 8549 3763 8370 3524 8097 3477 L 7275 3310 C 7216 3155 7156 2977 7073 2822 L 7537 2119 C 7680 1905 7656 1619 7454 1441 L 7096 1084 C 6992 980 6848 924 6705 924 6603 924 6502 953 6418 1012 L 5715 1465 C 5549 1381 5394 1322 5227 1262 L 5060 441 C 5013 191 4775 0 4525 0 Z N">
              <draw:equation draw:name="f0" draw:formula="logwidth"/>
              <draw:equation draw:name="f1" draw:formula="logheight"/>
            </draw:enhanced-geometry>
          </draw:custom-shape>
          <draw:custom-shape draw:name="Google Shape;492;p27_1" draw:style-name="gr25" draw:text-style-name="P20" draw:layer="layout" svg:width="0.547cm" svg:height="0.47cm" svg:x="12.926cm" svg:y="5.526cm">
            <text:p/>
            <draw:enhanced-geometry draw:mirror-horizontal="false" draw:mirror-vertical="false" drawooo:sub-view-size="3442 2954" draw:text-areas="0 0 ?f0 ?f1" svg:viewBox="0 0 0 0" draw:type="ooxml-non-primitive" draw:enhanced-path="M 1465 1 C 941 1 453 191 72 561 0 632 0 739 72 811 113 852 158 873 203 873 247 873 292 852 334 811 631 513 1024 358 1465 358 2358 358 3084 1084 3084 1977 3084 2227 3024 2477 2905 2716 2846 2799 2894 2894 2977 2942 3013 2954 3036 2954 3048 2954 3108 2954 3167 2930 3215 2870 3370 2585 3441 2287 3441 1977 3441 894 2560 1 1465 1 Z N">
              <draw:equation draw:name="f0" draw:formula="logwidth"/>
              <draw:equation draw:name="f1" draw:formula="logheight"/>
            </draw:enhanced-geometry>
          </draw:custom-shape>
          <draw:custom-shape draw:name="Google Shape;493;p27_1" draw:style-name="gr26" draw:text-style-name="P20" draw:layer="layout" svg:width="0.513cm" svg:height="0.434cm" svg:x="12.842cm" svg:y="5.718cm">
            <text:p/>
            <draw:enhanced-geometry draw:mirror-horizontal="false" draw:mirror-vertical="false" drawooo:sub-view-size="3227 2734" draw:text-areas="0 0 ?f0 ?f1" svg:viewBox="0 0 0 0" draw:type="ooxml-non-primitive" draw:enhanced-path="M 277 0 C 203 0 136 38 108 115 36 317 0 531 0 758 0 1841 881 2734 1977 2734 2394 2734 2798 2603 3144 2365 3215 2305 3227 2198 3191 2127 3162 2075 3106 2051 3050 2051 3015 2051 2981 2061 2953 2079 2667 2282 2334 2389 2001 2389 1108 2389 370 1662 370 769 370 591 405 412 465 246 465 138 417 43 334 7 315 3 296 0 277 0 Z N">
              <draw:equation draw:name="f0" draw:formula="logwidth"/>
              <draw:equation draw:name="f1" draw:formula="logheight"/>
            </draw:enhanced-geometry>
          </draw:custom-shape>
          <draw:custom-shape draw:name="Google Shape;494;p27_1" draw:style-name="gr27" draw:text-style-name="P20" draw:layer="layout" svg:width="0.919cm" svg:height="0.92cm" svg:x="13.326cm" svg:y="6.013cm">
            <text:p/>
            <draw:enhanced-geometry draw:mirror-horizontal="false" draw:mirror-vertical="false" drawooo:sub-view-size="5776 5776" draw:text-areas="0 0 ?f0 ?f1" svg:viewBox="0 0 0 0" draw:type="ooxml-non-primitive" draw:enhanced-path="M 2739 1 C 2548 1 2370 156 2322 346 L 2215 846 C 2132 882 2036 930 1953 953 L 1525 668 C 1454 627 1372 606 1291 606 1181 606 1071 645 989 727 L 751 965 C 620 1108 584 1322 691 1501 L 977 1942 C 917 2061 870 2180 822 2311 786 2394 858 2501 941 2537 954 2541 967 2542 980 2542 1055 2542 1137 2489 1167 2418 1203 2275 1251 2144 1322 2025 1358 1965 1358 1894 1322 1846 L 989 1322 C 977 1299 977 1263 1001 1239 L 1239 1001 C 1258 981 1274 973 1291 973 1304 973 1318 978 1334 989 L 1846 1322 C 1878 1342 1910 1354 1942 1354 1969 1354 1997 1345 2025 1322 2144 1251 2287 1203 2417 1156 2477 1144 2537 1084 2537 1025 L 2656 418 C 2656 382 2679 358 2727 358 L 3060 358 C 3084 358 3120 394 3132 418 L 3251 1025 C 3263 1084 3310 1144 3370 1156 3501 1203 3632 1251 3751 1322 3781 1340 3816 1349 3849 1349 3882 1349 3912 1340 3930 1322 L 4453 989 C 4469 978 4483 973 4497 973 4513 973 4529 981 4549 1001 L 4787 1239 C 4811 1263 4811 1299 4799 1322 L 4453 1846 C 4430 1906 4406 1965 4453 2025 4525 2144 4573 2275 4620 2418 4632 2477 4692 2537 4751 2537 L 5358 2656 C 5394 2656 5418 2680 5418 2727 L 5418 3049 C 5418 3085 5394 3108 5358 3132 L 4751 3251 C 4692 3263 4632 3311 4620 3370 4573 3501 4525 3632 4453 3751 4430 3811 4430 3882 4453 3930 L 4799 4454 C 4811 4478 4811 4513 4787 4537 L 4549 4775 C 4526 4798 4508 4806 4489 4806 4478 4806 4467 4803 4453 4799 L 3930 4454 C 3898 4435 3866 4422 3834 4422 3806 4422 3779 4432 3751 4454 3632 4525 3501 4573 3370 4621 3310 4632 3251 4692 3251 4751 L 3132 5359 C 3132 5394 3096 5418 3060 5418 L 2727 5418 C 2703 5418 2668 5394 2656 5359 L 2537 4751 C 2525 4692 2477 4632 2417 4621 2287 4573 2144 4525 2025 4454 1995 4436 1962 4427 1931 4427 1900 4427 1870 4436 1846 4454 L 1334 4799 C 1321 4803 1309 4806 1298 4806 1279 4806 1261 4798 1239 4775 L 1001 4537 C 977 4513 977 4478 989 4454 L 1322 3930 C 1358 3870 1370 3811 1322 3751 1251 3632 1215 3501 1167 3370 1144 3311 1084 3251 1024 3251 L 417 3132 C 393 3132 358 3097 358 3049 L 358 2727 C 358 2692 393 2668 417 2656 L 465 2632 C 548 2620 632 2525 596 2430 586 2352 520 2289 444 2289 428 2289 410 2292 393 2299 L 346 2311 C 155 2358 1 2513 1 2727 L 1 3049 C 1 3251 155 3430 346 3466 L 846 3573 C 882 3668 929 3751 953 3847 L 679 4275 C 572 4442 584 4656 727 4811 L 977 5049 C 1055 5127 1163 5172 1278 5172 1356 5172 1436 5152 1513 5109 L 1941 4823 C 2025 4871 2120 4894 2203 4930 L 2310 5430 C 2358 5633 2513 5775 2727 5775 L 3060 5775 C 3251 5775 3430 5633 3465 5430 L 3572 4930 C 3668 4894 3751 4859 3846 4823 L 4275 5109 C 4344 5153 4422 5175 4500 5175 4610 5175 4720 5132 4811 5049 L 5049 4811 C 5180 4680 5215 4454 5108 4275 L 4823 3847 C 4870 3751 4894 3668 4930 3573 L 5442 3466 C 5632 3430 5775 3263 5775 3049 L 5775 2727 C 5775 2513 5644 2358 5454 2311 L 4942 2204 C 4918 2120 4870 2025 4846 1942 L 5120 1501 C 5227 1346 5215 1120 5061 965 L 4823 727 C 4745 650 4634 610 4520 610 4441 610 4360 629 4287 668 L 3858 953 C 3763 906 3680 882 3596 846 L 3489 346 C 3441 156 3275 1 3072 1 Z N">
              <draw:equation draw:name="f0" draw:formula="logwidth"/>
              <draw:equation draw:name="f1" draw:formula="logheight"/>
            </draw:enhanced-geometry>
          </draw:custom-shape>
          <draw:custom-shape draw:name="Google Shape;495;p27_1" draw:style-name="gr28" draw:text-style-name="P20" draw:layer="layout" svg:width="0.312cm" svg:height="0.312cm" svg:x="13.635cm" svg:y="6.318cm">
            <text:p/>
            <draw:enhanced-geometry draw:mirror-horizontal="false" draw:mirror-vertical="false" drawooo:sub-view-size="1965 1966" draw:text-areas="0 0 ?f0 ?f1" svg:viewBox="0 0 0 0" draw:type="ooxml-non-primitive" draw:enhanced-path="M 977 1 C 441 1 0 453 0 989 0 1525 441 1965 977 1965 1203 1965 1417 1894 1572 1763 1655 1703 1667 1596 1608 1501 1574 1461 1525 1439 1473 1439 1434 1439 1394 1452 1358 1477 1250 1561 1119 1608 965 1608 619 1608 346 1322 346 977 346 644 619 358 977 358 1322 358 1608 644 1608 989 1608 1084 1679 1168 1786 1168 1893 1168 1965 1084 1965 989 1965 453 1512 1 977 1 Z N">
              <draw:equation draw:name="f0" draw:formula="logwidth"/>
              <draw:equation draw:name="f1" draw:formula="logheight"/>
            </draw:enhanced-geometry>
          </draw:custom-shape>
          <draw:custom-shape draw:name="Google Shape;496;p27_1" draw:style-name="gr28" draw:text-style-name="P20" draw:layer="layout" svg:width="0.341cm" svg:height="0.341cm" svg:x="12.984cm" svg:y="5.669cm">
            <text:p/>
            <draw:enhanced-geometry draw:mirror-horizontal="false" draw:mirror-vertical="false" drawooo:sub-view-size="2144 2144" draw:text-areas="0 0 ?f0 ?f1" svg:viewBox="0 0 0 0" draw:type="ooxml-non-primitive" draw:enhanced-path="M 1072 358 C 1477 358 1786 680 1786 1072 1786 1477 1465 1787 1072 1787 691 1787 358 1453 358 1072 358 668 691 358 1072 358 Z M 1072 1 C 477 1 0 477 0 1072 0 1668 477 2144 1072 2144 1667 2144 2144 1656 2144 1072 2144 477 1667 1 1072 1 Z N">
              <draw:equation draw:name="f0" draw:formula="logwidth"/>
              <draw:equation draw:name="f1" draw:formula="logheight"/>
            </draw:enhanced-geometry>
          </draw:custom-shape>
        </draw:g>
        <draw:g draw:name="Google Shape;497;p27_1">
          <draw:custom-shape draw:name="Google Shape;498;p27_1" draw:style-name="gr29" draw:text-style-name="P20" draw:layer="layout" svg:width="1.785cm" svg:height="1.776cm" svg:x="20.789cm" svg:y="5.158cm">
            <text:p/>
            <draw:enhanced-geometry draw:mirror-horizontal="false" draw:mirror-vertical="false" drawooo:sub-view-size="10931 10877" draw:text-areas="0 0 ?f0 ?f1" svg:viewBox="0 0 0 0" draw:type="ooxml-non-primitive" draw:enhanced-path="M 4203 6323 C 4322 6454 4465 6609 4620 6740 L 4024 7335 3977 7287 3632 6942 3584 6906 4203 6323 Z M 3239 7123 C 3307 7123 3376 7150 3429 7204 L 3763 7537 C 3858 7632 3858 7799 3751 7894 L 3560 8097 2858 7394 3048 7204 C 3102 7150 3170 7123 3239 7123 Z M 2631 7597 L 3334 8299 1167 10478 C 1113 10526 1045 10550 976 10550 908 10550 840 10526 786 10478 L 453 10133 C 357 10038 357 9883 465 9776 L 2631 7597 Z M 7120 1 C 3989 1 2191 3537 4001 6073 L 3274 6799 C 3249 6796 3223 6794 3198 6794 3049 6794 2912 6854 2810 6966 L 226 9549 C 0 9776 0 10145 226 10371 L 572 10716 C 679 10823 828 10877 976 10877 1125 10877 1274 10823 1381 10716 L 3655 8430 3977 8121 C 4096 8002 4155 7835 4144 7656 L 4870 6930 C 5406 7323 6037 7573 6715 7632 L 6727 7632 C 6799 7632 6882 7573 6894 7478 6906 7394 6834 7323 6739 7299 6037 7228 5406 6966 4882 6549 2298 4465 3822 310 7096 310 8942 310 10418 1703 10597 3465 10609 3549 10692 3608 10775 3608 10871 3596 10930 3525 10930 3430 10728 1525 9120 1 7120 1 Z N">
              <draw:equation draw:name="f0" draw:formula="logwidth"/>
              <draw:equation draw:name="f1" draw:formula="logheight"/>
            </draw:enhanced-geometry>
          </draw:custom-shape>
          <draw:custom-shape draw:name="Google Shape;499;p27_1" draw:style-name="gr30" draw:text-style-name="P20" draw:layer="layout" svg:width="1.07cm" svg:height="1.023cm" svg:x="21.39cm" svg:y="5.272cm">
            <text:p/>
            <draw:enhanced-geometry draw:mirror-horizontal="false" draw:mirror-vertical="false" drawooo:sub-view-size="6561 6266" draw:text-areas="0 0 ?f0 ?f1" svg:viewBox="0 0 0 0" draw:type="ooxml-non-primitive" draw:enhanced-path="M 3441 336 C 4989 336 6251 1587 6251 3146 6251 4694 4989 5944 3441 5944 2727 5944 1989 5682 1441 5135 345 4027 345 2241 1441 1158 1989 598 2703 336 3441 336 Z M 3428 0 C 2628 0 1828 307 1215 920 0 2134 0 4123 1215 5337 1822 5944 2631 6266 3429 6266 5144 6266 6561 4873 6561 3134 6561 2301 6227 1515 5632 920 5025 307 4227 0 3428 0 Z N">
              <draw:equation draw:name="f0" draw:formula="logwidth"/>
              <draw:equation draw:name="f1" draw:formula="logheight"/>
            </draw:enhanced-geometry>
          </draw:custom-shape>
          <draw:custom-shape draw:name="Google Shape;500;p27_1" draw:style-name="gr31" draw:text-style-name="P20" draw:layer="layout" svg:width="0.487cm" svg:height="0.595cm" svg:x="21.711cm" svg:y="5.463cm">
            <text:p/>
            <draw:enhanced-geometry draw:mirror-horizontal="false" draw:mirror-vertical="false" drawooo:sub-view-size="2990 3645" draw:text-areas="0 0 ?f0 ?f1" svg:viewBox="0 0 0 0" draw:type="ooxml-non-primitive" draw:enhanced-path="M 1477 334 C 1834 334 2132 632 2132 989 2132 1334 1834 1632 1477 1632 1120 1632 822 1334 822 989 822 608 1120 334 1477 334 Z M 1906 1953 C 2287 1953 2620 2263 2620 2668 L 2620 3335 2275 3335 2275 2632 C 2275 2549 2203 2477 2108 2477 2025 2477 1953 2549 1953 2632 L 1953 3335 953 3335 953 2632 C 953 2549 882 2477 787 2477 691 2477 620 2549 620 2632 L 620 3335 263 3335 263 2668 C 263 2275 584 1953 977 1953 Z M 1477 1 C 941 1 501 429 501 965 501 1239 608 1477 787 1656 322 1763 1 2180 1 2656 L 1 3335 C 1 3501 132 3644 310 3644 L 2680 3644 C 2846 3644 2989 3513 2989 3335 L 2989 2656 C 2965 2180 2620 1763 2156 1656 2334 1477 2442 1239 2442 965 2442 429 2013 1 1477 1 Z N">
              <draw:equation draw:name="f0" draw:formula="logwidth"/>
              <draw:equation draw:name="f1" draw:formula="logheight"/>
            </draw:enhanced-geometry>
          </draw:custom-shape>
          <draw:custom-shape draw:name="Google Shape;501;p27_1" draw:style-name="gr32" draw:text-style-name="P20" draw:layer="layout" svg:width="0.592cm" svg:height="0.589cm" svg:x="21.983cm" svg:y="5.818cm">
            <text:p/>
            <draw:enhanced-geometry draw:mirror-horizontal="false" draw:mirror-vertical="false" drawooo:sub-view-size="3632 3613" draw:text-areas="0 0 ?f0 ?f1" svg:viewBox="0 0 0 0" draw:type="ooxml-non-primitive" draw:enhanced-path="M 3433 0 C 3361 0 3297 65 3287 148 3120 1803 1810 3112 143 3291 60 3303 1 3374 1 3469 13 3553 72 3612 167 3612 L 179 3612 C 1989 3422 3442 1993 3620 183 3632 88 3561 17 3465 5 3454 2 3443 0 3433 0 Z N">
              <draw:equation draw:name="f0" draw:formula="logwidth"/>
              <draw:equation draw:name="f1" draw:formula="logheight"/>
            </draw:enhanced-geometry>
          </draw:custom-shape>
        </draw:g>
        <presentation:notes draw:style-name="dp1">
          <draw:page-thumbnail draw:name="Google Shape;468;g6c4305b01e_0_0:notes" draw:style-name="gr16" draw:layer="layout" svg:width="19.19cm" svg:height="10.476cm" svg:x="1.2cm" svg:y="2.095cm" draw:page-number="2" presentation:class="page"/>
          <draw:frame draw:name="Google Shape;469;g6c4305b01e_0_1" presentation:style-name="pr9" draw:text-style-name="P21" draw:layer="layout" svg:width="17.271cm" svg:height="12.572cm" svg:x="2.159cm" svg:y="13.271cm" presentation:class="notes" presentation:placeholder="true" presentation:user-transformed="true">
            <draw:text-box/>
          </draw:frame>
        </presentation:notes>
      </draw:page>
      <draw:page draw:name="page3" draw:style-name="dp1" draw:master-page-name="CUSTOM_5f_4">
        <draw:frame draw:name="Google Shape;465;p26_0" presentation:style-name="pr10" draw:text-style-name="P26" draw:layer="layout" svg:width="24.089cm" svg:height="11.594cm" svg:x="1.828cm" svg:y="3.256cm" presentation:class="outline" presentation:user-transformed="true">
          <draw:text-box>
            <text:p text:style-name="P22"><text:span text:style-name="T12"/></text:p>
            <text:p text:style-name="P23"><text:span text:style-name="T7"/></text:p>
            <text:list text:style-name="L7">
              <text:list-item>
                <text:p text:style-name="P22"><text:span text:style-name="T7">Start with our dataset:</text:span></text:p>
                <text:list>
                  <text:list-item>
                    <text:p text:style-name="P24"><text:span text:style-name="T7">NYC subway turnstile data from Jan 2021 to Aug 2021</text:span></text:p>
                  </text:list-item>
                </text:list>
              </text:list-item>
              <text:list-item>
                <text:p text:style-name="P24"><text:span text:style-name="T7">Tools:</text:span></text:p>
                <text:list>
                  <text:list-item>
                    <text:p text:style-name="P24"><text:span text:style-name="T7">SQLAlchemy to bring the data in </text:span></text:p>
                  </text:list-item>
                  <text:list-item>
                    <text:p text:style-name="P24"><text:span text:style-name="T7">Pandas and numpy to sanitize and manipulate our data</text:span></text:p>
                  </text:list-item>
                  <text:list-item>
                    <text:p text:style-name="P24"><text:span text:style-name="T7">Matplotlib to visualize our data</text:span></text:p>
                  </text:list-item>
                  <text:list-item>
                    <text:p text:style-name="P24"><text:span text:style-name="T7"><text:s/></text:span><text:span text:style-name="T7">SQLite for higher level data exploration</text:span></text:p>
                  </text:list-item>
                </text:list>
                <text:p text:style-name="P24"><text:span text:style-name="T7"/></text:p>
              </text:list-item>
            </text:list>
            <text:p text:style-name="P25"><text:span text:style-name="T7"/></text:p>
          </draw:text-box>
        </draw:frame>
        <draw:frame draw:name="Google Shape;466;p26_2" presentation:style-name="pr11" draw:text-style-name="P27" draw:layer="layout" svg:width="14.476cm" svg:height="1.768cm" svg:x="1.894cm" svg:y="1.261cm" presentation:class="title" presentation:user-transformed="true">
          <draw:text-box>
            <text:p text:style-name="P22"><text:span text:style-name="T10">METHODOLOGY</text:span></text:p>
          </draw:text-box>
        </draw:frame>
        <presentation:notes draw:style-name="dp1">
          <draw:page-thumbnail draw:name="Google Shape;462;g6c60e245bf_1_0" draw:style-name="gr16" draw:layer="layout" svg:width="19.19cm" svg:height="10.476cm" svg:x="1.2cm" svg:y="2.095cm" draw:page-number="3" presentation:class="page"/>
          <draw:frame draw:name="Google Shape;463;g6c60e245bf_1_2" presentation:style-name="pr12" draw:text-style-name="P10" draw:layer="layout" svg:width="17.271cm" svg:height="12.572cm" svg:x="2.159cm" svg:y="13.271cm" presentation:class="notes" presentation:placeholder="true" presentation:user-transformed="true">
            <draw:text-box/>
          </draw:frame>
        </presentation:notes>
      </draw:page>
      <draw:page draw:name="page4" draw:style-name="dp1" draw:master-page-name="CUSTOM_5f_4">
        <draw:frame draw:name="Google Shape;465;p26_1" presentation:style-name="pr10" draw:text-style-name="P26" draw:layer="layout" svg:width="24.089cm" svg:height="11.594cm" svg:x="1.828cm" svg:y="3.256cm" presentation:class="outline" presentation:user-transformed="true">
          <draw:text-box>
            <text:p text:style-name="P22"><text:span text:style-name="T12"/></text:p>
            <text:p text:style-name="P23"><text:span text:style-name="T7"/></text:p>
            <text:list text:style-name="L7">
              <text:list-item>
                <text:p text:style-name="P22"><text:span text:style-name="T7">Include screenshot of data to show changes </text:span><text:span text:style-name="T7">made and discuss how we made them</text:span></text:p>
              </text:list-item>
            </text:list>
            <text:p text:style-name="P25"><text:span text:style-name="T7"/></text:p>
          </draw:text-box>
        </draw:frame>
        <draw:frame draw:name="Google Shape;466;p26_3" presentation:style-name="pr11" draw:text-style-name="P27" draw:layer="layout" svg:width="14.476cm" svg:height="1.768cm" svg:x="1.894cm" svg:y="1.261cm" presentation:class="title" presentation:user-transformed="true">
          <draw:text-box>
            <text:p text:style-name="P22"><text:span text:style-name="T10">Methodology</text:span></text:p>
          </draw:text-box>
        </draw:frame>
        <presentation:notes draw:style-name="dp1">
          <draw:page-thumbnail draw:name="Google Shape;462;g6c60e245bf_1_1" draw:style-name="gr16" draw:layer="layout" svg:width="19.19cm" svg:height="10.476cm" svg:x="1.2cm" svg:y="2.095cm" draw:page-number="4" presentation:class="page"/>
          <draw:frame draw:name="Google Shape;463;g6c60e245bf_1_3" presentation:style-name="pr13" draw:text-style-name="P10" draw:layer="layout" svg:width="17.271cm" svg:height="12.572cm" svg:x="2.159cm" svg:y="13.271cm" presentation:class="notes" presentation:placeholder="true" presentation:user-transformed="true">
            <draw:text-box/>
          </draw:frame>
        </presentation:notes>
      </draw:page>
      <draw:page draw:name="page5" draw:style-name="dp1" draw:master-page-name="CUSTOM_5f_4">
        <draw:frame draw:name="Google Shape;465;p26_3" presentation:style-name="pr10" draw:text-style-name="P26" draw:layer="layout" svg:width="24.089cm" svg:height="11.594cm" svg:x="1.828cm" svg:y="3.256cm" presentation:class="outline" presentation:user-transformed="true">
          <draw:text-box>
            <text:p text:style-name="P22"><text:span text:style-name="T12"/></text:p>
            <text:p text:style-name="P23"><text:span text:style-name="T7"/></text:p>
            <text:list text:style-name="L7">
              <text:list-item>
                <text:p text:style-name="P22"><text:span text:style-name="T7">Include the data here</text:span></text:p>
              </text:list-item>
            </text:list>
            <text:p text:style-name="P25"><text:span text:style-name="T7"/></text:p>
          </draw:text-box>
        </draw:frame>
        <draw:frame draw:name="Google Shape;466;p26_5" presentation:style-name="pr11" draw:text-style-name="P27" draw:layer="layout" svg:width="14.476cm" svg:height="1.768cm" svg:x="1.894cm" svg:y="1.261cm" presentation:class="title" presentation:user-transformed="true">
          <draw:text-box>
            <text:p text:style-name="P22"><text:span text:style-name="T10">Results</text:span></text:p>
          </draw:text-box>
        </draw:frame>
        <presentation:notes draw:style-name="dp1">
          <draw:page-thumbnail draw:name="Google Shape;462;g6c60e245bf_1_3" draw:style-name="gr16" draw:layer="layout" svg:width="19.19cm" svg:height="10.476cm" svg:x="1.2cm" svg:y="2.095cm" draw:page-number="5" presentation:class="page"/>
          <draw:frame draw:name="Google Shape;463;g6c60e245bf_1_5" presentation:style-name="pr14" draw:text-style-name="P10" draw:layer="layout" svg:width="17.271cm" svg:height="12.572cm" svg:x="2.159cm" svg:y="13.271cm" presentation:class="notes" presentation:placeholder="true" presentation:user-transformed="true">
            <draw:text-box/>
          </draw:frame>
        </presentation:notes>
      </draw:page>
      <draw:page draw:name="page6" draw:style-name="dp1" draw:master-page-name="CUSTOM_5f_4">
        <draw:frame draw:name="Google Shape;465;p26_2" presentation:style-name="pr10" draw:text-style-name="P26" draw:layer="layout" svg:width="24.089cm" svg:height="11.594cm" svg:x="1.828cm" svg:y="3.256cm" presentation:class="outline" presentation:user-transformed="true">
          <draw:text-box>
            <text:p text:style-name="P22"><text:span text:style-name="T12"/></text:p>
            <text:p text:style-name="P23"><text:span text:style-name="T7"/></text:p>
            <text:list text:style-name="L7">
              <text:list-item>
                <text:p text:style-name="P22"><text:span text:style-name="T7">test</text:span></text:p>
              </text:list-item>
            </text:list>
            <text:p text:style-name="P25"><text:span text:style-name="T7"/></text:p>
          </draw:text-box>
        </draw:frame>
        <draw:frame draw:name="Google Shape;466;p26_4" presentation:style-name="pr11" draw:text-style-name="P27" draw:layer="layout" svg:width="14.476cm" svg:height="1.768cm" svg:x="1.894cm" svg:y="1.261cm" presentation:class="title" presentation:user-transformed="true">
          <draw:text-box>
            <text:p text:style-name="P22"><text:span text:style-name="T10">Conclusions</text:span></text:p>
          </draw:text-box>
        </draw:frame>
        <presentation:notes draw:style-name="dp1">
          <draw:page-thumbnail draw:name="Google Shape;462;g6c60e245bf_1_2" draw:style-name="gr16" draw:layer="layout" svg:width="19.19cm" svg:height="10.476cm" svg:x="1.2cm" svg:y="2.095cm" draw:page-number="6" presentation:class="page"/>
          <draw:frame draw:name="Google Shape;463;g6c60e245bf_1_4" presentation:style-name="pr15" draw:text-style-name="P10" draw:layer="layout" svg:width="17.271cm" svg:height="12.572cm" svg:x="2.159cm" svg:y="13.271cm" presentation:class="notes" presentation:placeholder="true" presentation:user-transformed="true">
            <draw:text-box/>
          </draw:frame>
        </presentation:notes>
      </draw:page>
      <draw:page draw:name="page7" draw:style-name="dp1" draw:master-page-name="CUSTOM_5f_4">
        <draw:frame draw:name="Google Shape;465;p26_4" presentation:style-name="pr10" draw:text-style-name="P26" draw:layer="layout" svg:width="24.089cm" svg:height="11.594cm" svg:x="1.828cm" svg:y="3.256cm" presentation:class="outline" presentation:user-transformed="true">
          <draw:text-box>
            <text:p text:style-name="P22"><text:span text:style-name="T7"/></text:p>
            <text:p text:style-name="P22"><text:span text:style-name="T7"/></text:p>
            <text:p text:style-name="P22"><text:span text:style-name="T7"/></text:p>
            <text:list text:style-name="L7">
              <text:list-item>
                <text:p text:style-name="P28"><text:span text:style-name="T13">Further sanitization of data</text:span></text:p>
              </text:list-item>
              <text:list-item>
                <text:p text:style-name="P28"><text:span text:style-name="T13">Deeper investigation into trends or relation </text:span><text:span text:style-name="T13">to events</text:span></text:p>
              </text:list-item>
              <text:list-item>
                <text:p text:style-name="P28"><text:span text:style-name="T13">Potential to tie in US Census Data</text:span></text:p>
                <text:list>
                  <text:list-item>
                    <text:p text:style-name="P29"><text:span text:style-name="T13">Look to areas with higher women/men </text:span><text:span text:style-name="T13">ratios</text:span></text:p>
                  </text:list-item>
                  <text:list-item>
                    <text:p text:style-name="P29"><text:span text:style-name="T13">Using median income by zipcode to </text:span><text:span text:style-name="T13">target deeper pockets or people who </text:span><text:span text:style-name="T13">might need a leg up</text:span></text:p>
                  </text:list-item>
                </text:list>
              </text:list-item>
            </text:list>
            <text:p text:style-name="P25"><text:span text:style-name="T7"/></text:p>
          </draw:text-box>
        </draw:frame>
        <draw:frame draw:name="Google Shape;466;p26_6" presentation:style-name="pr11" draw:text-style-name="P27" draw:layer="layout" svg:width="14.476cm" svg:height="1.768cm" svg:x="1.894cm" svg:y="1.261cm" presentation:class="title" presentation:user-transformed="true">
          <draw:text-box>
            <text:p text:style-name="P22"><text:span text:style-name="T10">Future Work</text:span></text:p>
          </draw:text-box>
        </draw:frame>
        <presentation:notes draw:style-name="dp1">
          <draw:page-thumbnail draw:name="Google Shape;462;g6c60e245bf_1_4" draw:style-name="gr16" draw:layer="layout" svg:width="19.19cm" svg:height="10.476cm" svg:x="1.2cm" svg:y="2.095cm" draw:page-number="7" presentation:class="page"/>
          <draw:frame draw:name="Google Shape;463;g6c60e245bf_1_6" presentation:style-name="pr16" draw:text-style-name="P10" draw:layer="layout" svg:width="17.271cm" svg:height="12.572cm" svg:x="2.159cm" svg:y="13.271cm" presentation:class="notes" presentation:placeholder="true" presentation:user-transformed="true">
            <draw:text-box/>
          </draw:frame>
        </presentation:notes>
      </draw:page>
      <draw:page draw:name="page8" draw:style-name="dp1" draw:master-page-name="CUSTOM_5f_4_5f_">
        <draw:frame draw:name="Google Shape;1586;p49" presentation:style-name="pr17" draw:text-style-name="P32" draw:layer="layout" svg:width="11.968cm" svg:height="11.594cm" svg:x="1.828cm" svg:y="4.402cm" presentation:class="outline" presentation:user-transformed="true">
          <draw:text-box>
            <text:p text:style-name="P11"><text:span text:style-name="T6">Did you like the resources on this template? </text:span><text:span text:style-name="T6">Get them for free at our other websites.</text:span></text:p>
            <text:p text:style-name="P30"><text:span text:style-name="T14">VECTORS</text:span></text:p>
            <text:p text:style-name="P11"><text:span text:style-name="T15"/></text:p>
            <text:list text:style-name="L9">
              <text:list-item>
                <text:p text:style-name="P31"><text:span text:style-name="T16">Github Repo</text:span></text:p>
              </text:list-item>
              <text:list-item>
                <text:p text:style-name="P31"><text:span text:style-name="T16"><text:a xlink:href="https://www.freepik.com/free-vector/dashboard-element-collection_6271326.htm/?utm_source=slidesgo_template&amp;utm_medium=referral-link&amp;utm_campaign=sg_resources&amp;utm_content=freepik" xlink:type="simple">Dashboard element collection</text:a></text:span></text:p>
              </text:list-item>
              <text:list-item>
                <text:p text:style-name="P31"><text:span text:style-name="T16"><text:a xlink:href="https://www.freepik.com/free-vector/red-blue-neon-fingerprint-background_6071002.htm/?utm_source=slidesgo_template&amp;utm_medium=referral-link&amp;utm_campaign=sg_resources&amp;utm_content=freepik" xlink:type="simple">Red and blue neon fingerprint background</text:a></text:span></text:p>
              </text:list-item>
              <text:list-item>
                <text:p text:style-name="P31"><text:span text:style-name="T16"><text:a xlink:href="https://www.freepik.com/free-vector/dashboard-element-collection-template_6100740.htm/?utm_source=slidesgo_template&amp;utm_medium=referral-link&amp;utm_campaign=sg_resources&amp;utm_content=freepik" xlink:type="simple">Dashboard element collection template</text:a></text:span></text:p>
              </text:list-item>
            </text:list>
          </draw:text-box>
        </draw:frame>
        <draw:frame draw:name="Google Shape;1587;p49_1" presentation:style-name="pr18" draw:text-style-name="P18" draw:layer="layout" svg:width="14.476cm" svg:height="1.768cm" svg:x="1.894cm" svg:y="1.261cm" presentation:class="title" presentation:user-transformed="true">
          <draw:text-box>
            <text:p text:style-name="P11"><text:span text:style-name="T10">APPENDIX</text:span></text:p>
          </draw:text-box>
        </draw:frame>
        <draw:frame draw:name="Google Shape;1588;p49_1" presentation:style-name="pr17" draw:text-style-name="P32" draw:layer="layout" svg:width="11.968cm" svg:height="5.864cm" svg:x="14.361cm" svg:y="6.337cm" presentation:class="outline" presentation:user-transformed="true">
          <draw:text-box>
            <text:p text:style-name="P11"><text:span text:style-name="T14">PHOTOS</text:span></text:p>
            <text:p text:style-name="P11"><text:span text:style-name="T15"/></text:p>
            <text:list text:style-name="L10">
              <text:list-item>
                <text:p text:style-name="P31"><text:span text:style-name="T16"><text:a xlink:href="https://www.freepik.com/free-photo/female-colleagues-discussing-work-office_4856776.htm#page=1&amp;query=4856776&amp;position=0/?utm_source=slidesgo_template&amp;utm_medium=referral-link&amp;utm_campaign=sg_resources&amp;utm_content=freepik" xlink:type="simple">Female colleagues discussing work at office</text:a></text:span></text:p>
              </text:list-item>
              <text:list-item>
                <text:p text:style-name="P31"><text:span text:style-name="T16"><text:a xlink:href="https://www.freepik.com/free-photo/close-up-confident-adult-woman-posing_7075953.htm/?utm_source=slidesgo_template&amp;utm_medium=referral-link&amp;utm_campaign=sg_resources&amp;utm_content=freepik" xlink:type="simple">Close-up confident adult woman posing</text:a></text:span></text:p>
              </text:list-item>
              <text:list-item>
                <text:p text:style-name="P31"><text:span text:style-name="T16"><text:a xlink:href="https://www.freepik.com/free-photo/portrait-beautiful-adult-woman-smiling_7075981.htm/?utm_source=slidesgo_template&amp;utm_medium=referral-link&amp;utm_campaign=sg_resources&amp;utm_content=freepik" xlink:type="simple">Portrait of beautiful adult woman smiling</text:a></text:span></text:p>
              </text:list-item>
            </text:list>
            <text:p text:style-name="P33"><text:span text:style-name="T6"/></text:p>
          </draw:text-box>
        </draw:frame>
        <presentation:notes draw:style-name="dp1">
          <draw:page-thumbnail draw:name="Google Shape;1583;g6c60e245bf_1_31582:notes" draw:style-name="gr16" draw:layer="layout" svg:width="19.19cm" svg:height="10.476cm" svg:x="1.2cm" svg:y="2.095cm" draw:page-number="8" presentation:class="page"/>
          <draw:frame draw:name="Google Shape;1584;g6c60e245bf_1_1" presentation:style-name="pr19" draw:text-style-name="P21" draw:layer="layout" svg:width="17.271cm" svg:height="12.572cm" svg:x="2.159cm" svg:y="13.271cm" presentation:class="notes" presentation:placeholder="true" presentation:user-transformed="true">
            <draw:text-box/>
          </draw:frame>
        </presentation:notes>
      </draw:page>
      <draw:page draw:name="AWESOME WORDS" draw:style-name="dp1" draw:master-page-name="MAIN_5f_POINT">
        <draw:frame draw:name="Google Shape;1079;p37" presentation:style-name="pr20" draw:text-style-name="P34" draw:layer="layout" svg:width="15.523cm" svg:height="6.584cm" svg:x="6.237cm" svg:y="4.582cm" presentation:class="title" presentation:user-transformed="true">
          <draw:text-box>
            <text:p text:style-name="P1"><text:span text:style-name="T17">AWESOME </text:span><text:span text:style-name="T18">WOR</text:span><text:span text:style-name="T18">DS</text:span></text:p>
          </draw:text-box>
        </draw:frame>
        <presentation:notes draw:style-name="dp2">
          <draw:page-thumbnail draw:name="Google Shape;1076;g70d13569c7_2_50:notes" draw:style-name="gr16" draw:layer="layout" svg:width="19.19cm" svg:height="10.476cm" svg:x="1.2cm" svg:y="2.095cm" draw:page-number="9" presentation:class="page"/>
          <draw:frame draw:name="Google Shape;1077;g70d13569c7_2_1" presentation:style-name="pr21" draw:text-style-name="P10"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dvent Pro Medium" svg:font-family="'Advent Pro Medium'"/>
    <style:font-face style:name="Advent Pro SemiBold" svg:font-family="'Advent Pro SemiBold'"/>
    <style:font-face style:name="Arial2" svg:font-family="Arial"/>
    <style:font-face style:name="Maven Pro1" svg:font-family="'Maven Pro'"/>
    <style:font-face style:name="Maven Pro Regular" svg:font-family="'Maven Pro Regular'"/>
    <style:font-face style:name="Share Tech" svg:font-family="'Share Tech'"/>
    <style:font-face style:name="Arial1" svg:font-family="Arial" style:font-pitch="variable"/>
    <style:font-face style:name="Liberation Sans" svg:font-family="'Liberation Sans'" style:font-pitch="variable"/>
    <style:font-face style:name="Lohit Devanagari" svg:font-family="'Lohit Devanagari'" style:font-pitch="variable"/>
    <style:font-face style:name="Maven Pro" svg:font-family="'Maven Pro'" style:font-pitch="variable"/>
    <style:font-face style:name="Noto Sans CJK SC" svg:font-family="'Noto Sans CJK SC'"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002845"/>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9.1000003814697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9.1000003814697pt" style:font-style-asian="normal" style:font-weight-asian="normal" style:font-name-complex="Lohit Devanagari1" style:font-family-complex="'Lohit Devanagari'" style:font-family-generic-complex="system" style:font-pitch-complex="variable" style:font-size-complex="29.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11cm" fo:margin-bottom="0cm" fo:text-indent="0cm"/>
      <style:text-properties fo:font-size="22.1000003814697pt" style:font-size-asian="20pt" style:font-size-complex="20pt"/>
    </style:style>
    <style:style style:name="TITLE-outline6" style:family="presentation" style:parent-style-name="TITLE-outline5">
      <style:paragraph-properties fo:margin-left="0cm" fo:margin-right="0cm" fo:margin-top="0.11cm" fo:margin-bottom="0cm" fo:text-indent="0cm"/>
      <style:text-properties fo:font-size="22.1000003814697pt" style:font-size-asian="20pt" style:font-size-complex="20pt"/>
    </style:style>
    <style:style style:name="TITLE-outline7" style:family="presentation" style:parent-style-name="TITLE-outline6">
      <style:paragraph-properties fo:margin-left="0cm" fo:margin-right="0cm" fo:margin-top="0.11cm" fo:margin-bottom="0cm" fo:text-indent="0cm"/>
      <style:text-properties fo:font-size="22.1000003814697pt" style:font-size-asian="20pt" style:font-size-complex="20pt"/>
    </style:style>
    <style:style style:name="TITLE-outline8" style:family="presentation" style:parent-style-name="TITLE-outline7">
      <style:paragraph-properties fo:margin-left="0cm" fo:margin-right="0cm" fo:margin-top="0.11cm" fo:margin-bottom="0cm" fo:text-indent="0cm"/>
      <style:text-properties fo:font-size="22.1000003814697pt" style:font-size-asian="20pt" style:font-size-complex="20pt"/>
    </style:style>
    <style:style style:name="TITLE-outline9" style:family="presentation" style:parent-style-name="TITLE-outline8">
      <style:paragraph-properties fo:margin-left="0cm" fo:margin-right="0cm" fo:margin-top="0.11cm" fo:margin-bottom="0cm" fo:text-indent="0cm"/>
      <style:text-properties fo:font-size="22.1000003814697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solid" draw:fill-color="#002845"/>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6.3999996185303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6.3999996185303pt" style:font-style-asian="normal" style:font-weight-asian="normal" style:font-name-complex="Lohit Devanagari1"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shrink-to-fit" style:shrink-to-fit="true">
        <text:list-style style:name="CUSTOM_5f_4-outline1" style:display-name="CUSTOM_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outline3" style:display-name="CUSTOM_4-outline3" style:family="presentation" style:parent-style-name="CUSTOM_5f_4-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outline4" style:display-name="CUSTOM_4-outline4" style:family="presentation" style:parent-style-name="CUSTOM_5f_4-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left="0cm" fo:margin-right="0cm" fo:margin-top="0.11cm" fo:margin-bottom="0cm" fo:text-indent="0cm"/>
      <style:text-properties fo:font-size="22.1000003814697pt" style:font-size-asian="20pt" style:font-size-complex="20pt"/>
    </style:style>
    <style:style style:name="CUSTOM_5f_4-outline6" style:display-name="CUSTOM_4-outline6" style:family="presentation" style:parent-style-name="CUSTOM_5f_4-outline5">
      <style:paragraph-properties fo:margin-left="0cm" fo:margin-right="0cm" fo:margin-top="0.11cm" fo:margin-bottom="0cm" fo:text-indent="0cm"/>
      <style:text-properties fo:font-size="22.1000003814697pt" style:font-size-asian="20pt" style:font-size-complex="20pt"/>
    </style:style>
    <style:style style:name="CUSTOM_5f_4-outline7" style:display-name="CUSTOM_4-outline7" style:family="presentation" style:parent-style-name="CUSTOM_5f_4-outline6">
      <style:paragraph-properties fo:margin-left="0cm" fo:margin-right="0cm" fo:margin-top="0.11cm" fo:margin-bottom="0cm" fo:text-indent="0cm"/>
      <style:text-properties fo:font-size="22.1000003814697pt" style:font-size-asian="20pt" style:font-size-complex="20pt"/>
    </style:style>
    <style:style style:name="CUSTOM_5f_4-outline8" style:display-name="CUSTOM_4-outline8" style:family="presentation" style:parent-style-name="CUSTOM_5f_4-outline7">
      <style:paragraph-properties fo:margin-left="0cm" fo:margin-right="0cm" fo:margin-top="0.11cm" fo:margin-bottom="0cm" fo:text-indent="0cm"/>
      <style:text-properties fo:font-size="22.1000003814697pt" style:font-size-asian="20pt" style:font-size-complex="20pt"/>
    </style:style>
    <style:style style:name="CUSTOM_5f_4-outline9" style:display-name="CUSTOM_4-outline9" style:family="presentation" style:parent-style-name="CUSTOM_5f_4-outline8">
      <style:paragraph-properties fo:margin-left="0cm" fo:margin-right="0cm" fo:margin-top="0.11cm" fo:margin-bottom="0cm" fo:text-indent="0cm"/>
      <style:text-properties fo:font-size="22.1000003814697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text:list-style style:name="CUSTOM_5f_4-title" style:display-name="CUSTOM_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002845"/>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6.3999996185303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6.3999996185303pt" style:font-style-asian="normal" style:font-weight-asian="normal" style:font-name-complex="Lohit Devanagari1"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left="0cm" fo:margin-right="0cm" fo:margin-top="0.11cm" fo:margin-bottom="0cm" fo:text-indent="0cm"/>
      <style:text-properties fo:font-size="22.1000003814697pt" style:font-size-asian="20pt" style:font-size-complex="20pt"/>
    </style:style>
    <style:style style:name="MAIN_5f_POINT-outline6" style:display-name="MAIN_POINT-outline6" style:family="presentation" style:parent-style-name="MAIN_5f_POINT-outline5">
      <style:paragraph-properties fo:margin-left="0cm" fo:margin-right="0cm" fo:margin-top="0.11cm" fo:margin-bottom="0cm" fo:text-indent="0cm"/>
      <style:text-properties fo:font-size="22.1000003814697pt" style:font-size-asian="20pt" style:font-size-complex="20pt"/>
    </style:style>
    <style:style style:name="MAIN_5f_POINT-outline7" style:display-name="MAIN_POINT-outline7" style:family="presentation" style:parent-style-name="MAIN_5f_POINT-outline6">
      <style:paragraph-properties fo:margin-left="0cm" fo:margin-right="0cm" fo:margin-top="0.11cm" fo:margin-bottom="0cm" fo:text-indent="0cm"/>
      <style:text-properties fo:font-size="22.1000003814697pt" style:font-size-asian="20pt" style:font-size-complex="20pt"/>
    </style:style>
    <style:style style:name="MAIN_5f_POINT-outline8" style:display-name="MAIN_POINT-outline8" style:family="presentation" style:parent-style-name="MAIN_5f_POINT-outline7">
      <style:paragraph-properties fo:margin-left="0cm" fo:margin-right="0cm" fo:margin-top="0.11cm" fo:margin-bottom="0cm" fo:text-indent="0cm"/>
      <style:text-properties fo:font-size="22.1000003814697pt" style:font-size-asian="20pt" style:font-size-complex="20pt"/>
    </style:style>
    <style:style style:name="MAIN_5f_POINT-outline9" style:display-name="MAIN_POINT-outline9" style:family="presentation" style:parent-style-name="MAIN_5f_POINT-outline8">
      <style:paragraph-properties fo:margin-left="0cm" fo:margin-right="0cm" fo:margin-top="0.11cm" fo:margin-bottom="0cm" fo:text-indent="0cm"/>
      <style:text-properties fo:font-size="22.1000003814697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002845"/>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6.3999996185303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6.3999996185303pt" style:font-style-asian="normal" style:font-weight-asian="normal" style:font-name-complex="Lohit Devanagari1"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outline5" style:family="presentation" style:parent-style-name="CUSTOM-outline4">
      <style:paragraph-properties fo:margin-left="0cm" fo:margin-right="0cm" fo:margin-top="0.11cm" fo:margin-bottom="0cm" fo:text-indent="0cm"/>
      <style:text-properties fo:font-size="22.1000003814697pt" style:font-size-asian="20pt" style:font-size-complex="20pt"/>
    </style:style>
    <style:style style:name="CUSTOM-outline6" style:family="presentation" style:parent-style-name="CUSTOM-outline5">
      <style:paragraph-properties fo:margin-left="0cm" fo:margin-right="0cm" fo:margin-top="0.11cm" fo:margin-bottom="0cm" fo:text-indent="0cm"/>
      <style:text-properties fo:font-size="22.1000003814697pt" style:font-size-asian="20pt" style:font-size-complex="20pt"/>
    </style:style>
    <style:style style:name="CUSTOM-outline7" style:family="presentation" style:parent-style-name="CUSTOM-outline6">
      <style:paragraph-properties fo:margin-left="0cm" fo:margin-right="0cm" fo:margin-top="0.11cm" fo:margin-bottom="0cm" fo:text-indent="0cm"/>
      <style:text-properties fo:font-size="22.1000003814697pt" style:font-size-asian="20pt" style:font-size-complex="20pt"/>
    </style:style>
    <style:style style:name="CUSTOM-outline8" style:family="presentation" style:parent-style-name="CUSTOM-outline7">
      <style:paragraph-properties fo:margin-left="0cm" fo:margin-right="0cm" fo:margin-top="0.11cm" fo:margin-bottom="0cm" fo:text-indent="0cm"/>
      <style:text-properties fo:font-size="22.1000003814697pt" style:font-size-asian="20pt" style:font-size-complex="20pt"/>
    </style:style>
    <style:style style:name="CUSTOM-outline9" style:family="presentation" style:parent-style-name="CUSTOM-outline8">
      <style:paragraph-properties fo:margin-left="0cm" fo:margin-right="0cm" fo:margin-top="0.11cm" fo:margin-bottom="0cm" fo:text-indent="0cm"/>
      <style:text-properties fo:font-size="22.1000003814697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_5f_-background" style:display-name="CUSTOM_4_-background" style:family="presentation">
      <style:graphic-properties draw:stroke="none" draw:fill="solid" draw:fill-color="#002845"/>
      <style:text-properties style:letter-kerning="true"/>
    </style:style>
    <style:style style:name="CUSTOM_5f_4_5f_-backgroundobjects" style:display-name="CUSTOM_4_-backgroundobjects" style:family="presentation">
      <style:graphic-properties draw:textarea-horizontal-align="justify" draw:shadow="hidden" draw:shadow-offset-x="0.2cm" draw:shadow-offset-y="0.2cm" draw:shadow-color="#808080"/>
      <style:text-properties style:letter-kerning="true"/>
    </style:style>
    <style:style style:name="CUSTOM_5f_4_5f_-notes" style:display-name="CUSTOM_4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6.3999996185303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6.3999996185303pt" style:font-style-asian="normal" style:font-weight-asian="normal" style:font-name-complex="Lohit Devanagari1"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CUSTOM_5f_4_5f_-outline1" style:display-name="CUSTOM_4_-outline1" style:family="presentation">
      <style:graphic-properties draw:stroke="none" draw:fill="none" draw:auto-grow-height="false" draw:fit-to-size="shrink-to-fit" style:shrink-to-fit="true">
        <text:list-style style:name="CUSTOM_5f_4_5f_-outline1" style:display-name="CUSTOM_4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5.3999996185303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USTOM_5f_4_5f_-outline2" style:display-name="CUSTOM_4_-outline2" style:family="presentation" style:parent-style-name="CUSTOM_5f_4_5f_-outline1">
      <style:paragraph-properties fo:margin-left="0cm" fo:margin-right="0cm" fo:margin-top="0.4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_5f_-outline3" style:display-name="CUSTOM_4_-outline3" style:family="presentation" style:parent-style-name="CUSTOM_5f_4_5f_-outline2">
      <style:paragraph-properties fo:margin-left="0cm" fo:margin-right="0cm" fo:margin-top="0.3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_5f_-outline4" style:display-name="CUSTOM_4_-outline4" style:family="presentation" style:parent-style-name="CUSTOM_5f_4_5f_-outline3">
      <style:paragraph-properties fo:margin-left="0cm" fo:margin-right="0cm" fo:margin-top="0.2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5.3999996185303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USTOM_5f_4_5f_-outline5" style:display-name="CUSTOM_4_-outline5" style:family="presentation" style:parent-style-name="CUSTOM_5f_4_5f_-outline4">
      <style:paragraph-properties fo:margin-left="0cm" fo:margin-right="0cm" fo:margin-top="0.11cm" fo:margin-bottom="0cm" fo:text-indent="0cm"/>
      <style:text-properties fo:font-size="22.1000003814697pt" style:font-size-asian="20pt" style:font-size-complex="20pt"/>
    </style:style>
    <style:style style:name="CUSTOM_5f_4_5f_-outline6" style:display-name="CUSTOM_4_-outline6" style:family="presentation" style:parent-style-name="CUSTOM_5f_4_5f_-outline5">
      <style:paragraph-properties fo:margin-left="0cm" fo:margin-right="0cm" fo:margin-top="0.11cm" fo:margin-bottom="0cm" fo:text-indent="0cm"/>
      <style:text-properties fo:font-size="22.1000003814697pt" style:font-size-asian="20pt" style:font-size-complex="20pt"/>
    </style:style>
    <style:style style:name="CUSTOM_5f_4_5f_-outline7" style:display-name="CUSTOM_4_-outline7" style:family="presentation" style:parent-style-name="CUSTOM_5f_4_5f_-outline6">
      <style:paragraph-properties fo:margin-left="0cm" fo:margin-right="0cm" fo:margin-top="0.11cm" fo:margin-bottom="0cm" fo:text-indent="0cm"/>
      <style:text-properties fo:font-size="22.1000003814697pt" style:font-size-asian="20pt" style:font-size-complex="20pt"/>
    </style:style>
    <style:style style:name="CUSTOM_5f_4_5f_-outline8" style:display-name="CUSTOM_4_-outline8" style:family="presentation" style:parent-style-name="CUSTOM_5f_4_5f_-outline7">
      <style:paragraph-properties fo:margin-left="0cm" fo:margin-right="0cm" fo:margin-top="0.11cm" fo:margin-bottom="0cm" fo:text-indent="0cm"/>
      <style:text-properties fo:font-size="22.1000003814697pt" style:font-size-asian="20pt" style:font-size-complex="20pt"/>
    </style:style>
    <style:style style:name="CUSTOM_5f_4_5f_-outline9" style:display-name="CUSTOM_4_-outline9" style:family="presentation" style:parent-style-name="CUSTOM_5f_4_5f_-outline8">
      <style:paragraph-properties fo:margin-left="0cm" fo:margin-right="0cm" fo:margin-top="0.11cm" fo:margin-bottom="0cm" fo:text-indent="0cm"/>
      <style:text-properties fo:font-size="22.1000003814697pt" style:font-size-asian="20pt" style:font-size-complex="20pt"/>
    </style:style>
    <style:style style:name="CUSTOM_5f_4_5f_-subtitle" style:display-name="CUSTOM_4_-subtitle" style:family="presentation">
      <style:graphic-properties draw:stroke="none" draw:fill="none" draw:textarea-vertical-align="middle">
        <text:list-style style:name="CUSTOM_5f_4_5f_-subtitle" style:display-name="CUSTOM_4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title" style:display-name="CUSTOM_4_-title" style:family="presentation">
      <style:graphic-properties draw:stroke="none" draw:fill="none" draw:textarea-vertical-align="middle">
        <text:list-style style:name="CUSTOM_5f_4_5f_-title" style:display-name="CUSTOM_4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7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2845"/>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svg:stroke-width="0cm" draw:fill="solid" draw:fill-color="#e898ac"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04cm" svg:stroke-color="#e898ac"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08cm" svg:stroke-color="#e898ac"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008cm" svg:stroke-color="#00cfcc"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00cfcc"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solid" svg:stroke-width="0.016cm" svg:stroke-color="#ff9973" draw:stroke-linejoin="miter" svg:stroke-linecap="butt" draw:fill="none" draw:textarea-vertical-align="middle" draw:auto-grow-height="false" draw:fit-to-size="false" style:shrink-to-fit="false" fo:min-height="0.069cm" fo:min-width="0.07cm" fo:padding-top="0.254cm" fo:padding-bottom="0.254cm" fo:padding-left="0.254cm" fo:padding-right="0.254cm" fo:wrap-option="wrap"/>
    </style:style>
    <style:style style:name="Mgr9" style:family="graphic" style:parent-style-name="standard">
      <style:graphic-properties draw:stroke="solid" svg:stroke-width="0.011cm" svg:stroke-color="#ff9973"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solid" svg:stroke-width="0.007cm" svg:stroke-color="#ff9973"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none" svg:stroke-width="0cm" draw:fill="solid" draw:fill-color="#ff9973"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graphic-properties draw:stroke="none" svg:stroke-width="0cm" draw:fill="solid" draw:fill-color="#ffd6e1" draw:textarea-vertical-align="middle" draw:auto-grow-height="false" draw:fit-to-size="false" style:shrink-to-fit="false" fo:min-height="2.231cm" fo:min-width="0cm" fo:padding-top="0.254cm" fo:padding-bottom="0.254cm" fo:padding-left="0.254cm" fo:padding-right="0.254cm" fo:wrap-option="wrap"/>
    </style:style>
    <style:style style:name="Mgr13" style:family="graphic" style:parent-style-name="standard">
      <style:graphic-properties draw:stroke="none" svg:stroke-width="0cm" draw:fill="solid" draw:fill-color="#ffd6e1" draw:textarea-vertical-align="middle" draw:auto-grow-height="false" draw:fit-to-size="false" style:shrink-to-fit="false" fo:min-height="1.19cm" fo:min-width="0cm" fo:padding-top="0.254cm" fo:padding-bottom="0.254cm" fo:padding-left="0.254cm" fo:padding-right="0.254cm" fo:wrap-option="wrap"/>
    </style:style>
    <style:style style:name="Mgr14" style:family="graphic" style:parent-style-name="standard">
      <style:graphic-properties draw:stroke="solid" svg:stroke-width="0.016cm" svg:stroke-color="#ff9973" draw:stroke-linejoin="miter" svg:stroke-linecap="butt" draw:fill="none" draw:textarea-vertical-align="middle" draw:auto-grow-height="false" draw:fit-to-size="false" style:shrink-to-fit="false" fo:min-height="0.071cm" fo:min-width="0.069cm" fo:padding-top="0.254cm" fo:padding-bottom="0.254cm" fo:padding-left="0.254cm" fo:padding-right="0.254cm" fo:wrap-option="wrap"/>
    </style:style>
    <style:style style:name="Mgr15" style:family="graphic" style:parent-style-name="standard">
      <style:graphic-properties draw:stroke="none" svg:stroke-width="0cm" draw:fill="solid" draw:fill-color="#ffd6e1" draw:textarea-vertical-align="middle" draw:auto-grow-height="false" draw:fit-to-size="false" style:shrink-to-fit="false" fo:min-height="2.59cm" fo:min-width="0cm" fo:padding-top="0.254cm" fo:padding-bottom="0.254cm" fo:padding-left="0.254cm" fo:padding-right="0.254cm" fo:wrap-option="wrap"/>
    </style:style>
    <style:style style:name="Mgr16" style:family="graphic" style:parent-style-name="standard">
      <style:graphic-properties draw:stroke="none" svg:stroke-width="0cm" draw:fill="solid" draw:fill-color="#ffd6e1" draw:textarea-vertical-align="middle" draw:auto-grow-height="false" draw:fit-to-size="false" style:shrink-to-fit="false" fo:min-height="7.207cm" fo:min-width="0cm" fo:padding-top="0.254cm" fo:padding-bottom="0.254cm" fo:padding-left="0.254cm" fo:padding-right="0.254cm" fo:wrap-option="wrap"/>
    </style:style>
    <style:style style:name="Mgr17" style:family="graphic" style:parent-style-name="standard">
      <style:graphic-properties draw:stroke="none" svg:stroke-width="0cm" draw:fill="solid" draw:fill-color="#ffd6e1" draw:textarea-vertical-align="middle" draw:auto-grow-height="false" draw:fit-to-size="false" style:shrink-to-fit="false" fo:min-height="4.664cm" fo:min-width="0cm" fo:padding-top="0.254cm" fo:padding-bottom="0.254cm" fo:padding-left="0.254cm" fo:padding-right="0.254cm" fo:wrap-option="wrap"/>
    </style:style>
    <style:style style:name="Mgr18" style:family="graphic" style:parent-style-name="standard">
      <style:graphic-properties draw:stroke="none" svg:stroke-width="0cm" draw:fill="solid" draw:fill-color="#ffd6e1" draw:textarea-vertical-align="middle" draw:auto-grow-height="false" draw:fit-to-size="false" style:shrink-to-fit="false" fo:min-height="1.611cm" fo:min-width="0cm" fo:padding-top="0.254cm" fo:padding-bottom="0.254cm" fo:padding-left="0.254cm" fo:padding-right="0.254cm" fo:wrap-option="wrap"/>
    </style:style>
    <style:style style:name="Mgr19" style:family="graphic" style:parent-style-name="standard">
      <style:graphic-properties draw:stroke="none" svg:stroke-width="0cm" draw:fill="solid" draw:fill-color="#ffd6e1" draw:textarea-vertical-align="middle" draw:auto-grow-height="false" draw:fit-to-size="false" style:shrink-to-fit="false" fo:min-height="4.683cm" fo:min-width="0cm" fo:padding-top="0.254cm" fo:padding-bottom="0.254cm" fo:padding-left="0.254cm" fo:padding-right="0.254cm" fo:wrap-option="wrap"/>
    </style:style>
    <style:style style:name="Mgr20" style:family="graphic" style:parent-style-name="standard">
      <style:graphic-properties draw:stroke="none" svg:stroke-width="0cm" draw:fill="solid" draw:fill-color="#00cfcc" draw:textarea-vertical-align="middle" draw:auto-grow-height="false" draw:fit-to-size="false" style:shrink-to-fit="false" fo:min-height="0.102cm" fo:min-width="0.102cm" fo:padding-top="0.254cm" fo:padding-bottom="0.254cm" fo:padding-left="0.254cm" fo:padding-right="0.254cm" fo:wrap-option="wrap"/>
    </style:style>
    <style:style style:name="Mgr21" style:family="graphic" style:parent-style-name="standard">
      <style:graphic-properties draw:stroke="none" svg:stroke-width="0cm" draw:fill="solid" draw:fill-color="#ffd6e1" draw:textarea-vertical-align="middle" draw:auto-grow-height="false" draw:fit-to-size="false" style:shrink-to-fit="false" fo:min-height="4.986cm" fo:min-width="0cm" fo:padding-top="0.254cm" fo:padding-bottom="0.254cm" fo:padding-left="0.254cm" fo:padding-right="0.254cm" fo:wrap-option="wrap"/>
    </style:style>
    <style:style style:name="Mgr22" style:family="graphic" style:parent-style-name="standard">
      <style:graphic-properties draw:stroke="none" svg:stroke-width="0cm" draw:fill="solid" draw:fill-color="#00cfcc" draw:textarea-vertical-align="middle" draw:auto-grow-height="false" draw:fit-to-size="false" style:shrink-to-fit="false" fo:min-height="0.101cm" fo:min-width="0.102cm" fo:padding-top="0.254cm" fo:padding-bottom="0.254cm" fo:padding-left="0.254cm" fo:padding-right="0.254cm" fo:wrap-option="wrap"/>
    </style:style>
    <style:style style:name="Mgr23" style:family="graphic" style:parent-style-name="standard">
      <style:graphic-properties draw:stroke="none" svg:stroke-width="0cm" draw:fill="solid" draw:fill-color="#ffd6e1" draw:textarea-vertical-align="middle" draw:auto-grow-height="false" draw:fit-to-size="false" style:shrink-to-fit="false" fo:min-height="4.985cm" fo:min-width="0cm" fo:padding-top="0.254cm" fo:padding-bottom="0.254cm" fo:padding-left="0.254cm" fo:padding-right="0.254cm" fo:wrap-option="wrap"/>
    </style:style>
    <style:style style:name="Mgr24" style:family="graphic" style:parent-style-name="standard">
      <style:graphic-properties draw:stroke="none" svg:stroke-width="0cm" draw:fill="solid" draw:fill-color="#ffd6e1" draw:textarea-vertical-align="middle" draw:auto-grow-height="false" draw:fit-to-size="false" style:shrink-to-fit="false" fo:min-height="0.003cm" fo:min-width="0.003cm" fo:padding-top="0.254cm" fo:padding-bottom="0.254cm" fo:padding-left="0.254cm" fo:padding-right="0.254cm" fo:wrap-option="wrap"/>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ITLE-backgroundobjects">
      <style:graphic-properties draw:stroke="none" draw:fill="none" draw:fill-color="#ffffff" draw:auto-grow-height="false" fo:min-height="1.397cm"/>
      <style:paragraph-properties style:writing-mode="lr-tb"/>
    </style:style>
    <style:style style:name="Mpr5"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CUSTOM_5f_4-backgroundobjects">
      <style:graphic-properties draw:stroke="none" draw:fill="none" draw:fill-color="#ffffff" draw:auto-grow-height="false" fo:min-height="1.27cm"/>
      <style:paragraph-properties style:writing-mode="lr-tb"/>
    </style:style>
    <style:style style:name="Mpr7" style:family="presentation" style:parent-style-name="CUSTOM_5f_4-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MAIN_5f_POINT-backgroundobjects">
      <style:graphic-properties draw:stroke="none" draw:fill="none" draw:fill-color="#ffffff" draw:auto-grow-height="false" fo:min-height="1.27cm"/>
      <style:paragraph-properties style:writing-mode="lr-tb"/>
    </style:style>
    <style:style style:name="Mpr9" style:family="presentation" style:parent-style-name="MAIN_5f_POINT-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CUSTOM-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11" style:family="presentation" style:parent-style-name="CUSTOM-backgroundobjects">
      <style:graphic-properties draw:stroke="none" draw:fill="none" draw:fill-color="#ffffff" draw:auto-grow-height="false" fo:min-height="1.27cm"/>
      <style:paragraph-properties style:writing-mode="lr-tb"/>
    </style:style>
    <style:style style:name="Mpr12" style:family="presentation" style:parent-style-name="CUSTOM-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CUSTOM_5f_4_5f_-backgroundobjects">
      <style:graphic-properties draw:stroke="none" draw:fill="none" draw:fill-color="#ffffff" draw:auto-grow-height="false" fo:min-height="1.27cm"/>
      <style:paragraph-properties style:writing-mode="lr-tb"/>
    </style:style>
    <style:style style:name="Mpr14" style:family="presentation" style:parent-style-name="CUSTOM_5f_4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898ac"/>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14pt"/>
    </style:style>
    <style:style style:name="MP9" style:family="paragraph">
      <loext:graphic-properties draw:fill="solid" draw:fill-color="#00cfcc"/>
      <style:paragraph-properties fo:text-align="start" style:font-independent-line-spacing="true"/>
      <style:text-properties fo:font-size="14pt"/>
    </style:style>
    <style:style style:name="MP10" style:family="paragraph">
      <loext:graphic-properties draw:fill="solid" draw:fill-color="#ff9973"/>
      <style:paragraph-properties fo:text-align="start" style:font-independent-line-spacing="true"/>
      <style:text-properties fo:font-size="14pt"/>
    </style:style>
    <style:style style:name="MP11" style:family="paragraph">
      <loext:graphic-properties draw:fill="solid" draw:fill-color="#ffd6e1"/>
      <style:paragraph-properties fo:text-align="start" style:font-independent-line-spacing="true"/>
      <style:text-properties fo:font-size="14pt"/>
    </style:style>
    <style:style style:name="MP12" style:family="paragraph">
      <style:paragraph-properties fo:margin-left="0cm" fo:margin-right="0cm" fo:margin-top="0cm" fo:margin-bottom="0cm" fo:line-height="100%" fo:text-align="start" fo:text-indent="0cm" style:writing-mode="lr-tb"/>
      <style:text-properties fo:font-size="48pt"/>
    </style:style>
    <style:style style:name="MP13" style:family="paragraph">
      <loext:graphic-properties draw:fill="none"/>
      <style:paragraph-properties fo:text-align="start" style:font-independent-line-spacing="true"/>
      <style:text-properties fo:font-size="48pt"/>
    </style:style>
    <style:style style:name="MP14" style:family="paragraph">
      <style:text-properties fo:font-size="14pt" style:font-size-asian="14pt" style:font-size-complex="14pt"/>
    </style:style>
    <style:style style:name="MP15" style:family="paragraph">
      <loext:graphic-properties draw:fill="none" draw:fill-color="#ffffff"/>
      <style:text-properties fo:font-size="14pt" style:font-size-asian="14pt" style:font-size-complex="14pt"/>
    </style:style>
    <style:style style:name="MP16" style:family="paragraph">
      <style:paragraph-properties fo:text-align="end"/>
      <style:text-properties fo:font-size="14pt" style:font-size-asian="14pt" style:font-size-complex="14pt"/>
    </style:style>
    <style:style style:name="MP17"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cfcc" style:text-line-through-style="none" style:text-line-through-type="none" style:text-position="0% 100%" style:font-name="Share Tech" fo:font-size="48pt" fo:letter-spacing="normal"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style:style style:name="MT3" style:family="text">
      <style:text-properties fo:font-variant="normal" fo:text-transform="none" fo:color="#ff9973" style:text-line-through-style="none" style:text-line-through-type="none" style:text-position="0% 100%" style:font-name="Share Tech" fo:font-size="48pt" fo:letter-spacing="normal"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style:style style:name="MT4" style:family="text">
      <style:text-properties fo:font-variant="normal" fo:text-transform="none" fo:color="#e898ac" style:text-line-through-style="none" style:text-line-through-type="none" style:text-position="0% 100%" style:font-name="Share Tech" fo:font-size="48pt" fo:letter-spacing="normal" fo:font-style="normal" style:text-underline-style="none" fo:font-weight="normal" style:font-name-asian="Share Tech" style:font-size-asian="48pt" style:font-style-asian="normal" style:font-weight-asian="normal" style:font-name-complex="Share Tech" style:font-size-complex="4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frame draw:name="Google Shape;9;p2" presentation:style-name="TITLE-title" draw:layer="backgroundobjects" svg:width="18.435cm" svg:height="6.284cm" svg:x="4.782cm" svg:y="2.302cm" presentation:class="title" presentation:placeholder="true" presentation:user-transformed="true">
        <draw:text-box/>
      </draw:frame>
      <draw:custom-shape draw:name="Google Shape;11;p2" draw:style-name="Mgr3" draw:text-style-name="MP7" draw:layer="backgroundobjects" svg:width="0.37cm" svg:height="0.37cm" svg:x="3.247cm" svg:y="3.547cm">
        <text:p/>
        <draw:enhanced-geometry draw:mirror-horizontal="false" draw:mirror-vertical="false" svg:viewBox="0 0 0 0" drawooo:sub-view-size="4625 4634" draw:text-areas="0 0 ?f0 ?f1" draw:type="ooxml-non-primitive" draw:enhanced-path="M 1 0 L 1 4633 4625 4633 4625 0 Z N">
          <draw:equation draw:name="f0" draw:formula="logwidth"/>
          <draw:equation draw:name="f1" draw:formula="logheight"/>
        </draw:enhanced-geometry>
      </draw:custom-shape>
      <draw:custom-shape draw:name="Google Shape;12;p2" draw:style-name="Mgr3" draw:text-style-name="MP7" draw:layer="backgroundobjects" svg:width="0.37cm" svg:height="0.37cm" svg:x="23.883cm" svg:y="2.805cm">
        <text:p/>
        <draw:enhanced-geometry draw:mirror-horizontal="false" draw:mirror-vertical="false" svg:viewBox="0 0 0 0" drawooo:sub-view-size="4634 4634" draw:text-areas="0 0 ?f0 ?f1" draw:type="ooxml-non-primitive" draw:enhanced-path="M 0 1 L 0 4634 4633 4634 4633 1 Z N">
          <draw:equation draw:name="f0" draw:formula="logwidth"/>
          <draw:equation draw:name="f1" draw:formula="logheight"/>
        </draw:enhanced-geometry>
      </draw:custom-shape>
      <draw:custom-shape draw:name="Google Shape;13;p2" draw:style-name="Mgr4" draw:text-style-name="MP8" draw:layer="backgroundobjects" svg:width="0.176cm" svg:height="0.176cm" svg:x="16.099cm" svg:y="7.508cm">
        <text:p/>
        <draw:enhanced-geometry draw:mirror-horizontal="false" draw:mirror-vertical="false" svg:viewBox="0 0 0 0" drawooo:sub-view-size="2198 2198" draw:text-areas="0 0 ?f0 ?f1" draw:type="ooxml-non-primitive" draw:enhanced-path="M 1 1 L 2198 1 2198 2198 1 2198 Z F N">
          <draw:equation draw:name="f0" draw:formula="logwidth"/>
          <draw:equation draw:name="f1" draw:formula="logheight"/>
        </draw:enhanced-geometry>
      </draw:custom-shape>
      <draw:custom-shape draw:name="Google Shape;14;p2" draw:style-name="Mgr5" draw:text-style-name="MP8" draw:layer="backgroundobjects" svg:width="0.298cm" svg:height="0.299cm" svg:x="26.672cm" svg:y="14.763cm">
        <text:p/>
        <draw:enhanced-geometry draw:mirror-horizontal="false" draw:mirror-vertical="false" svg:viewBox="0 0 0 0" drawooo:sub-view-size="3742 3751" draw:text-areas="0 0 ?f0 ?f1" draw:type="ooxml-non-primitive" draw:enhanced-path="M 1 0 L 3742 0 3742 3750 1 3750 Z F N">
          <draw:equation draw:name="f0" draw:formula="logwidth"/>
          <draw:equation draw:name="f1" draw:formula="logheight"/>
        </draw:enhanced-geometry>
      </draw:custom-shape>
      <draw:custom-shape draw:name="Google Shape;15;p2" draw:style-name="Mgr6" draw:text-style-name="MP8" draw:layer="backgroundobjects" svg:width="0.176cm" svg:height="0.175cm" svg:x="0.844cm" svg:y="4.768cm">
        <text:p/>
        <draw:enhanced-geometry draw:mirror-horizontal="false" draw:mirror-vertical="false" svg:viewBox="0 0 0 0" drawooo:sub-view-size="2207 2198" draw:text-areas="0 0 ?f0 ?f1" draw:type="ooxml-non-primitive" draw:enhanced-path="M 0 0 L 2207 0 2207 2197 0 2197 Z F N">
          <draw:equation draw:name="f0" draw:formula="logwidth"/>
          <draw:equation draw:name="f1" draw:formula="logheight"/>
        </draw:enhanced-geometry>
      </draw:custom-shape>
      <draw:custom-shape draw:name="Google Shape;16;p2" draw:style-name="Mgr7" draw:text-style-name="MP9" draw:layer="backgroundobjects" svg:width="0.317cm" svg:height="0.319cm" svg:x="25.304cm" svg:y="9.044cm">
        <text:p/>
        <draw:enhanced-geometry draw:mirror-horizontal="false" draw:mirror-vertical="false" svg:viewBox="0 0 0 0" drawooo:sub-view-size="3972 3981" draw:text-areas="0 0 ?f0 ?f1" draw:type="ooxml-non-primitive" draw:enhanced-path="M 0 1 L 0 3981 3972 3981 3972 1 Z N">
          <draw:equation draw:name="f0" draw:formula="logwidth"/>
          <draw:equation draw:name="f1" draw:formula="logheight"/>
        </draw:enhanced-geometry>
      </draw:custom-shape>
      <draw:g draw:name="Google Shape;17;p2">
        <draw:custom-shape draw:name="Google Shape;18;p2" draw:style-name="Mgr8" draw:text-style-name="MP8" draw:layer="backgroundobjects" svg:width="0.577cm" svg:height="0.576cm" svg:x="25.304cm" svg:y="1.711cm">
          <text:p/>
          <draw:enhanced-geometry draw:mirror-horizontal="false" draw:mirror-vertical="false" svg:viewBox="0 0 0 0" drawooo:sub-view-size="7208 7198" draw:text-areas="0 0 ?f0 ?f1" draw:type="ooxml-non-primitive" draw:enhanced-path="M 1 0 L 7208 0 7208 7198 1 7198 Z F N">
            <draw:equation draw:name="f0" draw:formula="logwidth"/>
            <draw:equation draw:name="f1" draw:formula="logheight"/>
          </draw:enhanced-geometry>
        </draw:custom-shape>
        <draw:custom-shape draw:name="Google Shape;19;p2" draw:style-name="Mgr9" draw:text-style-name="MP8" draw:layer="backgroundobjects" svg:width="0.406cm" svg:height="0.407cm" svg:x="25.389cm" svg:y="0.131cm">
          <text:p/>
          <draw:enhanced-geometry draw:mirror-horizontal="false" draw:mirror-vertical="false" svg:viewBox="0 0 0 0" drawooo:sub-view-size="5084 5085" draw:text-areas="0 0 ?f0 ?f1" draw:type="ooxml-non-primitive" draw:enhanced-path="M 0 1 L 5083 1 5083 5084 0 5084 Z F N">
            <draw:equation draw:name="f0" draw:formula="logwidth"/>
            <draw:equation draw:name="f1" draw:formula="logheight"/>
          </draw:enhanced-geometry>
        </draw:custom-shape>
        <draw:custom-shape draw:name="Google Shape;20;p2" draw:style-name="Mgr10" draw:text-style-name="MP8" draw:layer="backgroundobjects" svg:width="0.246cm" svg:height="0.245cm" svg:x="25.469cm" svg:y="-1.33cm">
          <text:p/>
          <draw:enhanced-geometry draw:mirror-horizontal="false" draw:mirror-vertical="false" svg:viewBox="0 0 0 0" drawooo:sub-view-size="3071 3080" draw:text-areas="0 0 ?f0 ?f1" draw:type="ooxml-non-primitive" draw:enhanced-path="M 0 0 L 3070 0 3070 3080 0 3080 Z F N">
            <draw:equation draw:name="f0" draw:formula="logwidth"/>
            <draw:equation draw:name="f1" draw:formula="logheight"/>
          </draw:enhanced-geometry>
        </draw:custom-shape>
      </draw:g>
      <draw:custom-shape draw:name="Google Shape;21;p2" draw:style-name="Mgr11" draw:text-style-name="MP10" draw:layer="backgroundobjects" svg:width="0.246cm" svg:height="0.246cm" svg:x="25.984cm" svg:y="4.943cm">
        <text:p/>
        <draw:enhanced-geometry draw:mirror-horizontal="false" draw:mirror-vertical="false" svg:viewBox="0 0 0 0" drawooo:sub-view-size="3072 3071" draw:text-areas="0 0 ?f0 ?f1" draw:type="ooxml-non-primitive" draw:enhanced-path="M 1 0 L 1 3070 3071 3070 3071 0 Z N">
          <draw:equation draw:name="f0" draw:formula="logwidth"/>
          <draw:equation draw:name="f1" draw:formula="logheight"/>
        </draw:enhanced-geometry>
      </draw:custom-shape>
      <draw:g draw:name="Google Shape;22;p2">
        <draw:custom-shape draw:name="Google Shape;23;p2" draw:style-name="Mgr5" draw:text-style-name="MP8" draw:layer="backgroundobjects" svg:width="0.298cm" svg:height="0.3cm" svg:x="9.464cm" svg:y="1.579cm">
          <text:p/>
          <draw:enhanced-geometry draw:mirror-horizontal="false" draw:mirror-vertical="false" svg:viewBox="0 0 0 0" drawooo:sub-view-size="3742 3752" draw:text-areas="0 0 ?f0 ?f1" draw:type="ooxml-non-primitive" draw:enhanced-path="M 0 1 L 3741 1 3741 3751 0 3751 Z F N">
            <draw:equation draw:name="f0" draw:formula="logwidth"/>
            <draw:equation draw:name="f1" draw:formula="logheight"/>
          </draw:enhanced-geometry>
        </draw:custom-shape>
        <draw:custom-shape draw:name="Google Shape;24;p2" draw:style-name="Mgr12" draw:text-style-name="MP11" draw:layer="backgroundobjects" svg:width="0.026cm" svg:height="2.738cm" svg:x="9.601cm" svg:y="-1.633cm">
          <text:p/>
          <draw:enhanced-geometry draw:mirror-horizontal="false" draw:mirror-vertical="false" svg:viewBox="0 0 0 0" drawooo:sub-view-size="323 34141" draw:text-areas="0 0 ?f0 ?f1" draw:type="ooxml-non-primitive" draw:enhanced-path="M 157 1 L 1 34141 323 34141 157 1 Z N">
            <draw:equation draw:name="f0" draw:formula="logwidth"/>
            <draw:equation draw:name="f1" draw:formula="logheight"/>
          </draw:enhanced-geometry>
        </draw:custom-shape>
      </draw:g>
      <draw:g draw:name="Google Shape;25;p2">
        <draw:custom-shape draw:name="Google Shape;26;p2" draw:style-name="Mgr3" draw:text-style-name="MP7" draw:layer="backgroundobjects" svg:width="0.37cm" svg:height="0.37cm" svg:x="14.982cm" svg:y="0.917cm">
          <text:p/>
          <draw:enhanced-geometry draw:mirror-horizontal="false" draw:mirror-vertical="false" svg:viewBox="0 0 0 0" drawooo:sub-view-size="4624 4625" draw:text-areas="0 0 ?f0 ?f1" draw:type="ooxml-non-primitive" draw:enhanced-path="M 0 1 L 0 4624 4624 4624 4624 1 Z N">
            <draw:equation draw:name="f0" draw:formula="logwidth"/>
            <draw:equation draw:name="f1" draw:formula="logheight"/>
          </draw:enhanced-geometry>
        </draw:custom-shape>
        <draw:custom-shape draw:name="Google Shape;27;p2" draw:style-name="Mgr13" draw:text-style-name="MP11" draw:layer="backgroundobjects" svg:width="0.025cm" svg:height="1.697cm" svg:x="15.177cm" svg:y="-1.041cm">
          <text:p/>
          <draw:enhanced-geometry draw:mirror-horizontal="false" draw:mirror-vertical="false" svg:viewBox="0 0 0 0" drawooo:sub-view-size="323 21152" draw:text-areas="0 0 ?f0 ?f1" draw:type="ooxml-non-primitive" draw:enhanced-path="M 166 1 L 0 21152 322 21152 166 1 Z N">
            <draw:equation draw:name="f0" draw:formula="logwidth"/>
            <draw:equation draw:name="f1" draw:formula="logheight"/>
          </draw:enhanced-geometry>
        </draw:custom-shape>
      </draw:g>
      <draw:g draw:name="Google Shape;28;p2">
        <draw:custom-shape draw:name="Google Shape;29;p2" draw:style-name="Mgr14" draw:text-style-name="MP8" draw:layer="backgroundobjects" svg:width="0.576cm" svg:height="0.578cm" svg:x="0.767cm" svg:y="14.335cm">
          <text:p/>
          <draw:enhanced-geometry draw:mirror-horizontal="false" draw:mirror-vertical="false" svg:viewBox="0 0 0 0" drawooo:sub-view-size="7199 7208" draw:text-areas="0 0 ?f0 ?f1" draw:type="ooxml-non-primitive" draw:enhanced-path="M 0 1 L 7198 1 7198 7207 0 7207 Z F N">
            <draw:equation draw:name="f0" draw:formula="logwidth"/>
            <draw:equation draw:name="f1" draw:formula="logheight"/>
          </draw:enhanced-geometry>
        </draw:custom-shape>
        <draw:custom-shape draw:name="Google Shape;30;p2" draw:style-name="Mgr9" draw:text-style-name="MP8" draw:layer="backgroundobjects" svg:width="0.407cm" svg:height="0.407cm" svg:x="0.852cm" svg:y="12.756cm">
          <text:p/>
          <draw:enhanced-geometry draw:mirror-horizontal="false" draw:mirror-vertical="false" svg:viewBox="0 0 0 0" drawooo:sub-view-size="5084 5084" draw:text-areas="0 0 ?f0 ?f1" draw:type="ooxml-non-primitive" draw:enhanced-path="M 1 0 L 5084 0 5084 5084 1 5084 Z F N">
            <draw:equation draw:name="f0" draw:formula="logwidth"/>
            <draw:equation draw:name="f1" draw:formula="logheight"/>
          </draw:enhanced-geometry>
        </draw:custom-shape>
        <draw:custom-shape draw:name="Google Shape;31;p2" draw:style-name="Mgr10" draw:text-style-name="MP8" draw:layer="backgroundobjects" svg:width="0.246cm" svg:height="0.246cm" svg:x="0.932cm" svg:y="11.295cm">
          <text:p/>
          <draw:enhanced-geometry draw:mirror-horizontal="false" draw:mirror-vertical="false" svg:viewBox="0 0 0 0" drawooo:sub-view-size="3071 3071" draw:text-areas="0 0 ?f0 ?f1" draw:type="ooxml-non-primitive" draw:enhanced-path="M 1 0 L 3071 0 3071 3071 1 3071 Z F N">
            <draw:equation draw:name="f0" draw:formula="logwidth"/>
            <draw:equation draw:name="f1" draw:formula="logheight"/>
          </draw:enhanced-geometry>
        </draw:custom-shape>
        <draw:custom-shape draw:name="Google Shape;32;p2" draw:style-name="Mgr15" draw:text-style-name="MP11" draw:layer="backgroundobjects" svg:width="0.025cm" svg:height="3.097cm" svg:x="1.043cm" svg:y="7.355cm">
          <text:p/>
          <draw:enhanced-geometry draw:mirror-horizontal="false" draw:mirror-vertical="false" svg:viewBox="0 0 0 0" drawooo:sub-view-size="323 38599" draw:text-areas="0 0 ?f0 ?f1" draw:type="ooxml-non-primitive" draw:enhanced-path="M 157 1 L 0 38599 322 38599 157 1 Z N">
            <draw:equation draw:name="f0" draw:formula="logwidth"/>
            <draw:equation draw:name="f1" draw:formula="logheight"/>
          </draw:enhanced-geometry>
        </draw:custom-shape>
      </draw:g>
      <draw:custom-shape draw:name="Google Shape;33;p2" draw:style-name="Mgr16" draw:text-style-name="MP11" draw:layer="backgroundobjects" svg:width="0.026cm" svg:height="7.714cm" svg:x="27.361cm" svg:y="0cm">
        <text:p/>
        <draw:enhanced-geometry draw:mirror-horizontal="false" draw:mirror-vertical="false" svg:viewBox="0 0 0 0" drawooo:sub-view-size="323 96151" draw:text-areas="0 0 ?f0 ?f1" draw:type="ooxml-non-primitive" draw:enhanced-path="M 166 0 L 1 96150 323 96150 166 0 Z N">
          <draw:equation draw:name="f0" draw:formula="logwidth"/>
          <draw:equation draw:name="f1" draw:formula="logheight"/>
        </draw:enhanced-geometry>
      </draw:custom-shape>
      <draw:custom-shape draw:name="Google Shape;34;p2" draw:style-name="Mgr17" draw:text-style-name="MP11" draw:layer="backgroundobjects" svg:width="0.025cm" svg:height="5.171cm" svg:x="1.98cm" svg:y="0.066cm">
        <text:p/>
        <draw:enhanced-geometry draw:mirror-horizontal="false" draw:mirror-vertical="false" svg:viewBox="0 0 0 0" drawooo:sub-view-size="323 64456" draw:text-areas="0 0 ?f0 ?f1" draw:type="ooxml-non-primitive" draw:enhanced-path="M 166 0 L 1 64456 322 64456 166 0 Z N">
          <draw:equation draw:name="f0" draw:formula="logwidth"/>
          <draw:equation draw:name="f1" draw:formula="logheight"/>
        </draw:enhanced-geometry>
      </draw:custom-shape>
      <draw:g draw:name="Google Shape;35;p2">
        <draw:custom-shape draw:name="Google Shape;36;p2" draw:style-name="Mgr6" draw:text-style-name="MP8" draw:layer="backgroundobjects" svg:width="0.175cm" svg:height="0.176cm" svg:x="6.243cm" svg:y="2.902cm">
          <text:p/>
          <draw:enhanced-geometry draw:mirror-horizontal="false" draw:mirror-vertical="false" svg:viewBox="0 0 0 0" drawooo:sub-view-size="2198 2207" draw:text-areas="0 0 ?f0 ?f1" draw:type="ooxml-non-primitive" draw:enhanced-path="M 1 0 L 2197 0 2197 2206 1 2206 Z F N">
            <draw:equation draw:name="f0" draw:formula="logwidth"/>
            <draw:equation draw:name="f1" draw:formula="logheight"/>
          </draw:enhanced-geometry>
        </draw:custom-shape>
        <draw:custom-shape draw:name="Google Shape;37;p2" draw:style-name="Mgr18" draw:text-style-name="MP11" draw:layer="backgroundobjects" svg:width="0.025cm" svg:height="2.118cm" svg:x="6.317cm" svg:y="0.532cm">
          <text:p/>
          <draw:enhanced-geometry draw:mirror-horizontal="false" draw:mirror-vertical="false" svg:viewBox="0 0 0 0" drawooo:sub-view-size="322 26410" draw:text-areas="0 0 ?f0 ?f1" draw:type="ooxml-non-primitive" draw:enhanced-path="M 166 1 L 0 26410 322 26410 166 1 Z N">
            <draw:equation draw:name="f0" draw:formula="logwidth"/>
            <draw:equation draw:name="f1" draw:formula="logheight"/>
          </draw:enhanced-geometry>
        </draw:custom-shape>
      </draw:g>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21.107cm" svg:height="11.524cm" svg:x="1.679cm" svg:y="2.335cm" presentation:class="page"/>
        <draw:frame presentation:style-name="TITLE-notes" draw:layer="backgroundobjects" svg:width="19.574cm" svg:height="13.829cm" svg:x="2.446cm" svg:y="14.598cm" presentation:class="notes" presentation:placeholder="true">
          <draw:text-box/>
        </draw:frame>
        <draw:frame presentation:style-name="Mpr4" draw:text-style-name="MP2" draw:layer="backgroundobjects" svg:width="10.618cm" svg:height="1.536cm" svg:x="0cm" svg:y="0cm" presentation:class="header">
          <draw:text-box>
            <text:p text:style-name="MP1"><text:span text:style-name="MT1"><presentation:header/></text:span></text:p>
          </draw:text-box>
        </draw:frame>
        <draw:frame presentation:style-name="Mpr4" draw:text-style-name="MP4" draw:layer="backgroundobjects" svg:width="10.618cm" svg:height="1.536cm" svg:x="13.849cm" svg:y="0cm" presentation:class="date-time">
          <draw:text-box>
            <text:p text:style-name="MP3"><text:span text:style-name="MT1"><presentation:date-time/></text:span></text:p>
          </draw:text-box>
        </draw:frame>
        <draw:frame presentation:style-name="Mpr5" draw:text-style-name="MP2" draw:layer="backgroundobjects" svg:width="10.618cm" svg:height="1.536cm" svg:x="0cm" svg:y="29.197cm" presentation:class="footer">
          <draw:text-box>
            <text:p text:style-name="MP1"><text:span text:style-name="MT1"><presentation:footer/></text:span></text:p>
          </draw:text-box>
        </draw:frame>
        <draw:frame presentation:style-name="Mpr5" draw:text-style-name="MP4" draw:layer="backgroundobjects" svg:width="10.618cm" svg:height="1.536cm" svg:x="13.849cm" svg:y="29.197cm" presentation:class="page-number">
          <draw:text-box>
            <text:p text:style-name="MP3"><text:span text:style-name="MT1"><text:page-number>&lt;number&gt;</text:page-number></text:span></text:p>
          </draw:text-box>
        </draw:frame>
      </presentation:notes>
    </style:master-page>
    <style:master-page style:name="CUSTOM_5f_4" style:display-name="CUSTOM_4" style:page-layout-name="PM1" draw:style-name="Mdp2">
      <draw:frame draw:name="Google Shape;410;p20" presentation:style-name="CUSTOM_5f_4-outline1" draw:layer="backgroundobjects" svg:width="11.968cm" svg:height="11.594cm" svg:x="1.828cm" svg:y="3.256cm" presentation:class="outline" presentation:placeholder="true" presentation:user-transformed="true">
        <draw:text-box/>
      </draw:frame>
      <draw:frame draw:name="Google Shape;411;p20" presentation:style-name="CUSTOM_5f_4-title" draw:layer="backgroundobjects" svg:width="14.476cm" svg:height="1.768cm" svg:x="1.894cm" svg:y="1.26cm" presentation:class="title" presentation:placeholder="true" presentation:user-transformed="true">
        <draw:text-box/>
      </draw:frame>
      <draw:frame draw:name="Google Shape;412;p20" presentation:style-name="CUSTOM_5f_4-outline1" draw:layer="backgroundobjects" svg:width="11.968cm" svg:height="11.594cm" svg:x="14.361cm" svg:y="3.256cm" presentation:class="outline" presentation:placeholder="true" presentation:user-transformed="true">
        <draw:text-box/>
      </draw:frame>
      <draw:custom-shape draw:name="Google Shape;413;p20" draw:style-name="Mgr11" draw:text-style-name="MP10" draw:layer="backgroundobjects" svg:width="0.332cm" svg:height="0.332cm" svg:x="27.038cm" svg:y="3.44cm">
        <text:p/>
        <draw:enhanced-geometry draw:mirror-horizontal="false" draw:mirror-vertical="false" svg:viewBox="0 0 0 0" drawooo:sub-view-size="4346 4345" draw:text-areas="0 0 ?f0 ?f1" draw:type="ooxml-non-primitive" draw:enhanced-path="M 4027 337 L 4027 4008 338 4008 338 337 Z M 1 0 L 1 4345 4346 4345 4346 0 Z N">
          <draw:equation draw:name="f0" draw:formula="logwidth"/>
          <draw:equation draw:name="f1" draw:formula="logheight"/>
        </draw:enhanced-geometry>
      </draw:custom-shape>
      <draw:custom-shape draw:name="Google Shape;414;p20" draw:style-name="Mgr11" draw:text-style-name="MP10" draw:layer="backgroundobjects" svg:width="0.341cm" svg:height="0.339cm" svg:x="28.037cm" svg:y="4.103cm">
        <text:p/>
        <draw:enhanced-geometry draw:mirror-horizontal="false" draw:mirror-vertical="false" svg:viewBox="0 0 0 0" drawooo:sub-view-size="4458 4439" draw:text-areas="0 0 ?f0 ?f1" draw:type="ooxml-non-primitive" draw:enhanced-path="M 4008 431 L 4008 4008 431 4008 431 431 Z M 0 1 L 0 4439 4457 4439 4457 1 Z N">
          <draw:equation draw:name="f0" draw:formula="logwidth"/>
          <draw:equation draw:name="f1" draw:formula="logheight"/>
        </draw:enhanced-geometry>
      </draw:custom-shape>
      <draw:custom-shape draw:name="Google Shape;415;p20" draw:style-name="Mgr3" draw:text-style-name="MP7" draw:layer="backgroundobjects" svg:width="0.332cm" svg:height="0.332cm" svg:x="17.789cm" svg:y="0.656cm">
        <text:p/>
        <draw:enhanced-geometry draw:mirror-horizontal="false" draw:mirror-vertical="false" svg:viewBox="0 0 0 0" drawooo:sub-view-size="4345 4345" draw:text-areas="0 0 ?f0 ?f1" draw:type="ooxml-non-primitive" draw:enhanced-path="M 4008 337 L 4008 4008 337 4008 337 337 Z M 0 0 L 0 4345 4345 4345 4345 0 Z N">
          <draw:equation draw:name="f0" draw:formula="logwidth"/>
          <draw:equation draw:name="f1" draw:formula="logheight"/>
        </draw:enhanced-geometry>
      </draw:custom-shape>
      <draw:custom-shape draw:name="Google Shape;416;p20" draw:style-name="Mgr11" draw:text-style-name="MP10" draw:layer="backgroundobjects" svg:width="0.504cm" svg:height="0.503cm" svg:x="21.678cm" svg:y="1.286cm">
        <text:p/>
        <draw:enhanced-geometry draw:mirror-horizontal="false" draw:mirror-vertical="false" svg:viewBox="0 0 0 0" drawooo:sub-view-size="6593 6575" draw:text-areas="0 0 ?f0 ?f1"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17;p20" draw:style-name="Mgr7" draw:text-style-name="MP9" draw:layer="backgroundobjects" svg:width="0.137cm" svg:height="0.136cm" svg:x="24.352cm" svg:y="0.853cm">
        <text:p/>
        <draw:enhanced-geometry draw:mirror-horizontal="false" draw:mirror-vertical="false" svg:viewBox="0 0 0 0" drawooo:sub-view-size="1799 1780" draw:text-areas="0 0 ?f0 ?f1" draw:type="ooxml-non-primitive" draw:enhanced-path="M 1 1 L 1 1780 1798 1780 1798 1 Z N">
          <draw:equation draw:name="f0" draw:formula="logwidth"/>
          <draw:equation draw:name="f1" draw:formula="logheight"/>
        </draw:enhanced-geometry>
      </draw:custom-shape>
      <draw:custom-shape draw:name="Google Shape;418;p20" draw:style-name="Mgr7" draw:text-style-name="MP9" draw:layer="backgroundobjects" svg:width="0.476cm" svg:height="0.476cm" svg:x="22.575cm" svg:y="-0.212cm">
        <text:p/>
        <draw:enhanced-geometry draw:mirror-horizontal="false" draw:mirror-vertical="false" svg:viewBox="0 0 0 0" drawooo:sub-view-size="6237 6237" draw:text-areas="0 0 ?f0 ?f1" draw:type="ooxml-non-primitive" draw:enhanced-path="M 0 0 L 0 6236 6236 6236 6236 0 Z N">
          <draw:equation draw:name="f0" draw:formula="logwidth"/>
          <draw:equation draw:name="f1" draw:formula="logheight"/>
        </draw:enhanced-geometry>
      </draw:custom-shape>
      <draw:custom-shape draw:name="Google Shape;419;p20" draw:style-name="Mgr7" draw:text-style-name="MP9" draw:layer="backgroundobjects" svg:width="0.476cm" svg:height="0.477cm" svg:x="25.918cm" svg:y="1.086cm">
        <text:p/>
        <draw:enhanced-geometry draw:mirror-horizontal="false" draw:mirror-vertical="false" svg:viewBox="0 0 0 0" drawooo:sub-view-size="6237 6256" draw:text-areas="0 0 ?f0 ?f1" draw:type="ooxml-non-primitive" draw:enhanced-path="M 1 1 L 1 6256 6237 6256 6237 1 Z N">
          <draw:equation draw:name="f0" draw:formula="logwidth"/>
          <draw:equation draw:name="f1" draw:formula="logheight"/>
        </draw:enhanced-geometry>
      </draw:custom-shape>
      <draw:custom-shape draw:name="Google Shape;420;p20" draw:style-name="Mgr7" draw:text-style-name="MP9" draw:layer="backgroundobjects" svg:width="0.375cm" svg:height="0.375cm" svg:x="22.244cm" svg:y="1.859cm">
        <text:p/>
        <draw:enhanced-geometry draw:mirror-horizontal="false" draw:mirror-vertical="false" svg:viewBox="0 0 0 0" drawooo:sub-view-size="4907 4907" draw:text-areas="0 0 ?f0 ?f1" draw:type="ooxml-non-primitive" draw:enhanced-path="M 0 1 L 0 4907 4907 4907 4907 1 Z N">
          <draw:equation draw:name="f0" draw:formula="logwidth"/>
          <draw:equation draw:name="f1" draw:formula="logheight"/>
        </draw:enhanced-geometry>
      </draw:custom-shape>
      <draw:custom-shape draw:name="Google Shape;421;p20" draw:style-name="Mgr3" draw:text-style-name="MP7" draw:layer="backgroundobjects" svg:width="0.476cm" svg:height="0.476cm" svg:x="19.288cm" svg:y="2.778cm">
        <text:p/>
        <draw:enhanced-geometry draw:mirror-horizontal="false" draw:mirror-vertical="false" svg:viewBox="0 0 0 0" drawooo:sub-view-size="6237 6236" draw:text-areas="0 0 ?f0 ?f1" draw:type="ooxml-non-primitive" draw:enhanced-path="M 1 0 L 1 6236 6237 6236 6237 0 Z N">
          <draw:equation draw:name="f0" draw:formula="logwidth"/>
          <draw:equation draw:name="f1" draw:formula="logheight"/>
        </draw:enhanced-geometry>
      </draw:custom-shape>
      <draw:custom-shape draw:name="Google Shape;422;p20" draw:style-name="Mgr11" draw:text-style-name="MP10" draw:layer="backgroundobjects" svg:width="0.504cm" svg:height="0.503cm" svg:x="-0.254cm" svg:y="13.902cm">
        <text:p/>
        <draw:enhanced-geometry draw:mirror-horizontal="false" draw:mirror-vertical="false" svg:viewBox="0 0 0 0" drawooo:sub-view-size="6593 6575" draw:text-areas="0 0 ?f0 ?f1"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23;p20" draw:style-name="Mgr7" draw:text-style-name="MP9" draw:layer="backgroundobjects" svg:width="0.375cm" svg:height="0.375cm" svg:x="0.31cm" svg:y="14.476cm">
        <text:p/>
        <draw:enhanced-geometry draw:mirror-horizontal="false" draw:mirror-vertical="false" svg:viewBox="0 0 0 0" drawooo:sub-view-size="4907 4907" draw:text-areas="0 0 ?f0 ?f1" draw:type="ooxml-non-primitive" draw:enhanced-path="M 0 1 L 0 4907 4907 4907 4907 1 Z N">
          <draw:equation draw:name="f0" draw:formula="logwidth"/>
          <draw:equation draw:name="f1" draw:formula="logheight"/>
        </draw:enhanced-geometry>
      </draw:custom-shape>
      <presentation:notes style:page-layout-name="PM0">
        <draw:page-thumbnail presentation:style-name="CUSTOM_5f_4-title" draw:layer="backgroundobjects" svg:width="19.188cm" svg:height="10.476cm" svg:x="1.2cm" svg:y="2.123cm" presentation:class="page"/>
        <draw:frame presentation:style-name="CUSTOM_5f_4-notes" draw:layer="backgroundobjects" svg:width="17.271cm" svg:height="12.572cm" svg:x="2.159cm" svg:y="13.271cm" presentation:class="notes" presentation:placeholder="true">
          <draw:text-box/>
        </draw:frame>
        <draw:frame presentation:style-name="Mpr6" draw:text-style-name="MP2" draw:layer="backgroundobjects" svg:width="9.368cm" svg:height="1.396cm" svg:x="0cm" svg:y="0cm" presentation:class="header">
          <draw:text-box>
            <text:p text:style-name="MP1"><text:span text:style-name="MT1"><presentation:header/></text:span></text:p>
          </draw:text-box>
        </draw:frame>
        <draw:frame presentation:style-name="Mpr6" draw:text-style-name="MP4" draw:layer="backgroundobjects" svg:width="9.368cm" svg:height="1.396cm" svg:x="12.22cm" svg:y="0cm" presentation:class="date-time">
          <draw:text-box>
            <text:p text:style-name="MP3"><text:span text:style-name="MT1"><presentation:date-time/></text:span></text:p>
          </draw:text-box>
        </draw:frame>
        <draw:frame presentation:style-name="Mpr7" draw:text-style-name="MP2" draw:layer="backgroundobjects" svg:width="9.368cm" svg:height="1.396cm" svg:x="0cm" svg:y="26.543cm" presentation:class="footer">
          <draw:text-box>
            <text:p text:style-name="MP1"><text:span text:style-name="MT1"><presentation:footer/></text:span></text:p>
          </draw:text-box>
        </draw:frame>
        <draw:frame presentation:style-name="Mpr7"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style:master-page style:name="MAIN_5f_POINT" style:display-name="MAIN_POINT" style:page-layout-name="PM1" draw:style-name="Mdp2">
      <draw:frame draw:name="Google Shape;118;p8" presentation:style-name="MAIN_5f_POINT-title" draw:layer="backgroundobjects" svg:width="15.523cm" svg:height="6.584cm" svg:x="6.237cm" svg:y="4.582cm" presentation:class="title" presentation:placeholder="true" presentation:user-transformed="true">
        <draw:text-box/>
      </draw:frame>
      <draw:custom-shape draw:name="Google Shape;119;p8" draw:style-name="Mgr3" draw:text-style-name="MP7" draw:layer="backgroundobjects" svg:width="0.37cm" svg:height="0.37cm" svg:x="3.247cm" svg:y="3.547cm">
        <text:p/>
        <draw:enhanced-geometry draw:mirror-horizontal="false" draw:mirror-vertical="false" svg:viewBox="0 0 0 0" drawooo:sub-view-size="4625 4634" draw:text-areas="0 0 ?f0 ?f1" draw:type="ooxml-non-primitive" draw:enhanced-path="M 1 0 L 1 4633 4625 4633 4625 0 Z N">
          <draw:equation draw:name="f0" draw:formula="logwidth"/>
          <draw:equation draw:name="f1" draw:formula="logheight"/>
        </draw:enhanced-geometry>
      </draw:custom-shape>
      <draw:custom-shape draw:name="Google Shape;120;p8" draw:style-name="Mgr3" draw:text-style-name="MP7" draw:layer="backgroundobjects" svg:width="0.37cm" svg:height="0.37cm" svg:x="23.883cm" svg:y="2.805cm">
        <text:p/>
        <draw:enhanced-geometry draw:mirror-horizontal="false" draw:mirror-vertical="false" svg:viewBox="0 0 0 0" drawooo:sub-view-size="4634 4634" draw:text-areas="0 0 ?f0 ?f1" draw:type="ooxml-non-primitive" draw:enhanced-path="M 0 1 L 0 4634 4633 4634 4633 1 Z N">
          <draw:equation draw:name="f0" draw:formula="logwidth"/>
          <draw:equation draw:name="f1" draw:formula="logheight"/>
        </draw:enhanced-geometry>
      </draw:custom-shape>
      <draw:custom-shape draw:name="Google Shape;121;p8" draw:style-name="Mgr4" draw:text-style-name="MP8" draw:layer="backgroundobjects" svg:width="0.176cm" svg:height="0.176cm" svg:x="16.099cm" svg:y="7.508cm">
        <text:p/>
        <draw:enhanced-geometry draw:mirror-horizontal="false" draw:mirror-vertical="false" svg:viewBox="0 0 0 0" drawooo:sub-view-size="2198 2198" draw:text-areas="0 0 ?f0 ?f1" draw:type="ooxml-non-primitive" draw:enhanced-path="M 1 1 L 2198 1 2198 2198 1 2198 Z F N">
          <draw:equation draw:name="f0" draw:formula="logwidth"/>
          <draw:equation draw:name="f1" draw:formula="logheight"/>
        </draw:enhanced-geometry>
      </draw:custom-shape>
      <draw:custom-shape draw:name="Google Shape;122;p8" draw:style-name="Mgr6" draw:text-style-name="MP8" draw:layer="backgroundobjects" svg:width="0.176cm" svg:height="0.175cm" svg:x="0.844cm" svg:y="4.768cm">
        <text:p/>
        <draw:enhanced-geometry draw:mirror-horizontal="false" draw:mirror-vertical="false" svg:viewBox="0 0 0 0" drawooo:sub-view-size="2207 2198" draw:text-areas="0 0 ?f0 ?f1" draw:type="ooxml-non-primitive" draw:enhanced-path="M 0 0 L 2207 0 2207 2197 0 2197 Z F N">
          <draw:equation draw:name="f0" draw:formula="logwidth"/>
          <draw:equation draw:name="f1" draw:formula="logheight"/>
        </draw:enhanced-geometry>
      </draw:custom-shape>
      <draw:custom-shape draw:name="Google Shape;123;p8" draw:style-name="Mgr6" draw:text-style-name="MP8" draw:layer="backgroundobjects" svg:width="0.318cm" svg:height="0.318cm" svg:x="7.066cm" svg:y="9.193cm">
        <text:p/>
        <draw:enhanced-geometry draw:mirror-horizontal="false" draw:mirror-vertical="false" svg:viewBox="0 0 0 0" drawooo:sub-view-size="3972 3981" draw:text-areas="0 0 ?f0 ?f1" draw:type="ooxml-non-primitive" draw:enhanced-path="M 1 1 L 3972 1 3972 3981 1 3981 Z F N">
          <draw:equation draw:name="f0" draw:formula="logwidth"/>
          <draw:equation draw:name="f1" draw:formula="logheight"/>
        </draw:enhanced-geometry>
      </draw:custom-shape>
      <draw:custom-shape draw:name="Google Shape;124;p8" draw:style-name="Mgr7" draw:text-style-name="MP9" draw:layer="backgroundobjects" svg:width="0.317cm" svg:height="0.319cm" svg:x="25.304cm" svg:y="9.044cm">
        <text:p/>
        <draw:enhanced-geometry draw:mirror-horizontal="false" draw:mirror-vertical="false" svg:viewBox="0 0 0 0" drawooo:sub-view-size="3972 3981" draw:text-areas="0 0 ?f0 ?f1" draw:type="ooxml-non-primitive" draw:enhanced-path="M 0 1 L 0 3981 3972 3981 3972 1 Z N">
          <draw:equation draw:name="f0" draw:formula="logwidth"/>
          <draw:equation draw:name="f1" draw:formula="logheight"/>
        </draw:enhanced-geometry>
      </draw:custom-shape>
      <draw:g draw:name="Google Shape;125;p8">
        <draw:custom-shape draw:name="Google Shape;126;p8" draw:style-name="Mgr8" draw:text-style-name="MP8" draw:layer="backgroundobjects" svg:width="0.577cm" svg:height="0.576cm" svg:x="25.304cm" svg:y="1.711cm">
          <text:p/>
          <draw:enhanced-geometry draw:mirror-horizontal="false" draw:mirror-vertical="false" svg:viewBox="0 0 0 0" drawooo:sub-view-size="7208 7198" draw:text-areas="0 0 ?f0 ?f1" draw:type="ooxml-non-primitive" draw:enhanced-path="M 1 0 L 7208 0 7208 7198 1 7198 Z F N">
            <draw:equation draw:name="f0" draw:formula="logwidth"/>
            <draw:equation draw:name="f1" draw:formula="logheight"/>
          </draw:enhanced-geometry>
        </draw:custom-shape>
        <draw:custom-shape draw:name="Google Shape;127;p8" draw:style-name="Mgr9" draw:text-style-name="MP8" draw:layer="backgroundobjects" svg:width="0.406cm" svg:height="0.407cm" svg:x="25.389cm" svg:y="0.131cm">
          <text:p/>
          <draw:enhanced-geometry draw:mirror-horizontal="false" draw:mirror-vertical="false" svg:viewBox="0 0 0 0" drawooo:sub-view-size="5084 5085" draw:text-areas="0 0 ?f0 ?f1" draw:type="ooxml-non-primitive" draw:enhanced-path="M 0 1 L 5083 1 5083 5084 0 5084 Z F N">
            <draw:equation draw:name="f0" draw:formula="logwidth"/>
            <draw:equation draw:name="f1" draw:formula="logheight"/>
          </draw:enhanced-geometry>
        </draw:custom-shape>
        <draw:custom-shape draw:name="Google Shape;128;p8" draw:style-name="Mgr10" draw:text-style-name="MP8" draw:layer="backgroundobjects" svg:width="0.246cm" svg:height="0.245cm" svg:x="25.469cm" svg:y="-1.33cm">
          <text:p/>
          <draw:enhanced-geometry draw:mirror-horizontal="false" draw:mirror-vertical="false" svg:viewBox="0 0 0 0" drawooo:sub-view-size="3071 3080" draw:text-areas="0 0 ?f0 ?f1" draw:type="ooxml-non-primitive" draw:enhanced-path="M 0 0 L 3070 0 3070 3080 0 3080 Z F N">
            <draw:equation draw:name="f0" draw:formula="logwidth"/>
            <draw:equation draw:name="f1" draw:formula="logheight"/>
          </draw:enhanced-geometry>
        </draw:custom-shape>
      </draw:g>
      <draw:custom-shape draw:name="Google Shape;129;p8" draw:style-name="Mgr11" draw:text-style-name="MP10" draw:layer="backgroundobjects" svg:width="0.246cm" svg:height="0.246cm" svg:x="25.984cm" svg:y="4.943cm">
        <text:p/>
        <draw:enhanced-geometry draw:mirror-horizontal="false" draw:mirror-vertical="false" svg:viewBox="0 0 0 0" drawooo:sub-view-size="3072 3071" draw:text-areas="0 0 ?f0 ?f1" draw:type="ooxml-non-primitive" draw:enhanced-path="M 1 0 L 1 3070 3071 3070 3071 0 Z N">
          <draw:equation draw:name="f0" draw:formula="logwidth"/>
          <draw:equation draw:name="f1" draw:formula="logheight"/>
        </draw:enhanced-geometry>
      </draw:custom-shape>
      <draw:custom-shape draw:name="Google Shape;130;p8" draw:style-name="Mgr11" draw:text-style-name="MP10" draw:layer="backgroundobjects" svg:width="0.246cm" svg:height="0.246cm" svg:x="19.27cm" svg:y="2.558cm">
        <text:p/>
        <draw:enhanced-geometry draw:mirror-horizontal="false" draw:mirror-vertical="false" svg:viewBox="0 0 0 0" drawooo:sub-view-size="3071 3071" draw:text-areas="0 0 ?f0 ?f1" draw:type="ooxml-non-primitive" draw:enhanced-path="M 1 1 L 1 3071 3071 3071 3071 1 Z N">
          <draw:equation draw:name="f0" draw:formula="logwidth"/>
          <draw:equation draw:name="f1" draw:formula="logheight"/>
        </draw:enhanced-geometry>
      </draw:custom-shape>
      <draw:custom-shape draw:name="Google Shape;131;p8" draw:style-name="Mgr11" draw:text-style-name="MP10" draw:layer="backgroundobjects" svg:width="0.366cm" svg:height="0.366cm" svg:x="5.445cm" svg:y="6.604cm">
        <text:p/>
        <draw:enhanced-geometry draw:mirror-horizontal="false" draw:mirror-vertical="false" svg:viewBox="0 0 0 0" drawooo:sub-view-size="4579 4578" draw:text-areas="0 0 ?f0 ?f1" draw:type="ooxml-non-primitive" draw:enhanced-path="M 1 0 L 1 4578 4578 4578 4578 0 Z N">
          <draw:equation draw:name="f0" draw:formula="logwidth"/>
          <draw:equation draw:name="f1" draw:formula="logheight"/>
        </draw:enhanced-geometry>
      </draw:custom-shape>
      <draw:g draw:name="Google Shape;132;p8">
        <draw:custom-shape draw:name="Google Shape;133;p8" draw:style-name="Mgr5" draw:text-style-name="MP8" draw:layer="backgroundobjects" svg:width="0.298cm" svg:height="0.3cm" svg:x="9.464cm" svg:y="1.579cm">
          <text:p/>
          <draw:enhanced-geometry draw:mirror-horizontal="false" draw:mirror-vertical="false" svg:viewBox="0 0 0 0" drawooo:sub-view-size="3742 3752" draw:text-areas="0 0 ?f0 ?f1" draw:type="ooxml-non-primitive" draw:enhanced-path="M 0 1 L 3741 1 3741 3751 0 3751 Z F N">
            <draw:equation draw:name="f0" draw:formula="logwidth"/>
            <draw:equation draw:name="f1" draw:formula="logheight"/>
          </draw:enhanced-geometry>
        </draw:custom-shape>
        <draw:custom-shape draw:name="Google Shape;134;p8" draw:style-name="Mgr12" draw:text-style-name="MP11" draw:layer="backgroundobjects" svg:width="0.026cm" svg:height="2.738cm" svg:x="9.601cm" svg:y="-1.633cm">
          <text:p/>
          <draw:enhanced-geometry draw:mirror-horizontal="false" draw:mirror-vertical="false" svg:viewBox="0 0 0 0" drawooo:sub-view-size="323 34141" draw:text-areas="0 0 ?f0 ?f1" draw:type="ooxml-non-primitive" draw:enhanced-path="M 157 1 L 1 34141 323 34141 157 1 Z N">
            <draw:equation draw:name="f0" draw:formula="logwidth"/>
            <draw:equation draw:name="f1" draw:formula="logheight"/>
          </draw:enhanced-geometry>
        </draw:custom-shape>
      </draw:g>
      <draw:g draw:name="Google Shape;135;p8">
        <draw:custom-shape draw:name="Google Shape;136;p8" draw:style-name="Mgr3" draw:text-style-name="MP7" draw:layer="backgroundobjects" svg:width="0.37cm" svg:height="0.37cm" svg:x="14.982cm" svg:y="0.917cm">
          <text:p/>
          <draw:enhanced-geometry draw:mirror-horizontal="false" draw:mirror-vertical="false" svg:viewBox="0 0 0 0" drawooo:sub-view-size="4624 4625" draw:text-areas="0 0 ?f0 ?f1" draw:type="ooxml-non-primitive" draw:enhanced-path="M 0 1 L 0 4624 4624 4624 4624 1 Z N">
            <draw:equation draw:name="f0" draw:formula="logwidth"/>
            <draw:equation draw:name="f1" draw:formula="logheight"/>
          </draw:enhanced-geometry>
        </draw:custom-shape>
        <draw:custom-shape draw:name="Google Shape;137;p8" draw:style-name="Mgr13" draw:text-style-name="MP11" draw:layer="backgroundobjects" svg:width="0.025cm" svg:height="1.697cm" svg:x="15.177cm" svg:y="-1.041cm">
          <text:p/>
          <draw:enhanced-geometry draw:mirror-horizontal="false" draw:mirror-vertical="false" svg:viewBox="0 0 0 0" drawooo:sub-view-size="323 21152" draw:text-areas="0 0 ?f0 ?f1" draw:type="ooxml-non-primitive" draw:enhanced-path="M 166 1 L 0 21152 322 21152 166 1 Z N">
            <draw:equation draw:name="f0" draw:formula="logwidth"/>
            <draw:equation draw:name="f1" draw:formula="logheight"/>
          </draw:enhanced-geometry>
        </draw:custom-shape>
      </draw:g>
      <draw:g draw:name="Google Shape;138;p8">
        <draw:custom-shape draw:name="Google Shape;139;p8" draw:style-name="Mgr9" draw:text-style-name="MP8" draw:layer="backgroundobjects" svg:width="0.406cm" svg:height="0.407cm" svg:x="21.336cm" svg:y="5.831cm">
          <text:p/>
          <draw:enhanced-geometry draw:mirror-horizontal="false" draw:mirror-vertical="false" svg:viewBox="0 0 0 0" drawooo:sub-view-size="5085 5085" draw:text-areas="0 0 ?f0 ?f1" draw:type="ooxml-non-primitive" draw:enhanced-path="M 1 1 L 5084 1 5084 5084 1 5084 Z F N">
            <draw:equation draw:name="f0" draw:formula="logwidth"/>
            <draw:equation draw:name="f1" draw:formula="logheight"/>
          </draw:enhanced-geometry>
        </draw:custom-shape>
        <draw:custom-shape draw:name="Google Shape;140;p8" draw:style-name="Mgr19" draw:text-style-name="MP11" draw:layer="backgroundobjects" svg:width="0.026cm" svg:height="5.19cm" svg:x="21.526cm" svg:y="0.261cm">
          <text:p/>
          <draw:enhanced-geometry draw:mirror-horizontal="false" draw:mirror-vertical="false" svg:viewBox="0 0 0 0" drawooo:sub-view-size="323 64696" draw:text-areas="0 0 ?f0 ?f1" draw:type="ooxml-non-primitive" draw:enhanced-path="M 157 0 L 1 64695 322 64695 157 0 Z N">
            <draw:equation draw:name="f0" draw:formula="logwidth"/>
            <draw:equation draw:name="f1" draw:formula="logheight"/>
          </draw:enhanced-geometry>
        </draw:custom-shape>
      </draw:g>
      <draw:g draw:name="Google Shape;141;p8">
        <draw:custom-shape draw:name="Google Shape;142;p8" draw:style-name="Mgr14" draw:text-style-name="MP8" draw:layer="backgroundobjects" svg:width="0.576cm" svg:height="0.578cm" svg:x="0.767cm" svg:y="14.335cm">
          <text:p/>
          <draw:enhanced-geometry draw:mirror-horizontal="false" draw:mirror-vertical="false" svg:viewBox="0 0 0 0" drawooo:sub-view-size="7199 7208" draw:text-areas="0 0 ?f0 ?f1" draw:type="ooxml-non-primitive" draw:enhanced-path="M 0 1 L 7198 1 7198 7207 0 7207 Z F N">
            <draw:equation draw:name="f0" draw:formula="logwidth"/>
            <draw:equation draw:name="f1" draw:formula="logheight"/>
          </draw:enhanced-geometry>
        </draw:custom-shape>
        <draw:custom-shape draw:name="Google Shape;143;p8" draw:style-name="Mgr9" draw:text-style-name="MP8" draw:layer="backgroundobjects" svg:width="0.407cm" svg:height="0.407cm" svg:x="0.852cm" svg:y="12.756cm">
          <text:p/>
          <draw:enhanced-geometry draw:mirror-horizontal="false" draw:mirror-vertical="false" svg:viewBox="0 0 0 0" drawooo:sub-view-size="5084 5084" draw:text-areas="0 0 ?f0 ?f1" draw:type="ooxml-non-primitive" draw:enhanced-path="M 1 0 L 5084 0 5084 5084 1 5084 Z F N">
            <draw:equation draw:name="f0" draw:formula="logwidth"/>
            <draw:equation draw:name="f1" draw:formula="logheight"/>
          </draw:enhanced-geometry>
        </draw:custom-shape>
        <draw:custom-shape draw:name="Google Shape;144;p8" draw:style-name="Mgr10" draw:text-style-name="MP8" draw:layer="backgroundobjects" svg:width="0.246cm" svg:height="0.246cm" svg:x="0.932cm" svg:y="11.295cm">
          <text:p/>
          <draw:enhanced-geometry draw:mirror-horizontal="false" draw:mirror-vertical="false" svg:viewBox="0 0 0 0" drawooo:sub-view-size="3071 3071" draw:text-areas="0 0 ?f0 ?f1" draw:type="ooxml-non-primitive" draw:enhanced-path="M 1 0 L 3071 0 3071 3071 1 3071 Z F N">
            <draw:equation draw:name="f0" draw:formula="logwidth"/>
            <draw:equation draw:name="f1" draw:formula="logheight"/>
          </draw:enhanced-geometry>
        </draw:custom-shape>
        <draw:custom-shape draw:name="Google Shape;145;p8" draw:style-name="Mgr15" draw:text-style-name="MP11" draw:layer="backgroundobjects" svg:width="0.025cm" svg:height="3.097cm" svg:x="1.043cm" svg:y="7.355cm">
          <text:p/>
          <draw:enhanced-geometry draw:mirror-horizontal="false" draw:mirror-vertical="false" svg:viewBox="0 0 0 0" drawooo:sub-view-size="323 38599" draw:text-areas="0 0 ?f0 ?f1" draw:type="ooxml-non-primitive" draw:enhanced-path="M 157 1 L 0 38599 322 38599 157 1 Z N">
            <draw:equation draw:name="f0" draw:formula="logwidth"/>
            <draw:equation draw:name="f1" draw:formula="logheight"/>
          </draw:enhanced-geometry>
        </draw:custom-shape>
      </draw:g>
      <draw:g draw:name="Google Shape;146;p8">
        <draw:custom-shape draw:name="Google Shape;147;p8" draw:style-name="Mgr20" draw:text-style-name="MP9" draw:layer="backgroundobjects" svg:width="0.609cm" svg:height="0.609cm" svg:x="3.008cm" svg:y="13.241cm">
          <text:p/>
          <draw:enhanced-geometry draw:mirror-horizontal="false" draw:mirror-vertical="false" svg:viewBox="0 0 0 0" drawooo:sub-view-size="7603 7603" draw:text-areas="0 0 ?f0 ?f1" draw:type="ooxml-non-primitive" draw:enhanced-path="M 0 1 L 0 7602 7602 7602 7602 1 Z N">
            <draw:equation draw:name="f0" draw:formula="logwidth"/>
            <draw:equation draw:name="f1" draw:formula="logheight"/>
          </draw:enhanced-geometry>
        </draw:custom-shape>
        <draw:custom-shape draw:name="Google Shape;148;p8" draw:style-name="Mgr7" draw:text-style-name="MP9" draw:layer="backgroundobjects" svg:width="0.317cm" svg:height="0.317cm" svg:x="3.154cm" svg:y="11.282cm">
          <text:p/>
          <draw:enhanced-geometry draw:mirror-horizontal="false" draw:mirror-vertical="false" svg:viewBox="0 0 0 0" drawooo:sub-view-size="3972 3972" draw:text-areas="0 0 ?f0 ?f1" draw:type="ooxml-non-primitive" draw:enhanced-path="M 0 1 L 0 3972 3971 3972 3971 1 Z N">
            <draw:equation draw:name="f0" draw:formula="logwidth"/>
            <draw:equation draw:name="f1" draw:formula="logheight"/>
          </draw:enhanced-geometry>
        </draw:custom-shape>
        <draw:custom-shape draw:name="Google Shape;149;p8" draw:style-name="Mgr21" draw:text-style-name="MP11" draw:layer="backgroundobjects" svg:width="0.025cm" svg:height="5.493cm" svg:x="3.3cm" svg:y="5.19cm">
          <text:p/>
          <draw:enhanced-geometry draw:mirror-horizontal="false" draw:mirror-vertical="false" svg:viewBox="0 0 0 0" drawooo:sub-view-size="323 68464" draw:text-areas="0 0 ?f0 ?f1" draw:type="ooxml-non-primitive" draw:enhanced-path="M 157 0 L 0 68464 322 68464 157 0 Z N">
            <draw:equation draw:name="f0" draw:formula="logwidth"/>
            <draw:equation draw:name="f1" draw:formula="logheight"/>
          </draw:enhanced-geometry>
        </draw:custom-shape>
      </draw:g>
      <draw:custom-shape draw:name="Google Shape;150;p8" draw:style-name="Mgr17" draw:text-style-name="MP11" draw:layer="backgroundobjects" svg:width="0.025cm" svg:height="5.171cm" svg:x="1.98cm" svg:y="0.066cm">
        <text:p/>
        <draw:enhanced-geometry draw:mirror-horizontal="false" draw:mirror-vertical="false" svg:viewBox="0 0 0 0" drawooo:sub-view-size="323 64456" draw:text-areas="0 0 ?f0 ?f1" draw:type="ooxml-non-primitive" draw:enhanced-path="M 166 0 L 1 64456 322 64456 166 0 Z N">
          <draw:equation draw:name="f0" draw:formula="logwidth"/>
          <draw:equation draw:name="f1" draw:formula="logheight"/>
        </draw:enhanced-geometry>
      </draw:custom-shape>
      <draw:g draw:name="Google Shape;151;p8">
        <draw:custom-shape draw:name="Google Shape;152;p8" draw:style-name="Mgr6" draw:text-style-name="MP8" draw:layer="backgroundobjects" svg:width="0.175cm" svg:height="0.176cm" svg:x="6.243cm" svg:y="2.902cm">
          <text:p/>
          <draw:enhanced-geometry draw:mirror-horizontal="false" draw:mirror-vertical="false" svg:viewBox="0 0 0 0" drawooo:sub-view-size="2198 2207" draw:text-areas="0 0 ?f0 ?f1" draw:type="ooxml-non-primitive" draw:enhanced-path="M 1 0 L 2197 0 2197 2206 1 2206 Z F N">
            <draw:equation draw:name="f0" draw:formula="logwidth"/>
            <draw:equation draw:name="f1" draw:formula="logheight"/>
          </draw:enhanced-geometry>
        </draw:custom-shape>
        <draw:custom-shape draw:name="Google Shape;153;p8" draw:style-name="Mgr18" draw:text-style-name="MP11" draw:layer="backgroundobjects" svg:width="0.025cm" svg:height="2.118cm" svg:x="6.317cm" svg:y="0.532cm">
          <text:p/>
          <draw:enhanced-geometry draw:mirror-horizontal="false" draw:mirror-vertical="false" svg:viewBox="0 0 0 0" drawooo:sub-view-size="322 26410" draw:text-areas="0 0 ?f0 ?f1" draw:type="ooxml-non-primitive" draw:enhanced-path="M 166 1 L 0 26410 322 26410 166 1 Z N">
            <draw:equation draw:name="f0" draw:formula="logwidth"/>
            <draw:equation draw:name="f1" draw:formula="logheight"/>
          </draw:enhanced-geometry>
        </draw:custom-shape>
      </draw:g>
      <draw:g draw:name="Google Shape;154;p8">
        <draw:custom-shape draw:name="Google Shape;155;p8" draw:style-name="Mgr22" draw:text-style-name="MP9" draw:layer="backgroundobjects" svg:width="0.609cm" svg:height="0.608cm" svg:x="24.522cm" svg:y="12.4cm">
          <text:p/>
          <draw:enhanced-geometry draw:mirror-horizontal="false" draw:mirror-vertical="false" svg:viewBox="0 0 0 0" drawooo:sub-view-size="7594 7593" draw:text-areas="0 0 ?f0 ?f1" draw:type="ooxml-non-primitive" draw:enhanced-path="M 1 0 L 1 7593 7593 7593 7593 0 Z N">
            <draw:equation draw:name="f0" draw:formula="logwidth"/>
            <draw:equation draw:name="f1" draw:formula="logheight"/>
          </draw:enhanced-geometry>
        </draw:custom-shape>
        <draw:custom-shape draw:name="Google Shape;156;p8" draw:style-name="Mgr23" draw:text-style-name="MP11" draw:layer="backgroundobjects" svg:width="0.025cm" svg:height="5.492cm" svg:x="24.813cm" svg:y="6.457cm">
          <text:p/>
          <draw:enhanced-geometry draw:mirror-horizontal="false" draw:mirror-vertical="false" svg:viewBox="0 0 0 0" drawooo:sub-view-size="323 68455" draw:text-areas="0 0 ?f0 ?f1" draw:type="ooxml-non-primitive" draw:enhanced-path="M 166 1 L 0 68455 322 68455 166 1 Z N">
            <draw:equation draw:name="f0" draw:formula="logwidth"/>
            <draw:equation draw:name="f1" draw:formula="logheight"/>
          </draw:enhanced-geometry>
        </draw:custom-shape>
      </draw:g>
      <draw:custom-shape draw:name="Google Shape;157;p8" draw:style-name="Mgr3" draw:text-style-name="MP7" draw:layer="backgroundobjects" svg:width="0.37cm" svg:height="0.37cm" svg:x="8.274cm" svg:y="3.547cm">
        <text:p/>
        <draw:enhanced-geometry draw:mirror-horizontal="false" draw:mirror-vertical="false" svg:viewBox="0 0 0 0" drawooo:sub-view-size="4625 4634" draw:text-areas="0 0 ?f0 ?f1" draw:type="ooxml-non-primitive" draw:enhanced-path="M 1 0 L 1 4633 4625 4633 4625 0 Z N">
          <draw:equation draw:name="f0" draw:formula="logwidth"/>
          <draw:equation draw:name="f1" draw:formula="logheight"/>
        </draw:enhanced-geometry>
      </draw:custom-shape>
      <draw:g draw:name="Google Shape;158;p8">
        <draw:custom-shape draw:name="Google Shape;159;p8" draw:style-name="Mgr22" draw:text-style-name="MP9" draw:layer="backgroundobjects" svg:width="0.609cm" svg:height="0.608cm" svg:x="12.539cm" svg:y="3.311cm">
          <text:p/>
          <draw:enhanced-geometry draw:mirror-horizontal="false" draw:mirror-vertical="false" svg:viewBox="0 0 0 0" drawooo:sub-view-size="7594 7593" draw:text-areas="0 0 ?f0 ?f1" draw:type="ooxml-non-primitive" draw:enhanced-path="M 1 0 L 1 7593 7593 7593 7593 0 Z N">
            <draw:equation draw:name="f0" draw:formula="logwidth"/>
            <draw:equation draw:name="f1" draw:formula="logheight"/>
          </draw:enhanced-geometry>
        </draw:custom-shape>
        <draw:custom-shape draw:name="Google Shape;160;p8" draw:style-name="Mgr23" draw:text-style-name="MP11" draw:layer="backgroundobjects" svg:width="0.025cm" svg:height="5.492cm" svg:x="12.831cm" svg:y="-2.632cm">
          <text:p/>
          <draw:enhanced-geometry draw:mirror-horizontal="false" draw:mirror-vertical="false" svg:viewBox="0 0 0 0" drawooo:sub-view-size="323 68455" draw:text-areas="0 0 ?f0 ?f1" draw:type="ooxml-non-primitive" draw:enhanced-path="M 166 1 L 0 68455 322 68455 166 1 Z N">
            <draw:equation draw:name="f0" draw:formula="logwidth"/>
            <draw:equation draw:name="f1" draw:formula="logheight"/>
          </draw:enhanced-geometry>
        </draw:custom-shape>
      </draw:g>
      <draw:g draw:name="Google Shape;161;p8">
        <draw:custom-shape draw:name="Google Shape;162;p8" draw:style-name="Mgr9" draw:text-style-name="MP8" draw:layer="backgroundobjects" svg:width="0.406cm" svg:height="0.407cm" svg:x="19.393cm" svg:y="16.915cm">
          <text:p/>
          <draw:enhanced-geometry draw:mirror-horizontal="false" draw:mirror-vertical="false" svg:viewBox="0 0 0 0" drawooo:sub-view-size="5085 5085" draw:text-areas="0 0 ?f0 ?f1" draw:type="ooxml-non-primitive" draw:enhanced-path="M 1 1 L 5084 1 5084 5084 1 5084 Z F N">
            <draw:equation draw:name="f0" draw:formula="logwidth"/>
            <draw:equation draw:name="f1" draw:formula="logheight"/>
          </draw:enhanced-geometry>
        </draw:custom-shape>
        <draw:custom-shape draw:name="Google Shape;163;p8" draw:style-name="Mgr19" draw:text-style-name="MP11" draw:layer="backgroundobjects" svg:width="0.025cm" svg:height="5.19cm" svg:x="19.585cm" svg:y="11.344cm">
          <text:p/>
          <draw:enhanced-geometry draw:mirror-horizontal="false" draw:mirror-vertical="false" svg:viewBox="0 0 0 0" drawooo:sub-view-size="323 64696" draw:text-areas="0 0 ?f0 ?f1" draw:type="ooxml-non-primitive" draw:enhanced-path="M 157 0 L 1 64695 322 64695 157 0 Z N">
            <draw:equation draw:name="f0" draw:formula="logwidth"/>
            <draw:equation draw:name="f1" draw:formula="logheight"/>
          </draw:enhanced-geometry>
        </draw:custom-shape>
      </draw:g>
      <draw:g draw:name="Google Shape;164;p8">
        <draw:custom-shape draw:name="Google Shape;165;p8" draw:style-name="Mgr3" draw:text-style-name="MP7" draw:layer="backgroundobjects" svg:width="0.37cm" svg:height="0.37cm" svg:x="8.274cm" svg:y="13.019cm">
          <text:p/>
          <draw:enhanced-geometry draw:mirror-horizontal="false" draw:mirror-vertical="false" svg:viewBox="0 0 0 0" drawooo:sub-view-size="4624 4625" draw:text-areas="0 0 ?f0 ?f1" draw:type="ooxml-non-primitive" draw:enhanced-path="M 0 1 L 0 4624 4624 4624 4624 1 Z N">
            <draw:equation draw:name="f0" draw:formula="logwidth"/>
            <draw:equation draw:name="f1" draw:formula="logheight"/>
          </draw:enhanced-geometry>
        </draw:custom-shape>
        <draw:custom-shape draw:name="Google Shape;166;p8" draw:style-name="Mgr13" draw:text-style-name="MP11" draw:layer="backgroundobjects" svg:width="0.025cm" svg:height="1.697cm" svg:x="8.469cm" svg:y="11.061cm">
          <text:p/>
          <draw:enhanced-geometry draw:mirror-horizontal="false" draw:mirror-vertical="false" svg:viewBox="0 0 0 0" drawooo:sub-view-size="323 21152" draw:text-areas="0 0 ?f0 ?f1" draw:type="ooxml-non-primitive" draw:enhanced-path="M 166 1 L 0 21152 322 21152 166 1 Z N">
            <draw:equation draw:name="f0" draw:formula="logwidth"/>
            <draw:equation draw:name="f1" draw:formula="logheight"/>
          </draw:enhanced-geometry>
        </draw:custom-shape>
      </draw:g>
      <draw:custom-shape draw:name="Google Shape;167;p8" draw:style-name="Mgr7" draw:text-style-name="MP9" draw:layer="backgroundobjects" svg:width="0.317cm" svg:height="0.319cm" svg:x="16.963cm" svg:y="13.829cm">
        <text:p/>
        <draw:enhanced-geometry draw:mirror-horizontal="false" draw:mirror-vertical="false" svg:viewBox="0 0 0 0" drawooo:sub-view-size="3972 3981" draw:text-areas="0 0 ?f0 ?f1" draw:type="ooxml-non-primitive" draw:enhanced-path="M 0 1 L 0 3981 3972 3981 3972 1 Z N">
          <draw:equation draw:name="f0" draw:formula="logwidth"/>
          <draw:equation draw:name="f1" draw:formula="logheight"/>
        </draw:enhanced-geometry>
      </draw:custom-shape>
      <draw:custom-shape draw:name="Google Shape;168;p8" draw:style-name="Mgr11" draw:text-style-name="MP10" draw:layer="backgroundobjects" svg:width="0.246cm" svg:height="0.246cm" svg:x="21.416cm" svg:y="10.346cm">
        <text:p/>
        <draw:enhanced-geometry draw:mirror-horizontal="false" draw:mirror-vertical="false" svg:viewBox="0 0 0 0" drawooo:sub-view-size="3071 3071" draw:text-areas="0 0 ?f0 ?f1" draw:type="ooxml-non-primitive" draw:enhanced-path="M 1 1 L 1 3071 3071 3071 3071 1 Z N">
          <draw:equation draw:name="f0" draw:formula="logwidth"/>
          <draw:equation draw:name="f1" draw:formula="logheight"/>
        </draw:enhanced-geometry>
      </draw:custom-shape>
      <draw:frame presentation:style-name="MAIN_5f_POINT-outline1" draw:layer="backgroundobjects" svg:width="25.199cm" svg:height="9.134cm" svg:x="1.4cm" svg:y="3.685cm" presentation:class="outline" presentation:placeholder="true">
        <draw:text-box/>
      </draw:frame>
      <presentation:notes style:page-layout-name="PM0">
        <draw:page-thumbnail presentation:style-name="MAIN_5f_POINT-title" draw:layer="backgroundobjects" svg:width="19.188cm" svg:height="10.476cm" svg:x="1.2cm" svg:y="2.123cm" presentation:class="page"/>
        <draw:frame presentation:style-name="MAIN_5f_POINT-notes" draw:layer="backgroundobjects" svg:width="17.271cm" svg:height="12.572cm" svg:x="2.159cm" svg:y="13.271cm" presentation:class="notes" presentation:placeholder="true">
          <draw:text-box/>
        </draw:frame>
        <draw:frame presentation:style-name="Mpr8" draw:text-style-name="MP2" draw:layer="backgroundobjects" svg:width="9.368cm" svg:height="1.396cm" svg:x="0cm" svg:y="0cm" presentation:class="header">
          <draw:text-box>
            <text:p text:style-name="MP1"><text:span text:style-name="MT1"><presentation:header/></text:span></text:p>
          </draw:text-box>
        </draw:frame>
        <draw:frame presentation:style-name="Mpr8" draw:text-style-name="MP4" draw:layer="backgroundobjects" svg:width="9.368cm" svg:height="1.396cm" svg:x="12.22cm" svg:y="0cm" presentation:class="date-time">
          <draw:text-box>
            <text:p text:style-name="MP3"><text:span text:style-name="MT1"><presentation:date-time/></text:span></text:p>
          </draw:text-box>
        </draw:frame>
        <draw:frame presentation:style-name="Mpr9" draw:text-style-name="MP2" draw:layer="backgroundobjects" svg:width="9.368cm" svg:height="1.396cm" svg:x="0cm" svg:y="26.543cm" presentation:class="footer">
          <draw:text-box>
            <text:p text:style-name="MP1"><text:span text:style-name="MT1"><presentation:footer/></text:span></text:p>
          </draw:text-box>
        </draw:frame>
        <draw:frame presentation:style-name="Mpr9"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style:master-page style:name="CUSTOM" style:page-layout-name="PM1" draw:style-name="Mdp2">
      <draw:custom-shape draw:name="Google Shape;258;p13" draw:style-name="Mgr24" draw:text-style-name="MP11" draw:layer="backgroundobjects" svg:width="0.51cm" svg:height="0.51cm" svg:x="23.417cm" svg:y="2.907cm">
        <text:p/>
        <draw:enhanced-geometry draw:mirror-horizontal="false" draw:mirror-vertical="false" drawooo:sub-view-size="6686 6686" draw:text-areas="0 0 ?f0 ?f1" svg:viewBox="0 0 0 0" draw:type="ooxml-non-primitive" draw:enhanced-path="M 6236 450 L 6236 6236 450 6236 450 450 Z M 0 0 L 0 6686 6686 6686 6686 0 Z N">
          <draw:equation draw:name="f0" draw:formula="logwidth"/>
          <draw:equation draw:name="f1" draw:formula="logheight"/>
        </draw:enhanced-geometry>
      </draw:custom-shape>
      <draw:custom-shape draw:name="Google Shape;259;p13" draw:style-name="Mgr3" draw:text-style-name="MP7" draw:layer="backgroundobjects" svg:width="0.332cm" svg:height="0.332cm" svg:x="27.515cm" svg:y="1.26cm">
        <text:p/>
        <draw:enhanced-geometry draw:mirror-horizontal="false" draw:mirror-vertical="false" drawooo:sub-view-size="4346 4346" draw:text-areas="0 0 ?f0 ?f1" svg:viewBox="0 0 0 0" draw:type="ooxml-non-primitive" draw:enhanced-path="M 4008 356 L 4008 4027 338 4027 338 356 Z M 1 1 L 1 4345 4346 4345 4346 1 Z N">
          <draw:equation draw:name="f0" draw:formula="logwidth"/>
          <draw:equation draw:name="f1" draw:formula="logheight"/>
        </draw:enhanced-geometry>
      </draw:custom-shape>
      <draw:custom-shape draw:name="Google Shape;260;p13" draw:style-name="Mgr11" draw:text-style-name="MP10" draw:layer="backgroundobjects" svg:width="0.16cm" svg:height="0.16cm" svg:x="25.597cm" svg:y="1.701cm">
        <text:p/>
        <draw:enhanced-geometry draw:mirror-horizontal="false" draw:mirror-vertical="false" drawooo:sub-view-size="2099 2098" draw:text-areas="0 0 ?f0 ?f1" svg:viewBox="0 0 0 0" draw:type="ooxml-non-primitive" draw:enhanced-path="M 1761 319 L 1761 1761 319 1761 319 319 Z M 1 0 L 1 2098 2098 2098 2098 0 Z N">
          <draw:equation draw:name="f0" draw:formula="logwidth"/>
          <draw:equation draw:name="f1" draw:formula="logheight"/>
        </draw:enhanced-geometry>
      </draw:custom-shape>
      <draw:custom-shape draw:name="Google Shape;261;p13" draw:style-name="Mgr11" draw:text-style-name="MP10" draw:layer="backgroundobjects" svg:width="0.503cm" svg:height="0.503cm" svg:x="27.932cm" svg:y="2.248cm">
        <text:p/>
        <draw:enhanced-geometry draw:mirror-horizontal="false" draw:mirror-vertical="false" drawooo:sub-view-size="6574 6574" draw:text-areas="0 0 ?f0 ?f1" svg:viewBox="0 0 0 0" draw:type="ooxml-non-primitive" draw:enhanced-path="M 6218 337 L 6218 6236 319 6236 319 337 Z M 0 0 L 0 6573 6555 6573 6573 0 Z N">
          <draw:equation draw:name="f0" draw:formula="logwidth"/>
          <draw:equation draw:name="f1" draw:formula="logheight"/>
        </draw:enhanced-geometry>
      </draw:custom-shape>
      <draw:custom-shape draw:name="Google Shape;262;p13" draw:style-name="Mgr7" draw:text-style-name="MP9" draw:layer="backgroundobjects" svg:width="0.476cm" svg:height="0.477cm" svg:x="26.942cm" svg:y="3.333cm">
        <text:p/>
        <draw:enhanced-geometry draw:mirror-horizontal="false" draw:mirror-vertical="false" drawooo:sub-view-size="6237 6255" draw:text-areas="0 0 ?f0 ?f1" svg:viewBox="0 0 0 0" draw:type="ooxml-non-primitive" draw:enhanced-path="M 0 0 L 0 6255 6236 6255 6236 0 Z N">
          <draw:equation draw:name="f0" draw:formula="logwidth"/>
          <draw:equation draw:name="f1" draw:formula="logheight"/>
        </draw:enhanced-geometry>
      </draw:custom-shape>
      <draw:custom-shape draw:name="Google Shape;263;p13" draw:style-name="Mgr11" draw:text-style-name="MP10" draw:layer="backgroundobjects" svg:width="0.293cm" svg:height="0.291cm" svg:x="18.677cm" svg:y="-0.46cm">
        <text:p/>
        <draw:enhanced-geometry draw:mirror-horizontal="false" draw:mirror-vertical="false" drawooo:sub-view-size="3128 3109" draw:text-areas="0 0 ?f0 ?f1" svg:viewBox="0 0 0 0" draw:type="ooxml-non-primitive" draw:enhanced-path="M 2678 431 L 2678 2659 450 2659 450 431 Z M 0 0 L 0 3109 3128 3109 3128 0 Z N">
          <draw:equation draw:name="f0" draw:formula="logwidth"/>
          <draw:equation draw:name="f1" draw:formula="logheight"/>
        </draw:enhanced-geometry>
      </draw:custom-shape>
      <draw:custom-shape draw:name="Google Shape;264;p13" draw:style-name="Mgr11" draw:text-style-name="MP10" draw:layer="backgroundobjects" svg:width="0.291cm" svg:height="0.291cm" svg:x="20.523cm" svg:y="1.361cm">
        <text:p/>
        <draw:enhanced-geometry draw:mirror-horizontal="false" draw:mirror-vertical="false" drawooo:sub-view-size="3110 3109" draw:text-areas="0 0 ?f0 ?f1" svg:viewBox="0 0 0 0" draw:type="ooxml-non-primitive" draw:enhanced-path="M 2678 450 L 2678 2678 450 2678 450 450 Z M 1 0 L 1 3109 3109 3109 3109 0 Z N">
          <draw:equation draw:name="f0" draw:formula="logwidth"/>
          <draw:equation draw:name="f1" draw:formula="logheight"/>
        </draw:enhanced-geometry>
      </draw:custom-shape>
      <draw:custom-shape draw:name="Google Shape;265;p13" draw:style-name="Mgr7" draw:text-style-name="MP9" draw:layer="backgroundobjects" svg:width="0.25cm" svg:height="0.25cm" svg:x="18.081cm" svg:y="0.438cm">
        <text:p/>
        <draw:enhanced-geometry draw:mirror-horizontal="false" draw:mirror-vertical="false" drawooo:sub-view-size="2679 2679" draw:text-areas="0 0 ?f0 ?f1" svg:viewBox="0 0 0 0" draw:type="ooxml-non-primitive" draw:enhanced-path="M 1 1 L 1 2679 2679 2679 2679 1 Z N">
          <draw:equation draw:name="f0" draw:formula="logwidth"/>
          <draw:equation draw:name="f1" draw:formula="logheight"/>
        </draw:enhanced-geometry>
      </draw:custom-shape>
      <draw:custom-shape draw:name="Google Shape;266;p13" draw:style-name="Mgr11" draw:text-style-name="MP10" draw:layer="backgroundobjects" svg:width="0.16cm" svg:height="0.16cm" svg:x="0.875cm" svg:y="13.908cm">
        <text:p/>
        <draw:enhanced-geometry draw:mirror-horizontal="false" draw:mirror-vertical="false" drawooo:sub-view-size="2099 2098" draw:text-areas="0 0 ?f0 ?f1" svg:viewBox="0 0 0 0" draw:type="ooxml-non-primitive" draw:enhanced-path="M 1761 319 L 1761 1761 319 1761 319 319 Z M 1 0 L 1 2098 2098 2098 2098 0 Z N">
          <draw:equation draw:name="f0" draw:formula="logwidth"/>
          <draw:equation draw:name="f1" draw:formula="logheight"/>
        </draw:enhanced-geometry>
      </draw:custom-shape>
      <draw:custom-shape draw:name="Google Shape;267;p13" draw:style-name="Mgr7" draw:text-style-name="MP9" draw:layer="backgroundobjects" svg:width="0.476cm" svg:height="0.477cm" svg:x="1.344cm" svg:y="14.708cm">
        <text:p/>
        <draw:enhanced-geometry draw:mirror-horizontal="false" draw:mirror-vertical="false" drawooo:sub-view-size="6237 6255" draw:text-areas="0 0 ?f0 ?f1" svg:viewBox="0 0 0 0" draw:type="ooxml-non-primitive" draw:enhanced-path="M 0 0 L 0 6255 6236 6255 6236 0 Z N">
          <draw:equation draw:name="f0" draw:formula="logwidth"/>
          <draw:equation draw:name="f1" draw:formula="logheight"/>
        </draw:enhanced-geometry>
      </draw:custom-shape>
      <draw:frame draw:name="Google Shape;268;p13" presentation:style-name="CUSTOM-title" draw:layer="backgroundobjects" svg:width="6.59cm" svg:height="1.768cm" svg:x="2.973cm" svg:y="10.401cm" presentation:class="title" presentation:placeholder="true" presentation:user-transformed="true">
        <draw:text-box/>
      </draw:frame>
      <draw:frame draw:name="Google Shape;270;p13" presentation:style-name="Mpr10" draw:text-style-name="MP13" draw:layer="backgroundobjects" svg:width="5.37cm" svg:height="1.768cm" svg:x="2.973cm" svg:y="8.102cm" presentation:class="title" presentation:user-transformed="true">
        <draw:text-box>
          <text:p text:style-name="MP12"><text:span text:style-name="MT2">xx%</text:span></text:p>
        </draw:text-box>
      </draw:frame>
      <draw:frame draw:name="Google Shape;271;p13" presentation:style-name="CUSTOM-title" draw:layer="backgroundobjects" svg:width="4.245cm" svg:height="1.768cm" svg:x="11.3cm" svg:y="10.401cm" presentation:class="title" presentation:placeholder="true" presentation:user-transformed="true">
        <draw:text-box/>
      </draw:frame>
      <draw:frame draw:name="Google Shape;273;p13" presentation:style-name="Mpr10" draw:text-style-name="MP13" draw:layer="backgroundobjects" svg:width="5.37cm" svg:height="1.768cm" svg:x="11.3cm" svg:y="8.102cm" presentation:class="title" presentation:user-transformed="true">
        <draw:text-box>
          <text:p text:style-name="MP12"><text:span text:style-name="MT3">xx%</text:span></text:p>
        </draw:text-box>
      </draw:frame>
      <draw:frame draw:name="Google Shape;274;p13" presentation:style-name="CUSTOM-title" draw:layer="backgroundobjects" svg:width="14.012cm" svg:height="1.768cm" svg:x="1.894cm" svg:y="1.26cm" presentation:class="title" presentation:placeholder="true" presentation:user-transformed="true">
        <draw:text-box/>
      </draw:frame>
      <draw:frame draw:name="Google Shape;275;p13" presentation:style-name="CUSTOM-title" draw:layer="backgroundobjects" svg:width="6.894cm" svg:height="1.768cm" svg:x="19.684cm" svg:y="10.343cm" presentation:class="title" presentation:placeholder="true" presentation:user-transformed="true">
        <draw:text-box/>
      </draw:frame>
      <draw:frame draw:name="Google Shape;276;p13" presentation:style-name="Mpr10" draw:text-style-name="MP13" draw:layer="backgroundobjects" svg:width="5.37cm" svg:height="1.768cm" svg:x="19.684cm" svg:y="8.102cm" presentation:class="title" presentation:user-transformed="true">
        <draw:text-box>
          <text:p text:style-name="MP12"><text:span text:style-name="MT4">xx%</text:span></text:p>
        </draw:text-box>
      </draw:frame>
      <draw:frame draw:name="Google Shape;277;p13" presentation:style-name="CUSTOM-title" draw:layer="backgroundobjects" svg:width="6.894cm" svg:height="1.768cm" svg:x="19.685cm" svg:y="10.401cm" presentation:class="title" presentation:placeholder="true" presentation:user-transformed="true">
        <draw:text-box/>
      </draw:frame>
      <draw:frame presentation:style-name="CUSTOM-outline1" draw:layer="backgroundobjects" svg:width="25.199cm" svg:height="9.134cm" svg:x="1.4cm" svg:y="3.685cm" presentation:class="outline" presentation:placeholder="true">
        <draw:text-box/>
      </draw:frame>
      <presentation:notes style:page-layout-name="PM0">
        <draw:page-thumbnail presentation:style-name="CUSTOM-title" draw:layer="backgroundobjects" svg:width="19.188cm" svg:height="10.476cm" svg:x="1.2cm" svg:y="2.123cm" presentation:class="page"/>
        <draw:frame presentation:style-name="CUSTOM-notes" draw:layer="backgroundobjects" svg:width="17.271cm" svg:height="12.572cm" svg:x="2.159cm" svg:y="13.271cm" presentation:class="notes" presentation:placeholder="true">
          <draw:text-box/>
        </draw:frame>
        <draw:frame presentation:style-name="Mpr11" draw:text-style-name="MP15" draw:layer="backgroundobjects" svg:width="9.368cm" svg:height="1.396cm" svg:x="0cm" svg:y="0cm" presentation:class="header">
          <draw:text-box>
            <text:p text:style-name="MP14"><presentation:header/></text:p>
          </draw:text-box>
        </draw:frame>
        <draw:frame presentation:style-name="Mpr11" draw:text-style-name="MP17" draw:layer="backgroundobjects" svg:width="9.368cm" svg:height="1.396cm" svg:x="12.22cm" svg:y="0cm" presentation:class="date-time">
          <draw:text-box>
            <text:p text:style-name="MP16"><presentation:date-time/></text:p>
          </draw:text-box>
        </draw:frame>
        <draw:frame presentation:style-name="Mpr12" draw:text-style-name="MP15" draw:layer="backgroundobjects" svg:width="9.368cm" svg:height="1.396cm" svg:x="0cm" svg:y="26.543cm" presentation:class="footer">
          <draw:text-box>
            <text:p text:style-name="MP14"><presentation:footer/></text:p>
          </draw:text-box>
        </draw:frame>
        <draw:frame presentation:style-name="Mpr12" draw:text-style-name="MP17" draw:layer="backgroundobjects" svg:width="9.368cm" svg:height="1.396cm" svg:x="12.22cm" svg:y="26.543cm" presentation:class="page-number">
          <draw:text-box>
            <text:p text:style-name="MP16"><text:page-number>&lt;number&gt;</text:page-number></text:p>
          </draw:text-box>
        </draw:frame>
      </presentation:notes>
    </style:master-page>
    <style:master-page style:name="CUSTOM_5f_4_5f_" style:display-name="CUSTOM_4_" style:page-layout-name="PM1" draw:style-name="Mdp2">
      <draw:frame draw:name="Google Shape;410;p20" presentation:style-name="CUSTOM_5f_4_5f_-outline1" draw:layer="backgroundobjects" svg:width="11.968cm" svg:height="11.594cm" svg:x="1.828cm" svg:y="3.256cm" presentation:class="outline" presentation:placeholder="true" presentation:user-transformed="true">
        <draw:text-box/>
      </draw:frame>
      <draw:frame draw:name="Google Shape;411;p20" presentation:style-name="CUSTOM_5f_4_5f_-title" draw:layer="backgroundobjects" svg:width="14.476cm" svg:height="1.768cm" svg:x="1.894cm" svg:y="1.26cm" presentation:class="title" presentation:placeholder="true" presentation:user-transformed="true">
        <draw:text-box/>
      </draw:frame>
      <draw:frame draw:name="Google Shape;412;p20" presentation:style-name="CUSTOM_5f_4_5f_-outline1" draw:layer="backgroundobjects" svg:width="11.968cm" svg:height="11.594cm" svg:x="14.361cm" svg:y="3.256cm" presentation:class="outline" presentation:placeholder="true" presentation:user-transformed="true">
        <draw:text-box/>
      </draw:frame>
      <draw:custom-shape draw:name="Google Shape;413;p20" draw:style-name="Mgr11" draw:text-style-name="MP10" draw:layer="backgroundobjects" svg:width="0.332cm" svg:height="0.332cm" svg:x="27.038cm" svg:y="3.44cm">
        <text:p/>
        <draw:enhanced-geometry draw:mirror-horizontal="false" draw:mirror-vertical="false" drawooo:sub-view-size="4346 4345" draw:text-areas="0 0 ?f0 ?f1" svg:viewBox="0 0 0 0" draw:type="ooxml-non-primitive" draw:enhanced-path="M 4027 337 L 4027 4008 338 4008 338 337 Z M 1 0 L 1 4345 4346 4345 4346 0 Z N">
          <draw:equation draw:name="f0" draw:formula="logwidth"/>
          <draw:equation draw:name="f1" draw:formula="logheight"/>
        </draw:enhanced-geometry>
      </draw:custom-shape>
      <draw:custom-shape draw:name="Google Shape;414;p20" draw:style-name="Mgr11" draw:text-style-name="MP10" draw:layer="backgroundobjects" svg:width="0.341cm" svg:height="0.339cm" svg:x="28.037cm" svg:y="4.103cm">
        <text:p/>
        <draw:enhanced-geometry draw:mirror-horizontal="false" draw:mirror-vertical="false" drawooo:sub-view-size="4458 4439" draw:text-areas="0 0 ?f0 ?f1" svg:viewBox="0 0 0 0" draw:type="ooxml-non-primitive" draw:enhanced-path="M 4008 431 L 4008 4008 431 4008 431 431 Z M 0 1 L 0 4439 4457 4439 4457 1 Z N">
          <draw:equation draw:name="f0" draw:formula="logwidth"/>
          <draw:equation draw:name="f1" draw:formula="logheight"/>
        </draw:enhanced-geometry>
      </draw:custom-shape>
      <draw:custom-shape draw:name="Google Shape;415;p20" draw:style-name="Mgr3" draw:text-style-name="MP7" draw:layer="backgroundobjects" svg:width="0.332cm" svg:height="0.332cm" svg:x="17.789cm" svg:y="0.656cm">
        <text:p/>
        <draw:enhanced-geometry draw:mirror-horizontal="false" draw:mirror-vertical="false" drawooo:sub-view-size="4345 4345" draw:text-areas="0 0 ?f0 ?f1" svg:viewBox="0 0 0 0" draw:type="ooxml-non-primitive" draw:enhanced-path="M 4008 337 L 4008 4008 337 4008 337 337 Z M 0 0 L 0 4345 4345 4345 4345 0 Z N">
          <draw:equation draw:name="f0" draw:formula="logwidth"/>
          <draw:equation draw:name="f1" draw:formula="logheight"/>
        </draw:enhanced-geometry>
      </draw:custom-shape>
      <draw:custom-shape draw:name="Google Shape;416;p20" draw:style-name="Mgr11" draw:text-style-name="MP10" draw:layer="backgroundobjects" svg:width="0.504cm" svg:height="0.503cm" svg:x="21.678cm" svg:y="1.286cm">
        <text:p/>
        <draw:enhanced-geometry draw:mirror-horizontal="false" draw:mirror-vertical="false" drawooo:sub-view-size="6593 6575" draw:text-areas="0 0 ?f0 ?f1" svg:viewBox="0 0 0 0"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17;p20" draw:style-name="Mgr7" draw:text-style-name="MP9" draw:layer="backgroundobjects" svg:width="0.137cm" svg:height="0.136cm" svg:x="24.352cm" svg:y="0.853cm">
        <text:p/>
        <draw:enhanced-geometry draw:mirror-horizontal="false" draw:mirror-vertical="false" drawooo:sub-view-size="1799 1780" draw:text-areas="0 0 ?f0 ?f1" svg:viewBox="0 0 0 0" draw:type="ooxml-non-primitive" draw:enhanced-path="M 1 1 L 1 1780 1798 1780 1798 1 Z N">
          <draw:equation draw:name="f0" draw:formula="logwidth"/>
          <draw:equation draw:name="f1" draw:formula="logheight"/>
        </draw:enhanced-geometry>
      </draw:custom-shape>
      <draw:custom-shape draw:name="Google Shape;418;p20" draw:style-name="Mgr7" draw:text-style-name="MP9" draw:layer="backgroundobjects" svg:width="0.476cm" svg:height="0.476cm" svg:x="22.575cm" svg:y="-0.212cm">
        <text:p/>
        <draw:enhanced-geometry draw:mirror-horizontal="false" draw:mirror-vertical="false" drawooo:sub-view-size="6237 6237" draw:text-areas="0 0 ?f0 ?f1" svg:viewBox="0 0 0 0" draw:type="ooxml-non-primitive" draw:enhanced-path="M 0 0 L 0 6236 6236 6236 6236 0 Z N">
          <draw:equation draw:name="f0" draw:formula="logwidth"/>
          <draw:equation draw:name="f1" draw:formula="logheight"/>
        </draw:enhanced-geometry>
      </draw:custom-shape>
      <draw:custom-shape draw:name="Google Shape;419;p20" draw:style-name="Mgr7" draw:text-style-name="MP9" draw:layer="backgroundobjects" svg:width="0.476cm" svg:height="0.477cm" svg:x="25.918cm" svg:y="1.086cm">
        <text:p/>
        <draw:enhanced-geometry draw:mirror-horizontal="false" draw:mirror-vertical="false" drawooo:sub-view-size="6237 6256" draw:text-areas="0 0 ?f0 ?f1" svg:viewBox="0 0 0 0" draw:type="ooxml-non-primitive" draw:enhanced-path="M 1 1 L 1 6256 6237 6256 6237 1 Z N">
          <draw:equation draw:name="f0" draw:formula="logwidth"/>
          <draw:equation draw:name="f1" draw:formula="logheight"/>
        </draw:enhanced-geometry>
      </draw:custom-shape>
      <draw:custom-shape draw:name="Google Shape;420;p20" draw:style-name="Mgr7" draw:text-style-name="MP9" draw:layer="backgroundobjects" svg:width="0.375cm" svg:height="0.375cm" svg:x="22.244cm" svg:y="1.859cm">
        <text:p/>
        <draw:enhanced-geometry draw:mirror-horizontal="false" draw:mirror-vertical="false" drawooo:sub-view-size="4907 4907" draw:text-areas="0 0 ?f0 ?f1" svg:viewBox="0 0 0 0" draw:type="ooxml-non-primitive" draw:enhanced-path="M 0 1 L 0 4907 4907 4907 4907 1 Z N">
          <draw:equation draw:name="f0" draw:formula="logwidth"/>
          <draw:equation draw:name="f1" draw:formula="logheight"/>
        </draw:enhanced-geometry>
      </draw:custom-shape>
      <draw:custom-shape draw:name="Google Shape;421;p20" draw:style-name="Mgr3" draw:text-style-name="MP7" draw:layer="backgroundobjects" svg:width="0.476cm" svg:height="0.476cm" svg:x="19.288cm" svg:y="2.778cm">
        <text:p/>
        <draw:enhanced-geometry draw:mirror-horizontal="false" draw:mirror-vertical="false" drawooo:sub-view-size="6237 6236" draw:text-areas="0 0 ?f0 ?f1" svg:viewBox="0 0 0 0" draw:type="ooxml-non-primitive" draw:enhanced-path="M 1 0 L 1 6236 6237 6236 6237 0 Z N">
          <draw:equation draw:name="f0" draw:formula="logwidth"/>
          <draw:equation draw:name="f1" draw:formula="logheight"/>
        </draw:enhanced-geometry>
      </draw:custom-shape>
      <draw:custom-shape draw:name="Google Shape;422;p20" draw:style-name="Mgr11" draw:text-style-name="MP10" draw:layer="backgroundobjects" svg:width="0.504cm" svg:height="0.503cm" svg:x="-0.254cm" svg:y="13.902cm">
        <text:p/>
        <draw:enhanced-geometry draw:mirror-horizontal="false" draw:mirror-vertical="false" drawooo:sub-view-size="6593 6575" draw:text-areas="0 0 ?f0 ?f1" svg:viewBox="0 0 0 0" draw:type="ooxml-non-primitive" draw:enhanced-path="M 6256 338 L 6256 6237 338 6237 338 338 Z M 1 1 L 1 6574 6593 6574 6593 1 Z N">
          <draw:equation draw:name="f0" draw:formula="logwidth"/>
          <draw:equation draw:name="f1" draw:formula="logheight"/>
        </draw:enhanced-geometry>
      </draw:custom-shape>
      <draw:custom-shape draw:name="Google Shape;423;p20" draw:style-name="Mgr7" draw:text-style-name="MP9" draw:layer="backgroundobjects" svg:width="0.375cm" svg:height="0.375cm" svg:x="0.31cm" svg:y="14.476cm">
        <text:p/>
        <draw:enhanced-geometry draw:mirror-horizontal="false" draw:mirror-vertical="false" drawooo:sub-view-size="4907 4907" draw:text-areas="0 0 ?f0 ?f1" svg:viewBox="0 0 0 0" draw:type="ooxml-non-primitive" draw:enhanced-path="M 0 1 L 0 4907 4907 4907 4907 1 Z N">
          <draw:equation draw:name="f0" draw:formula="logwidth"/>
          <draw:equation draw:name="f1" draw:formula="logheight"/>
        </draw:enhanced-geometry>
      </draw:custom-shape>
      <presentation:notes style:page-layout-name="PM0">
        <draw:page-thumbnail presentation:style-name="CUSTOM_5f_4_5f_-title" draw:layer="backgroundobjects" svg:width="19.188cm" svg:height="10.476cm" svg:x="1.2cm" svg:y="2.123cm" presentation:class="page"/>
        <draw:frame presentation:style-name="CUSTOM_5f_4_5f_-notes" draw:layer="backgroundobjects" svg:width="17.271cm" svg:height="12.572cm" svg:x="2.159cm" svg:y="13.271cm" presentation:class="notes" presentation:placeholder="true">
          <draw:text-box/>
        </draw:frame>
        <draw:frame presentation:style-name="Mpr13" draw:text-style-name="MP15" draw:layer="backgroundobjects" svg:width="9.368cm" svg:height="1.396cm" svg:x="0cm" svg:y="0cm" presentation:class="header">
          <draw:text-box>
            <text:p text:style-name="MP14"><presentation:header/></text:p>
          </draw:text-box>
        </draw:frame>
        <draw:frame presentation:style-name="Mpr13" draw:text-style-name="MP17" draw:layer="backgroundobjects" svg:width="9.368cm" svg:height="1.396cm" svg:x="12.22cm" svg:y="0cm" presentation:class="date-time">
          <draw:text-box>
            <text:p text:style-name="MP16"><presentation:date-time/></text:p>
          </draw:text-box>
        </draw:frame>
        <draw:frame presentation:style-name="Mpr14" draw:text-style-name="MP15" draw:layer="backgroundobjects" svg:width="9.368cm" svg:height="1.396cm" svg:x="0cm" svg:y="26.543cm" presentation:class="footer">
          <draw:text-box>
            <text:p text:style-name="MP14"><presentation:footer/></text:p>
          </draw:text-box>
        </draw:frame>
        <draw:frame presentation:style-name="Mpr14" draw:text-style-name="MP17" draw:layer="backgroundobjects" svg:width="9.368cm" svg:height="1.396cm" svg:x="12.22cm" svg:y="26.543cm" presentation:class="page-number">
          <draw:text-box>
            <text:p text:style-name="MP16"><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6T20:29:22.457279970</meta:creation-date>
    <dc:date>2021-09-17T01:57:52.293016531</dc:date>
    <meta:editing-duration>PT2H22M38S</meta:editing-duration>
    <meta:editing-cycles>8</meta:editing-cycles>
    <meta:generator>LibreOffice/6.4.7.2$Linux_X86_64 LibreOffice_project/40$Build-2</meta:generator>
    <meta:document-statistic meta:object-count="269"/>
  </office:meta>
</office:document-meta>
</file>